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9cm"/>
    </style:style>
    <style:style style:name="co2" style:family="table-column">
      <style:table-column-properties fo:break-before="auto" style:column-width="4.808cm"/>
    </style:style>
    <style:style style:name="co3" style:family="table-column">
      <style:table-column-properties fo:break-before="auto" style:column-width="7.853cm"/>
    </style:style>
    <style:style style:name="co4" style:family="table-column">
      <style:table-column-properties fo:break-before="auto" style:column-width="3.214cm"/>
    </style:style>
    <style:style style:name="co5" style:family="table-column">
      <style:table-column-properties fo:break-before="auto" style:column-width="4.821cm"/>
    </style:style>
    <style:style style:name="co6" style:family="table-column">
      <style:table-column-properties fo:break-before="auto" style:column-width="3.69cm"/>
    </style:style>
    <style:style style:name="co7" style:family="table-column">
      <style:table-column-properties fo:break-before="auto" style:column-width="2.237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4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5" style:family="table-cell" style:parent-style-name="Default">
      <style:table-cell-properties fo:background-color="transparent" style:rotation-align="none"/>
    </style:style>
    <style:style style:name="ce6" style:family="table-cell" style:parent-style-name="Default">
      <style:table-cell-properties fo:background-color="#ffffff" style:rotation-align="none">
        <loext:background-complex-color loext:theme-type="light1" loext:color-type="theme"/>
      </style:table-cell-properties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5" table:default-cell-style-name="Default"/>
        <table:table-column table:style-name="co6" table:default-cell-style-name="Default"/>
        <table:table-column table:style-name="co1" table:number-columns-repeated="6" table:default-cell-style-name="Default"/>
        <table:table-column table:style-name="co7" table:number-columns-repeated="2" table:default-cell-style-name="ce5"/>
        <table:table-row table:style-name="ro1">
          <table:table-cell office:value-type="string" calcext:value-type="string">
            <text:p>SUBJECT</text:p>
          </table:table-cell>
          <table:table-cell table:style-name="ce3" office:value-type="string" calcext:value-type="string">
            <text:p>IA_presence</text:p>
          </table:table-cell>
          <table:table-cell table:style-name="ce3" office:value-type="string" calcext:value-type="string">
            <text:p>IA_variant</text:p>
          </table:table-cell>
          <table:table-cell table:style-name="ce3" office:value-type="string" calcext:value-type="string">
            <text:p>IA_MEAN_AREA</text:p>
          </table:table-cell>
          <table:table-cell table:style-name="ce3" office:value-type="string" calcext:value-type="string">
            <text:p>IA_MEAN_DICE</text:p>
          </table:table-cell>
          <table:table-cell table:style-name="ce3" office:value-type="string" calcext:value-type="string">
            <text:p>NBR VOXEL RATER 1 MASK 1</text:p>
          </table:table-cell>
          <table:table-cell table:style-name="ce3" office:value-type="string" calcext:value-type="string">
            <text:p>NBR VOXEL RATER 2 MASK 1</text:p>
          </table:table-cell>
          <table:table-cell table:style-name="ce3" office:value-type="string" calcext:value-type="string">
            <text:p>INTERSECTION</text:p>
          </table:table-cell>
          <table:table-cell table:style-name="ce3" office:value-type="string" calcext:value-type="string">
            <text:p>Union</text:p>
          </table:table-cell>
          <table:table-cell table:style-name="ce3" office:value-type="string" calcext:value-type="string">
            <text:p>AREA1 (voxel=0.7mm3)</text:p>
          </table:table-cell>
          <table:table-cell table:style-name="ce3" office:value-type="string" calcext:value-type="string">
            <text:p>DICE1</text:p>
          </table:table-cell>
          <table:table-cell table:style-name="ce3" office:value-type="string" calcext:value-type="string">
            <text:p>NBR VOXEL RATER 1 MASK 2</text:p>
          </table:table-cell>
          <table:table-cell table:style-name="ce3" office:value-type="string" calcext:value-type="string">
            <text:p>NBR VOXEL RATER 2 MASK 2</text:p>
          </table:table-cell>
          <table:table-cell table:style-name="ce3" office:value-type="string" calcext:value-type="string">
            <text:p>INTERSECTION2</text:p>
          </table:table-cell>
          <table:table-cell table:style-name="ce3" office:value-type="string" calcext:value-type="string">
            <text:p>Union2</text:p>
          </table:table-cell>
          <table:table-cell table:style-name="ce3" office:value-type="string" calcext:value-type="string">
            <text:p>AREA2 (voxel=0.7mm3)</text:p>
          </table:table-cell>
          <table:table-cell table:style-name="ce3" office:value-type="string" calcext:value-type="string">
            <text:p>DICE2</text:p>
          </table:table-cell>
          <table:table-cell table:style-name="Default" office:value-type="string" calcext:value-type="string">
            <text:p>Gender</text:p>
          </table:table-cell>
          <table:table-cell table:style-name="Default" office:value-type="string" calcext:value-type="string">
            <text:p>Age_in_Yrs</text:p>
          </table:table-cell>
        </table:table-row>
        <table:table-row table:style-name="ro1">
          <table:table-cell table:style-name="ce2" office:value-type="float" office:value="102513" calcext:value-type="float">
            <text:p>102513</text:p>
          </table:table-cell>
          <table:table-cell office:value-type="string" calcext:value-type="string">
            <text:p>Y</text:p>
          </table:table-cell>
          <table:table-cell table:style-name="ce4" office:value-type="string" calcext:value-type="string">
            <text:p>ONE</text:p>
          </table:table-cell>
          <table:table-cell table:formula="of:=IFERROR(AVERAGE([.J2];[.P2]);&quot;NA&quot;)" office:value-type="float" office:value="15.778" calcext:value-type="float">
            <text:p>15,778</text:p>
          </table:table-cell>
          <table:table-cell table:formula="of:=IFERROR(AVERAGE([.K2];[.Q2]);&quot;NA&quot;)" office:value-type="float" office:value="0.867924528301887" calcext:value-type="float">
            <text:p>0,867924528301887</text:p>
          </table:table-cell>
          <table:table-cell office:value-type="float" office:value="58" calcext:value-type="float">
            <text:p>58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table:formula="of:=IFERROR(([.F2]+[.G2]);&quot;NA&quot;)" office:value-type="float" office:value="106" calcext:value-type="float">
            <text:p>106</text:p>
          </table:table-cell>
          <table:table-cell table:formula="of:=[.H2]*0.343" office:value-type="float" office:value="15.778" calcext:value-type="float">
            <text:p>15,778</text:p>
          </table:table-cell>
          <table:table-cell table:formula="of:=IFERROR(2*[.H2]/[.I2];&quot;NA&quot;)" office:value-type="float" office:value="0.867924528301887" calcext:value-type="float">
            <text:p>0,867924528301887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30" calcext:value-type="float">
            <text:p>30</text:p>
          </table:table-cell>
        </table:table-row>
        <table:table-row table:style-name="ro1">
          <table:table-cell table:style-name="ce2" office:value-type="float" office:value="102614" calcext:value-type="float">
            <text:p>102614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NA</text:p>
          </table:table-cell>
          <table:table-cell table:formula="of:=IFERROR(AVERAGE([.J3];[.P3]);&quot;NA&quot;)" office:value-type="string" office:string-value="NA" calcext:value-type="string">
            <text:p>NA</text:p>
          </table:table-cell>
          <table:table-cell table:formula="of:=IFERROR(AVERAGE([.K3];[.Q3]);&quot;NA&quot;)" office:value-type="string" office:string-value="NA" calcext:value-type="string">
            <text:p>NA</text:p>
          </table:table-cell>
          <table:table-cell table:number-columns-repeated="3" table:style-name="ce5" office:value-type="string" calcext:value-type="string">
            <text:p>NA</text:p>
          </table:table-cell>
          <table:table-cell table:formula="of:=IFERROR(([.F3]+[.G3]);&quot;NA&quot;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table:formula="of:=IFERROR(2*[.H3]/[.I3];&quot;NA&quot;)" office:value-type="string" office:string-value="NA" calcext:value-type="string">
            <text:p>NA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23" calcext:value-type="float">
            <text:p>23</text:p>
          </table:table-cell>
        </table:table-row>
        <table:table-row table:style-name="ro1">
          <table:table-cell table:style-name="ce2" office:value-type="float" office:value="103515" calcext:value-type="float">
            <text:p>103515</text:p>
          </table:table-cell>
          <table:table-cell office:value-type="string" calcext:value-type="string">
            <text:p>Y</text:p>
          </table:table-cell>
          <table:table-cell table:style-name="ce4" office:value-type="string" calcext:value-type="string">
            <text:p>ONE</text:p>
          </table:table-cell>
          <table:table-cell table:formula="of:=IFERROR(AVERAGE([.J4];[.P4]);&quot;NA&quot;)" office:value-type="float" office:value="9.947" calcext:value-type="float">
            <text:p>9,947</text:p>
          </table:table-cell>
          <table:table-cell table:formula="of:=IFERROR(AVERAGE([.K4];[.Q4]);&quot;NA&quot;)" office:value-type="float" office:value="0.90625" calcext:value-type="float">
            <text:p>0,90625</text:p>
          </table:table-cell>
          <table:table-cell table:style-name="ce6" office:value-type="float" office:value="35" calcext:value-type="float">
            <text:p>35</text:p>
          </table:table-cell>
          <table:table-cell table:number-columns-repeated="2" table:style-name="ce6" office:value-type="float" office:value="29" calcext:value-type="float">
            <text:p>29</text:p>
          </table:table-cell>
          <table:table-cell table:formula="of:=IFERROR(([.F4]+[.G4]);&quot;NA&quot;)" office:value-type="float" office:value="64" calcext:value-type="float">
            <text:p>64</text:p>
          </table:table-cell>
          <table:table-cell table:formula="of:=[.H4]*0.343" office:value-type="float" office:value="9.947" calcext:value-type="float">
            <text:p>9,947</text:p>
          </table:table-cell>
          <table:table-cell table:formula="of:=IFERROR(2*[.H4]/[.I4];&quot;NA&quot;)" office:value-type="float" office:value="0.90625" calcext:value-type="float">
            <text:p>0,90625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28" calcext:value-type="float">
            <text:p>28</text:p>
          </table:table-cell>
        </table:table-row>
        <table:table-row table:style-name="ro1">
          <table:table-cell table:style-name="ce2" office:value-type="float" office:value="104012" calcext:value-type="float">
            <text:p>104012</text:p>
          </table:table-cell>
          <table:table-cell office:value-type="string" calcext:value-type="string">
            <text:p>Y</text:p>
          </table:table-cell>
          <table:table-cell table:style-name="ce4" office:value-type="string" calcext:value-type="string">
            <text:p>ONE</text:p>
          </table:table-cell>
          <table:table-cell table:formula="of:=IFERROR(AVERAGE([.J5];[.P5]);&quot;NA&quot;)" office:value-type="float" office:value="10.633" calcext:value-type="float">
            <text:p>10,633</text:p>
          </table:table-cell>
          <table:table-cell table:formula="of:=IFERROR(AVERAGE([.K5];[.Q5]);&quot;NA&quot;)" office:value-type="float" office:value="0.984126984126984" calcext:value-type="float">
            <text:p>0,984126984126984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table:formula="of:=IFERROR(([.F5]+[.G5]);&quot;NA&quot;)" office:value-type="float" office:value="63" calcext:value-type="float">
            <text:p>63</text:p>
          </table:table-cell>
          <table:table-cell table:formula="of:=[.H5]*0.343" office:value-type="float" office:value="10.633" calcext:value-type="float">
            <text:p>10,633</text:p>
          </table:table-cell>
          <table:table-cell table:formula="of:=IFERROR(2*[.H5]/[.I5];&quot;NA&quot;)" office:value-type="float" office:value="0.984126984126984" calcext:value-type="float">
            <text:p>0,984126984126984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26" calcext:value-type="float">
            <text:p>26</text:p>
          </table:table-cell>
        </table:table-row>
        <table:table-row table:style-name="ro1">
          <table:table-cell table:style-name="ce2" office:value-type="float" office:value="105014" calcext:value-type="float">
            <text:p>105014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NA</text:p>
          </table:table-cell>
          <table:table-cell table:formula="of:=IFERROR(AVERAGE([.J6];[.P6]);&quot;NA&quot;)" office:value-type="string" office:string-value="NA" calcext:value-type="string">
            <text:p>NA</text:p>
          </table:table-cell>
          <table:table-cell table:formula="of:=IFERROR(AVERAGE([.K6];[.Q6]);&quot;NA&quot;)" office:value-type="string" office:string-value="NA" calcext:value-type="string">
            <text:p>NA</text:p>
          </table:table-cell>
          <table:table-cell table:number-columns-repeated="3" table:style-name="ce5" office:value-type="string" calcext:value-type="string">
            <text:p>NA</text:p>
          </table:table-cell>
          <table:table-cell table:formula="of:=IFERROR(([.F6]+[.G6]);&quot;NA&quot;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table:formula="of:=IFERROR(2*[.H6]/[.I6];&quot;NA&quot;)" office:value-type="string" office:string-value="NA" calcext:value-type="string">
            <text:p>NA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29" calcext:value-type="float">
            <text:p>29</text:p>
          </table:table-cell>
        </table:table-row>
        <table:table-row table:style-name="ro1">
          <table:table-cell table:style-name="ce2" office:value-type="float" office:value="107018" calcext:value-type="float">
            <text:p>107018</text:p>
          </table:table-cell>
          <table:table-cell office:value-type="string" calcext:value-type="string">
            <text:p>Y</text:p>
          </table:table-cell>
          <table:table-cell table:style-name="ce4" office:value-type="string" calcext:value-type="string">
            <text:p>BROAD</text:p>
          </table:table-cell>
          <table:table-cell table:formula="of:=IFERROR(AVERAGE([.J7];[.P7]);&quot;NA&quot;)" office:value-type="float" office:value="21.952" calcext:value-type="float">
            <text:p>21,952</text:p>
          </table:table-cell>
          <table:table-cell table:formula="of:=IFERROR(AVERAGE([.K7];[.Q7]);&quot;NA&quot;)" office:value-type="float" office:value="0.8" calcext:value-type="float">
            <text:p>0,8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64" calcext:value-type="float">
            <text:p>64</text:p>
          </table:table-cell>
          <table:table-cell table:formula="of:=IFERROR(([.F7]+[.G7]);&quot;NA&quot;)" office:value-type="float" office:value="160" calcext:value-type="float">
            <text:p>160</text:p>
          </table:table-cell>
          <table:table-cell table:formula="of:=[.H7]*0.343" office:value-type="float" office:value="21.952" calcext:value-type="float">
            <text:p>21,952</text:p>
          </table:table-cell>
          <table:table-cell table:formula="of:=IFERROR(2*[.H7]/[.I7];&quot;NA&quot;)" office:value-type="float" office:value="0.8" calcext:value-type="float">
            <text:p>0,8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26" calcext:value-type="float">
            <text:p>26</text:p>
          </table:table-cell>
        </table:table-row>
        <table:table-row table:style-name="ro1">
          <table:table-cell table:style-name="ce2" office:value-type="float" office:value="109830" calcext:value-type="float">
            <text:p>109830</text:p>
          </table:table-cell>
          <table:table-cell office:value-type="string" calcext:value-type="string">
            <text:p>Y</text:p>
          </table:table-cell>
          <table:table-cell table:style-name="ce4" office:value-type="string" calcext:value-type="string">
            <text:p>ONE</text:p>
          </table:table-cell>
          <table:table-cell table:formula="of:=IFERROR(AVERAGE([.J8];[.P8]);&quot;NA&quot;)" office:value-type="float" office:value="14.063" calcext:value-type="float">
            <text:p>14,063</text:p>
          </table:table-cell>
          <table:table-cell table:formula="of:=IFERROR(AVERAGE([.K8];[.Q8]);&quot;NA&quot;)" office:value-type="float" office:value="0.845360824742268" calcext:value-type="float">
            <text:p>0,845360824742268</text:p>
          </table:table-cell>
          <table:table-cell office:value-type="float" office:value="52" calcext:value-type="float">
            <text:p>52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table:formula="of:=IFERROR(([.F8]+[.G8]);&quot;NA&quot;)" office:value-type="float" office:value="97" calcext:value-type="float">
            <text:p>97</text:p>
          </table:table-cell>
          <table:table-cell table:formula="of:=[.H8]*0.343" office:value-type="float" office:value="14.063" calcext:value-type="float">
            <text:p>14,063</text:p>
          </table:table-cell>
          <table:table-cell table:formula="of:=IFERROR(2*[.H8]/[.I8];&quot;NA&quot;)" office:value-type="float" office:value="0.845360824742268" calcext:value-type="float">
            <text:p>0,845360824742268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33" calcext:value-type="float">
            <text:p>33</text:p>
          </table:table-cell>
        </table:table-row>
        <table:table-row table:style-name="ro1">
          <table:table-cell table:style-name="ce2" office:value-type="float" office:value="110007" calcext:value-type="float">
            <text:p>110007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NA</text:p>
          </table:table-cell>
          <table:table-cell table:formula="of:=IFERROR(AVERAGE([.J9];[.P9]);&quot;NA&quot;)" office:value-type="string" office:string-value="NA" calcext:value-type="string">
            <text:p>NA</text:p>
          </table:table-cell>
          <table:table-cell table:formula="of:=IFERROR(AVERAGE([.K9];[.Q9]);&quot;NA&quot;)" office:value-type="string" office:string-value="NA" calcext:value-type="string">
            <text:p>NA</text:p>
          </table:table-cell>
          <table:table-cell table:number-columns-repeated="3" table:style-name="ce5" office:value-type="string" calcext:value-type="string">
            <text:p>NA</text:p>
          </table:table-cell>
          <table:table-cell table:formula="of:=IFERROR(([.F9]+[.G9]);&quot;NA&quot;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table:formula="of:=IFERROR(2*[.H9]/[.I9];&quot;NA&quot;)" office:value-type="string" office:string-value="NA" calcext:value-type="string">
            <text:p>NA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33" calcext:value-type="float">
            <text:p>33</text:p>
          </table:table-cell>
        </table:table-row>
        <table:table-row table:style-name="ro1">
          <table:table-cell table:style-name="ce2" office:value-type="float" office:value="111009" calcext:value-type="float">
            <text:p>111009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ONE</text:p>
          </table:table-cell>
          <table:table-cell table:formula="of:=IFERROR(AVERAGE([.J10];[.P10]);&quot;NA&quot;)" office:value-type="float" office:value="14.749" calcext:value-type="float">
            <text:p>14,749</text:p>
          </table:table-cell>
          <table:table-cell table:formula="of:=IFERROR(AVERAGE([.K10];[.Q10]);&quot;NA&quot;)" office:value-type="float" office:value="0.803738317757009" calcext:value-type="float">
            <text:p>0,803738317757009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float" office:value="43" calcext:value-type="float">
            <text:p>43</text:p>
          </table:table-cell>
          <table:table-cell table:formula="of:=IFERROR(([.F10]+[.G10]);&quot;NA&quot;)" office:value-type="float" office:value="107" calcext:value-type="float">
            <text:p>107</text:p>
          </table:table-cell>
          <table:table-cell table:formula="of:=[.H10]*0.343" office:value-type="float" office:value="14.749" calcext:value-type="float">
            <text:p>14,749</text:p>
          </table:table-cell>
          <table:table-cell table:formula="of:=IFERROR(2*[.H10]/[.I10];&quot;NA&quot;)" office:value-type="float" office:value="0.803738317757009" calcext:value-type="float">
            <text:p>0,803738317757009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27" calcext:value-type="float">
            <text:p>27</text:p>
          </table:table-cell>
        </table:table-row>
        <table:table-row table:style-name="ro1">
          <table:table-cell table:style-name="ce2" office:value-type="float" office:value="111211" calcext:value-type="float">
            <text:p>111211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ONE</text:p>
          </table:table-cell>
          <table:table-cell table:formula="of:=IFERROR(AVERAGE([.J11];[.P11]);&quot;NA&quot;)" office:value-type="float" office:value="14.063" calcext:value-type="float">
            <text:p>14,063</text:p>
          </table:table-cell>
          <table:table-cell table:formula="of:=IFERROR(AVERAGE([.K11];[.Q11]);&quot;NA&quot;)" office:value-type="float" office:value="0.82" calcext:value-type="float">
            <text:p>0,82</text:p>
          </table:table-cell>
          <table:table-cell table:style-name="ce5" office:value-type="float" office:value="51" calcext:value-type="float">
            <text:p>51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41" calcext:value-type="float">
            <text:p>41</text:p>
          </table:table-cell>
          <table:table-cell table:formula="of:=IFERROR(([.F11]+[.G11]);&quot;NA&quot;)" office:value-type="float" office:value="100" calcext:value-type="float">
            <text:p>100</text:p>
          </table:table-cell>
          <table:table-cell table:formula="of:=[.H11]*0.343" office:value-type="float" office:value="14.063" calcext:value-type="float">
            <text:p>14,063</text:p>
          </table:table-cell>
          <table:table-cell table:formula="of:=IFERROR(2*[.H11]/[.I11];&quot;NA&quot;)" office:value-type="float" office:value="0.82" calcext:value-type="float">
            <text:p>0,82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28" calcext:value-type="float">
            <text:p>28</text:p>
          </table:table-cell>
        </table:table-row>
        <table:table-row table:style-name="ro1">
          <table:table-cell table:style-name="ce2" office:value-type="float" office:value="111312" calcext:value-type="float">
            <text:p>111312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BROAD</text:p>
          </table:table-cell>
          <table:table-cell table:formula="of:=IFERROR(AVERAGE([.J12];[.P12]);&quot;NA&quot;)" office:value-type="float" office:value="20.923" calcext:value-type="float">
            <text:p>20,923</text:p>
          </table:table-cell>
          <table:table-cell table:formula="of:=IFERROR(AVERAGE([.K12];[.Q12]);&quot;NA&quot;)" office:value-type="float" office:value="0.884057971014493" calcext:value-type="float">
            <text:p>0,884057971014493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61" calcext:value-type="float">
            <text:p>61</text:p>
          </table:table-cell>
          <table:table-cell table:formula="of:=IFERROR(([.F12]+[.G12]);&quot;NA&quot;)" office:value-type="float" office:value="138" calcext:value-type="float">
            <text:p>138</text:p>
          </table:table-cell>
          <table:table-cell table:formula="of:=[.H12]*0.343" office:value-type="float" office:value="20.923" calcext:value-type="float">
            <text:p>20,923</text:p>
          </table:table-cell>
          <table:table-cell table:formula="of:=IFERROR(2*[.H12]/[.I12];&quot;NA&quot;)" office:value-type="float" office:value="0.884057971014493" calcext:value-type="float">
            <text:p>0,884057971014493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31" calcext:value-type="float">
            <text:p>31</text:p>
          </table:table-cell>
        </table:table-row>
        <table:table-row table:style-name="ro1">
          <table:table-cell table:style-name="ce2" office:value-type="float" office:value="113316" calcext:value-type="float">
            <text:p>113316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NA</text:p>
          </table:table-cell>
          <table:table-cell table:formula="of:=IFERROR(AVERAGE([.J13];[.P13]);&quot;NA&quot;)" office:value-type="string" office:string-value="NA" calcext:value-type="string">
            <text:p>NA</text:p>
          </table:table-cell>
          <table:table-cell table:formula="of:=IFERROR(AVERAGE([.K13];[.Q13]);&quot;NA&quot;)" office:value-type="string" office:string-value="NA" calcext:value-type="string">
            <text:p>NA</text:p>
          </table:table-cell>
          <table:table-cell table:number-columns-repeated="3" table:style-name="ce5" office:value-type="string" calcext:value-type="string">
            <text:p>NA</text:p>
          </table:table-cell>
          <table:table-cell table:formula="of:=IFERROR(([.F13]+[.G13]);&quot;NA&quot;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table:formula="of:=IFERROR(2*[.H13]/[.I13];&quot;NA&quot;)" office:value-type="string" office:string-value="NA" calcext:value-type="string">
            <text:p>NA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25" calcext:value-type="float">
            <text:p>25</text:p>
          </table:table-cell>
        </table:table-row>
        <table:table-row table:style-name="ro1">
          <table:table-cell table:style-name="ce2" office:value-type="float" office:value="114823" calcext:value-type="float">
            <text:p>114823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BROAD</text:p>
          </table:table-cell>
          <table:table-cell table:formula="of:=IFERROR(AVERAGE([.J14];[.P14]);&quot;NA&quot;)" office:value-type="float" office:value="19.208" calcext:value-type="float">
            <text:p>19,208</text:p>
          </table:table-cell>
          <table:table-cell table:formula="of:=IFERROR(AVERAGE([.K14];[.Q14]);&quot;NA&quot;)" office:value-type="float" office:value="0.918032786885246" calcext:value-type="float">
            <text:p>0,918032786885246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56" calcext:value-type="float">
            <text:p>56</text:p>
          </table:table-cell>
          <table:table-cell table:formula="of:=IFERROR(([.F14]+[.G14]);&quot;NA&quot;)" office:value-type="float" office:value="122" calcext:value-type="float">
            <text:p>122</text:p>
          </table:table-cell>
          <table:table-cell table:formula="of:=[.H14]*0.343" office:value-type="float" office:value="19.208" calcext:value-type="float">
            <text:p>19,208</text:p>
          </table:table-cell>
          <table:table-cell table:formula="of:=IFERROR(2*[.H14]/[.I14];&quot;NA&quot;)" office:value-type="float" office:value="0.918032786885246" calcext:value-type="float">
            <text:p>0,918032786885246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33" calcext:value-type="float">
            <text:p>33</text:p>
          </table:table-cell>
        </table:table-row>
        <table:table-row table:style-name="ro1">
          <table:table-cell table:style-name="ce2" office:value-type="float" office:value="118124" calcext:value-type="float">
            <text:p>118124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ONE</text:p>
          </table:table-cell>
          <table:table-cell table:formula="of:=IFERROR(AVERAGE([.J15];[.P15]);&quot;NA&quot;)" office:value-type="float" office:value="14.749" calcext:value-type="float">
            <text:p>14,749</text:p>
          </table:table-cell>
          <table:table-cell table:formula="of:=IFERROR(AVERAGE([.K15];[.Q15]);&quot;NA&quot;)" office:value-type="float" office:value="0.924731182795699" calcext:value-type="float">
            <text:p>0,924731182795699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table:formula="of:=IFERROR(([.F15]+[.G15]);&quot;NA&quot;)" office:value-type="float" office:value="93" calcext:value-type="float">
            <text:p>93</text:p>
          </table:table-cell>
          <table:table-cell table:formula="of:=[.H15]*0.343" office:value-type="float" office:value="14.749" calcext:value-type="float">
            <text:p>14,749</text:p>
          </table:table-cell>
          <table:table-cell table:formula="of:=IFERROR(2*[.H15]/[.I15];&quot;NA&quot;)" office:value-type="float" office:value="0.924731182795699" calcext:value-type="float">
            <text:p>0,924731182795699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34" calcext:value-type="float">
            <text:p>34</text:p>
          </table:table-cell>
        </table:table-row>
        <table:table-row table:style-name="ro1">
          <table:table-cell table:style-name="ce2" office:value-type="float" office:value="119126" calcext:value-type="float">
            <text:p>119126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ONE</text:p>
          </table:table-cell>
          <table:table-cell table:formula="of:=IFERROR(AVERAGE([.J16];[.P16]);&quot;NA&quot;)" office:value-type="float" office:value="20.237" calcext:value-type="float">
            <text:p>20,237</text:p>
          </table:table-cell>
          <table:table-cell table:formula="of:=IFERROR(AVERAGE([.K16];[.Q16]);&quot;NA&quot;)" office:value-type="float" office:value="0.830985915492958" calcext:value-type="float">
            <text:p>0,830985915492958</text:p>
          </table:table-cell>
          <table:table-cell office:value-type="float" office:value="80" calcext:value-type="float">
            <text:p>80</text:p>
          </table:table-cell>
          <table:table-cell office:value-type="float" office:value="62" calcext:value-type="float">
            <text:p>62</text:p>
          </table:table-cell>
          <table:table-cell office:value-type="float" office:value="59" calcext:value-type="float">
            <text:p>59</text:p>
          </table:table-cell>
          <table:table-cell table:formula="of:=IFERROR(([.F16]+[.G16]);&quot;NA&quot;)" office:value-type="float" office:value="142" calcext:value-type="float">
            <text:p>142</text:p>
          </table:table-cell>
          <table:table-cell table:formula="of:=[.H16]*0.343" office:value-type="float" office:value="20.237" calcext:value-type="float">
            <text:p>20,237</text:p>
          </table:table-cell>
          <table:table-cell table:formula="of:=IFERROR(2*[.H16]/[.I16];&quot;NA&quot;)" office:value-type="float" office:value="0.830985915492958" calcext:value-type="float">
            <text:p>0,830985915492958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25" calcext:value-type="float">
            <text:p>25</text:p>
          </table:table-cell>
        </table:table-row>
        <table:table-row table:style-name="ro1">
          <table:table-cell table:style-name="ce2" office:value-type="float" office:value="120414" calcext:value-type="float">
            <text:p>120414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ONE</text:p>
          </table:table-cell>
          <table:table-cell table:formula="of:=IFERROR(AVERAGE([.J17];[.P17]);&quot;NA&quot;)" office:value-type="float" office:value="11.662" calcext:value-type="float">
            <text:p>11,662</text:p>
          </table:table-cell>
          <table:table-cell table:formula="of:=IFERROR(AVERAGE([.K17];[.Q17]);&quot;NA&quot;)" office:value-type="float" office:value="0.860759493670886" calcext:value-type="float">
            <text:p>0,860759493670886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34" calcext:value-type="float">
            <text:p>34</text:p>
          </table:table-cell>
          <table:table-cell table:formula="of:=IFERROR(([.F17]+[.G17]);&quot;NA&quot;)" office:value-type="float" office:value="79" calcext:value-type="float">
            <text:p>79</text:p>
          </table:table-cell>
          <table:table-cell table:formula="of:=[.H17]*0.343" office:value-type="float" office:value="11.662" calcext:value-type="float">
            <text:p>11,662</text:p>
          </table:table-cell>
          <table:table-cell table:formula="of:=IFERROR(2*[.H17]/[.I17];&quot;NA&quot;)" office:value-type="float" office:value="0.860759493670886" calcext:value-type="float">
            <text:p>0,860759493670886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26" calcext:value-type="float">
            <text:p>26</text:p>
          </table:table-cell>
        </table:table-row>
        <table:table-row table:style-name="ro1">
          <table:table-cell table:style-name="ce2" office:value-type="float" office:value="122822" calcext:value-type="float">
            <text:p>122822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ONE</text:p>
          </table:table-cell>
          <table:table-cell table:formula="of:=IFERROR(AVERAGE([.J18];[.P18]);&quot;NA&quot;)" office:value-type="float" office:value="16.121" calcext:value-type="float">
            <text:p>16,121</text:p>
          </table:table-cell>
          <table:table-cell table:formula="of:=IFERROR(AVERAGE([.K18];[.Q18]);&quot;NA&quot;)" office:value-type="float" office:value="0.886792452830189" calcext:value-type="float">
            <text:p>0,886792452830189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47" calcext:value-type="float">
            <text:p>47</text:p>
          </table:table-cell>
          <table:table-cell table:formula="of:=IFERROR(([.F18]+[.G18]);&quot;NA&quot;)" office:value-type="float" office:value="106" calcext:value-type="float">
            <text:p>106</text:p>
          </table:table-cell>
          <table:table-cell table:formula="of:=[.H18]*0.343" office:value-type="float" office:value="16.121" calcext:value-type="float">
            <text:p>16,121</text:p>
          </table:table-cell>
          <table:table-cell table:formula="of:=IFERROR(2*[.H18]/[.I18];&quot;NA&quot;)" office:value-type="float" office:value="0.886792452830189" calcext:value-type="float">
            <text:p>0,886792452830189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35" calcext:value-type="float">
            <text:p>35</text:p>
          </table:table-cell>
        </table:table-row>
        <table:table-row table:style-name="ro1">
          <table:table-cell table:style-name="ce2" office:value-type="float" office:value="123723" calcext:value-type="float">
            <text:p>123723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BROAD</text:p>
          </table:table-cell>
          <table:table-cell table:formula="of:=IFERROR(AVERAGE([.J19];[.P19]);&quot;NA&quot;)" office:value-type="float" office:value="22.981" calcext:value-type="float">
            <text:p>22,981</text:p>
          </table:table-cell>
          <table:table-cell table:formula="of:=IFERROR(AVERAGE([.K19];[.Q19]);&quot;NA&quot;)" office:value-type="float" office:value="0.893333333333333" calcext:value-type="float">
            <text:p>0,893333333333333</text:p>
          </table:table-cell>
          <table:table-cell office:value-type="float" office:value="82" calcext:value-type="float">
            <text:p>82</text:p>
          </table:table-cell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table:formula="of:=IFERROR(([.F19]+[.G19]);&quot;NA&quot;)" office:value-type="float" office:value="150" calcext:value-type="float">
            <text:p>150</text:p>
          </table:table-cell>
          <table:table-cell table:formula="of:=[.H19]*0.343" office:value-type="float" office:value="22.981" calcext:value-type="float">
            <text:p>22,981</text:p>
          </table:table-cell>
          <table:table-cell table:formula="of:=IFERROR(2*[.H19]/[.I19];&quot;NA&quot;)" office:value-type="float" office:value="0.893333333333333" calcext:value-type="float">
            <text:p>0,893333333333333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32" calcext:value-type="float">
            <text:p>32</text:p>
          </table:table-cell>
        </table:table-row>
        <table:table-row table:style-name="ro1">
          <table:table-cell table:style-name="ce2" office:value-type="float" office:value="124422" calcext:value-type="float">
            <text:p>124422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BROAD</text:p>
          </table:table-cell>
          <table:table-cell table:formula="of:=IFERROR(AVERAGE([.J20];[.P20]);&quot;NA&quot;)" office:value-type="float" office:value="29.155" calcext:value-type="float">
            <text:p>29,155</text:p>
          </table:table-cell>
          <table:table-cell table:formula="of:=IFERROR(AVERAGE([.K20];[.Q20]);&quot;NA&quot;)" office:value-type="float" office:value="0.955056179775281" calcext:value-type="float">
            <text:p>0,955056179775281</text:p>
          </table:table-cell>
          <table:table-cell office:value-type="float" office:value="92" calcext:value-type="float">
            <text:p>92</text:p>
          </table:table-cell>
          <table:table-cell office:value-type="float" office:value="86" calcext:value-type="float">
            <text:p>86</text:p>
          </table:table-cell>
          <table:table-cell office:value-type="float" office:value="85" calcext:value-type="float">
            <text:p>85</text:p>
          </table:table-cell>
          <table:table-cell table:formula="of:=IFERROR(([.F20]+[.G20]);&quot;NA&quot;)" office:value-type="float" office:value="178" calcext:value-type="float">
            <text:p>178</text:p>
          </table:table-cell>
          <table:table-cell table:formula="of:=[.H20]*0.343" office:value-type="float" office:value="29.155" calcext:value-type="float">
            <text:p>29,155</text:p>
          </table:table-cell>
          <table:table-cell table:formula="of:=IFERROR(2*[.H20]/[.I20];&quot;NA&quot;)" office:value-type="float" office:value="0.955056179775281" calcext:value-type="float">
            <text:p>0,955056179775281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31" calcext:value-type="float">
            <text:p>31</text:p>
          </table:table-cell>
        </table:table-row>
        <table:table-row table:style-name="ro1">
          <table:table-cell table:style-name="ce2" office:value-type="float" office:value="125222" calcext:value-type="float">
            <text:p>125222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ONE</text:p>
          </table:table-cell>
          <table:table-cell table:formula="of:=IFERROR(AVERAGE([.J21];[.P21]);&quot;NA&quot;)" office:value-type="float" office:value="10.29" calcext:value-type="float">
            <text:p>10,29</text:p>
          </table:table-cell>
          <table:table-cell table:formula="of:=IFERROR(AVERAGE([.K21];[.Q21]);&quot;NA&quot;)" office:value-type="float" office:value="0.909090909090909" calcext:value-type="float">
            <text:p>0,909090909090909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IFERROR(([.F21]+[.G21]);&quot;NA&quot;)" office:value-type="float" office:value="66" calcext:value-type="float">
            <text:p>66</text:p>
          </table:table-cell>
          <table:table-cell table:formula="of:=[.H21]*0.343" office:value-type="float" office:value="10.29" calcext:value-type="float">
            <text:p>10,29</text:p>
          </table:table-cell>
          <table:table-cell table:formula="of:=IFERROR(2*[.H21]/[.I21];&quot;NA&quot;)" office:value-type="float" office:value="0.909090909090909" calcext:value-type="float">
            <text:p>0,909090909090909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26" calcext:value-type="float">
            <text:p>26</text:p>
          </table:table-cell>
        </table:table-row>
        <table:table-row table:style-name="ro1">
          <table:table-cell table:style-name="ce2" office:value-type="float" office:value="125424" calcext:value-type="float">
            <text:p>125424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ONE</text:p>
          </table:table-cell>
          <table:table-cell table:formula="of:=IFERROR(AVERAGE([.J22];[.P22]);&quot;NA&quot;)" office:value-type="float" office:value="15.435" calcext:value-type="float">
            <text:p>15,435</text:p>
          </table:table-cell>
          <table:table-cell table:formula="of:=IFERROR(AVERAGE([.K22];[.Q22]);&quot;NA&quot;)" office:value-type="float" office:value="0.957446808510638" calcext:value-type="float">
            <text:p>0,957446808510638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table:style-name="ce5" office:value-type="float" office:value="45" calcext:value-type="float">
            <text:p>45</text:p>
          </table:table-cell>
          <table:table-cell table:formula="of:=IFERROR(([.F22]+[.G22]);&quot;NA&quot;)" office:value-type="float" office:value="94" calcext:value-type="float">
            <text:p>94</text:p>
          </table:table-cell>
          <table:table-cell table:formula="of:=[.H22]*0.343" office:value-type="float" office:value="15.435" calcext:value-type="float">
            <text:p>15,435</text:p>
          </table:table-cell>
          <table:table-cell table:formula="of:=IFERROR(2*[.H22]/[.I22];&quot;NA&quot;)" office:value-type="float" office:value="0.957446808510638" calcext:value-type="float">
            <text:p>0,957446808510638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33" calcext:value-type="float">
            <text:p>33</text:p>
          </table:table-cell>
        </table:table-row>
        <table:table-row table:style-name="ro1">
          <table:table-cell table:style-name="ce2" office:value-type="float" office:value="125525" calcext:value-type="float">
            <text:p>125525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BROAD</text:p>
          </table:table-cell>
          <table:table-cell table:formula="of:=IFERROR(AVERAGE([.J23];[.P23]);&quot;NA&quot;)" office:value-type="float" office:value="20.237" calcext:value-type="float">
            <text:p>20,237</text:p>
          </table:table-cell>
          <table:table-cell table:formula="of:=IFERROR(AVERAGE([.K23];[.Q23]);&quot;NA&quot;)" office:value-type="float" office:value="0.959349593495935" calcext:value-type="float">
            <text:p>0,959349593495935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table:formula="of:=IFERROR(([.F23]+[.G23]);&quot;NA&quot;)" office:value-type="float" office:value="123" calcext:value-type="float">
            <text:p>123</text:p>
          </table:table-cell>
          <table:table-cell table:formula="of:=[.H23]*0.343" office:value-type="float" office:value="20.237" calcext:value-type="float">
            <text:p>20,237</text:p>
          </table:table-cell>
          <table:table-cell table:formula="of:=IFERROR(2*[.H23]/[.I23];&quot;NA&quot;)" office:value-type="float" office:value="0.959349593495935" calcext:value-type="float">
            <text:p>0,959349593495935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34" calcext:value-type="float">
            <text:p>34</text:p>
          </table:table-cell>
        </table:table-row>
        <table:table-row table:style-name="ro1">
          <table:table-cell table:style-name="ce2" office:value-type="float" office:value="127226" calcext:value-type="float">
            <text:p>127226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ONE</text:p>
          </table:table-cell>
          <table:table-cell table:formula="of:=IFERROR(AVERAGE([.J24];[.P24]);&quot;NA&quot;)" office:value-type="float" office:value="6.174" calcext:value-type="float">
            <text:p>6,174</text:p>
          </table:table-cell>
          <table:table-cell table:formula="of:=IFERROR(AVERAGE([.K24];[.Q24]);&quot;NA&quot;)" office:value-type="float" office:value="0.837209302325581" calcext:value-type="float">
            <text:p>0,837209302325581</text:p>
          </table:table-cell>
          <table:table-cell table:style-name="ce5"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formula="of:=IFERROR(([.F24]+[.G24]);&quot;NA&quot;)" office:value-type="float" office:value="43" calcext:value-type="float">
            <text:p>43</text:p>
          </table:table-cell>
          <table:table-cell table:formula="of:=[.H24]*0.343" office:value-type="float" office:value="6.174" calcext:value-type="float">
            <text:p>6,174</text:p>
          </table:table-cell>
          <table:table-cell table:formula="of:=IFERROR(2*[.H24]/[.I24];&quot;NA&quot;)" office:value-type="float" office:value="0.837209302325581" calcext:value-type="float">
            <text:p>0,837209302325581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25" calcext:value-type="float">
            <text:p>25</text:p>
          </table:table-cell>
        </table:table-row>
        <table:table-row table:style-name="ro1">
          <table:table-cell table:style-name="ce2" office:value-type="float" office:value="127832" calcext:value-type="float">
            <text:p>127832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ONE</text:p>
          </table:table-cell>
          <table:table-cell table:formula="of:=IFERROR(AVERAGE([.J25];[.P25]);&quot;NA&quot;)" office:value-type="float" office:value="12.005" calcext:value-type="float">
            <text:p>12,005</text:p>
          </table:table-cell>
          <table:table-cell table:formula="of:=IFERROR(AVERAGE([.K25];[.Q25]);&quot;NA&quot;)" office:value-type="float" office:value="0.843373493975904" calcext:value-type="float">
            <text:p>0,843373493975904</text:p>
          </table:table-cell>
          <table:table-cell office:value-type="float" office:value="46" calcext:value-type="float">
            <text:p>46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table:formula="of:=IFERROR(([.F25]+[.G25]);&quot;NA&quot;)" office:value-type="float" office:value="83" calcext:value-type="float">
            <text:p>83</text:p>
          </table:table-cell>
          <table:table-cell table:formula="of:=[.H25]*0.343" office:value-type="float" office:value="12.005" calcext:value-type="float">
            <text:p>12,005</text:p>
          </table:table-cell>
          <table:table-cell table:formula="of:=IFERROR(2*[.H25]/[.I25];&quot;NA&quot;)" office:value-type="float" office:value="0.843373493975904" calcext:value-type="float">
            <text:p>0,843373493975904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35" calcext:value-type="float">
            <text:p>35</text:p>
          </table:table-cell>
        </table:table-row>
        <table:table-row table:style-name="ro1">
          <table:table-cell table:style-name="ce2" office:value-type="float" office:value="130316" calcext:value-type="float">
            <text:p>130316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ONE</text:p>
          </table:table-cell>
          <table:table-cell table:formula="of:=IFERROR(AVERAGE([.J26];[.P26]);&quot;NA&quot;)" office:value-type="float" office:value="12.691" calcext:value-type="float">
            <text:p>12,691</text:p>
          </table:table-cell>
          <table:table-cell table:formula="of:=IFERROR(AVERAGE([.K26];[.Q26]);&quot;NA&quot;)" office:value-type="float" office:value="0.813186813186813" calcext:value-type="float">
            <text:p>0,813186813186813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float" office:value="37" calcext:value-type="float">
            <text:p>37</text:p>
          </table:table-cell>
          <table:table-cell table:formula="of:=IFERROR(([.F26]+[.G26]);&quot;NA&quot;)" office:value-type="float" office:value="91" calcext:value-type="float">
            <text:p>91</text:p>
          </table:table-cell>
          <table:table-cell table:formula="of:=[.H26]*0.343" office:value-type="float" office:value="12.691" calcext:value-type="float">
            <text:p>12,691</text:p>
          </table:table-cell>
          <table:table-cell table:formula="of:=IFERROR(2*[.H26]/[.I26];&quot;NA&quot;)" office:value-type="float" office:value="0.813186813186813" calcext:value-type="float">
            <text:p>0,813186813186813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27" calcext:value-type="float">
            <text:p>27</text:p>
          </table:table-cell>
        </table:table-row>
        <table:table-row table:style-name="ro1">
          <table:table-cell table:style-name="ce2" office:value-type="float" office:value="130417" calcext:value-type="float">
            <text:p>130417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ONE</text:p>
          </table:table-cell>
          <table:table-cell table:formula="of:=IFERROR(AVERAGE([.J27];[.P27]);&quot;NA&quot;)" office:value-type="float" office:value="4.802" calcext:value-type="float">
            <text:p>4,802</text:p>
          </table:table-cell>
          <table:table-cell table:formula="of:=IFERROR(AVERAGE([.K27];[.Q27]);&quot;NA&quot;)" office:value-type="float" office:value="0.8" calcext:value-type="float">
            <text:p>0,8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table:style-name="ce5" office:value-type="float" office:value="14" calcext:value-type="float">
            <text:p>14</text:p>
          </table:table-cell>
          <table:table-cell table:formula="of:=IFERROR(([.F27]+[.G27]);&quot;NA&quot;)" office:value-type="float" office:value="35" calcext:value-type="float">
            <text:p>35</text:p>
          </table:table-cell>
          <table:table-cell table:formula="of:=[.H27]*0.343" office:value-type="float" office:value="4.802" calcext:value-type="float">
            <text:p>4,802</text:p>
          </table:table-cell>
          <table:table-cell table:formula="of:=IFERROR(2*[.H27]/[.I27];&quot;NA&quot;)" office:value-type="float" office:value="0.8" calcext:value-type="float">
            <text:p>0,8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27" calcext:value-type="float">
            <text:p>27</text:p>
          </table:table-cell>
        </table:table-row>
        <table:table-row table:style-name="ro1">
          <table:table-cell table:style-name="ce2" office:value-type="float" office:value="130720" calcext:value-type="float">
            <text:p>130720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BROAD</text:p>
          </table:table-cell>
          <table:table-cell table:formula="of:=IFERROR(AVERAGE([.J28];[.P28]);&quot;NA&quot;)" office:value-type="float" office:value="19.894" calcext:value-type="float">
            <text:p>19,894</text:p>
          </table:table-cell>
          <table:table-cell table:formula="of:=IFERROR(AVERAGE([.K28];[.Q28]);&quot;NA&quot;)" office:value-type="float" office:value="0.865671641791045" calcext:value-type="float">
            <text:p>0,865671641791045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58" calcext:value-type="float">
            <text:p>58</text:p>
          </table:table-cell>
          <table:table-cell table:formula="of:=IFERROR(([.F28]+[.G28]);&quot;NA&quot;)" office:value-type="float" office:value="134" calcext:value-type="float">
            <text:p>134</text:p>
          </table:table-cell>
          <table:table-cell table:formula="of:=[.H28]*0.343" office:value-type="float" office:value="19.894" calcext:value-type="float">
            <text:p>19,894</text:p>
          </table:table-cell>
          <table:table-cell table:formula="of:=IFERROR(2*[.H28]/[.I28];&quot;NA&quot;)" office:value-type="float" office:value="0.865671641791045" calcext:value-type="float">
            <text:p>0,865671641791045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34" calcext:value-type="float">
            <text:p>34</text:p>
          </table:table-cell>
        </table:table-row>
        <table:table-row table:style-name="ro1">
          <table:table-cell table:style-name="ce2" office:value-type="float" office:value="134021" calcext:value-type="float">
            <text:p>134021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ONE</text:p>
          </table:table-cell>
          <table:table-cell table:formula="of:=IFERROR(AVERAGE([.J29];[.P29]);&quot;NA&quot;)" office:value-type="float" office:value="16.807" calcext:value-type="float">
            <text:p>16,807</text:p>
          </table:table-cell>
          <table:table-cell table:formula="of:=IFERROR(AVERAGE([.K29];[.Q29]);&quot;NA&quot;)" office:value-type="float" office:value="0.942307692307692" calcext:value-type="float">
            <text:p>0,942307692307692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table:formula="of:=IFERROR(([.F29]+[.G29]);&quot;NA&quot;)" office:value-type="float" office:value="104" calcext:value-type="float">
            <text:p>104</text:p>
          </table:table-cell>
          <table:table-cell table:formula="of:=[.H29]*0.343" office:value-type="float" office:value="16.807" calcext:value-type="float">
            <text:p>16,807</text:p>
          </table:table-cell>
          <table:table-cell table:formula="of:=IFERROR(2*[.H29]/[.I29];&quot;NA&quot;)" office:value-type="float" office:value="0.942307692307692" calcext:value-type="float">
            <text:p>0,942307692307692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32" calcext:value-type="float">
            <text:p>32</text:p>
          </table:table-cell>
        </table:table-row>
        <table:table-row table:style-name="ro1">
          <table:table-cell table:style-name="ce2" office:value-type="float" office:value="134728" calcext:value-type="float">
            <text:p>134728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NA</text:p>
          </table:table-cell>
          <table:table-cell table:formula="of:=IFERROR(AVERAGE([.J30];[.P30]);&quot;NA&quot;)" office:value-type="string" office:string-value="NA" calcext:value-type="string">
            <text:p>NA</text:p>
          </table:table-cell>
          <table:table-cell table:formula="of:=IFERROR(AVERAGE([.K30];[.Q30]);&quot;NA&quot;)" office:value-type="string" office:string-value="NA" calcext:value-type="string">
            <text:p>NA</text:p>
          </table:table-cell>
          <table:table-cell table:number-columns-repeated="3" table:style-name="ce5" office:value-type="string" calcext:value-type="string">
            <text:p>NA</text:p>
          </table:table-cell>
          <table:table-cell table:formula="of:=IFERROR(([.F30]+[.G30]);&quot;NA&quot;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table:formula="of:=IFERROR(2*[.H30]/[.I30];&quot;NA&quot;)" office:value-type="string" office:string-value="NA" calcext:value-type="string">
            <text:p>NA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29" calcext:value-type="float">
            <text:p>29</text:p>
          </table:table-cell>
        </table:table-row>
        <table:table-row table:style-name="ro1">
          <table:table-cell table:style-name="ce2" office:value-type="float" office:value="135528" calcext:value-type="float">
            <text:p>135528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BROAD</text:p>
          </table:table-cell>
          <table:table-cell table:formula="of:=IFERROR(AVERAGE([.J31];[.P31]);&quot;NA&quot;)" office:value-type="float" office:value="15.778" calcext:value-type="float">
            <text:p>15,778</text:p>
          </table:table-cell>
          <table:table-cell table:formula="of:=IFERROR(AVERAGE([.K31];[.Q31]);&quot;NA&quot;)" office:value-type="float" office:value="0.814159292035398" calcext:value-type="float">
            <text:p>0,814159292035398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46" calcext:value-type="float">
            <text:p>46</text:p>
          </table:table-cell>
          <table:table-cell table:formula="of:=IFERROR(([.F31]+[.G31]);&quot;NA&quot;)" office:value-type="float" office:value="113" calcext:value-type="float">
            <text:p>113</text:p>
          </table:table-cell>
          <table:table-cell table:formula="of:=[.H31]*0.343" office:value-type="float" office:value="15.778" calcext:value-type="float">
            <text:p>15,778</text:p>
          </table:table-cell>
          <table:table-cell table:formula="of:=IFERROR(2*[.H31]/[.I31];&quot;NA&quot;)" office:value-type="float" office:value="0.814159292035398" calcext:value-type="float">
            <text:p>0,814159292035398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26" calcext:value-type="float">
            <text:p>26</text:p>
          </table:table-cell>
        </table:table-row>
        <table:table-row table:style-name="ro1">
          <table:table-cell table:style-name="ce2" office:value-type="float" office:value="139233" calcext:value-type="float">
            <text:p>139233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NA</text:p>
          </table:table-cell>
          <table:table-cell table:formula="of:=IFERROR(AVERAGE([.J32];[.P32]);&quot;NA&quot;)" office:value-type="string" office:string-value="NA" calcext:value-type="string">
            <text:p>NA</text:p>
          </table:table-cell>
          <table:table-cell table:formula="of:=IFERROR(AVERAGE([.K32];[.Q32]);&quot;NA&quot;)" office:value-type="string" office:string-value="NA" calcext:value-type="string">
            <text:p>NA</text:p>
          </table:table-cell>
          <table:table-cell table:number-columns-repeated="3" table:style-name="ce5" office:value-type="string" calcext:value-type="string">
            <text:p>NA</text:p>
          </table:table-cell>
          <table:table-cell table:formula="of:=IFERROR(([.F32]+[.G32]);&quot;NA&quot;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table:formula="of:=IFERROR(2*[.H32]/[.I32];&quot;NA&quot;)" office:value-type="string" office:string-value="NA" calcext:value-type="string">
            <text:p>NA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34" calcext:value-type="float">
            <text:p>34</text:p>
          </table:table-cell>
        </table:table-row>
        <table:table-row table:style-name="ro1">
          <table:table-cell table:style-name="ce2" office:value-type="float" office:value="144125" calcext:value-type="float">
            <text:p>144125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ONE</text:p>
          </table:table-cell>
          <table:table-cell table:formula="of:=IFERROR(AVERAGE([.J33];[.P33]);&quot;NA&quot;)" office:value-type="float" office:value="8.575" calcext:value-type="float">
            <text:p>8,575</text:p>
          </table:table-cell>
          <table:table-cell table:formula="of:=IFERROR(AVERAGE([.K33];[.Q33]);&quot;NA&quot;)" office:value-type="float" office:value="0.943396226415094" calcext:value-type="float">
            <text:p>0,943396226415094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5" calcext:value-type="float">
            <text:p>25</text:p>
          </table:table-cell>
          <table:table-cell table:formula="of:=IFERROR(([.F33]+[.G33]);&quot;NA&quot;)" office:value-type="float" office:value="53" calcext:value-type="float">
            <text:p>53</text:p>
          </table:table-cell>
          <table:table-cell table:formula="of:=[.H33]*0.343" office:value-type="float" office:value="8.575" calcext:value-type="float">
            <text:p>8,575</text:p>
          </table:table-cell>
          <table:table-cell table:formula="of:=IFERROR(2*[.H33]/[.I33];&quot;NA&quot;)" office:value-type="float" office:value="0.943396226415094" calcext:value-type="float">
            <text:p>0,943396226415094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33" calcext:value-type="float">
            <text:p>33</text:p>
          </table:table-cell>
        </table:table-row>
        <table:table-row table:style-name="ro1">
          <table:table-cell table:style-name="ce2" office:value-type="float" office:value="146533" calcext:value-type="float">
            <text:p>146533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NA</text:p>
          </table:table-cell>
          <table:table-cell table:formula="of:=IFERROR(AVERAGE([.J34];[.P34]);&quot;NA&quot;)" office:value-type="string" office:string-value="NA" calcext:value-type="string">
            <text:p>NA</text:p>
          </table:table-cell>
          <table:table-cell table:formula="of:=IFERROR(AVERAGE([.K34];[.Q34]);&quot;NA&quot;)" office:value-type="string" office:string-value="NA" calcext:value-type="string">
            <text:p>NA</text:p>
          </table:table-cell>
          <table:table-cell table:number-columns-repeated="3" table:style-name="ce5" office:value-type="string" calcext:value-type="string">
            <text:p>NA</text:p>
          </table:table-cell>
          <table:table-cell table:formula="of:=IFERROR(([.F34]+[.G34]);&quot;NA&quot;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table:formula="of:=IFERROR(2*[.H34]/[.I34];&quot;NA&quot;)" office:value-type="string" office:string-value="NA" calcext:value-type="string">
            <text:p>NA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28" calcext:value-type="float">
            <text:p>28</text:p>
          </table:table-cell>
        </table:table-row>
        <table:table-row table:style-name="ro1">
          <table:table-cell table:style-name="ce2" office:value-type="float" office:value="147030" calcext:value-type="float">
            <text:p>147030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NA</text:p>
          </table:table-cell>
          <table:table-cell table:formula="of:=IFERROR(AVERAGE([.J35];[.P35]);&quot;NA&quot;)" office:value-type="string" office:string-value="NA" calcext:value-type="string">
            <text:p>NA</text:p>
          </table:table-cell>
          <table:table-cell table:formula="of:=IFERROR(AVERAGE([.K35];[.Q35]);&quot;NA&quot;)" office:value-type="string" office:string-value="NA" calcext:value-type="string">
            <text:p>NA</text:p>
          </table:table-cell>
          <table:table-cell table:number-columns-repeated="3" table:style-name="ce5" office:value-type="string" calcext:value-type="string">
            <text:p>NA</text:p>
          </table:table-cell>
          <table:table-cell table:formula="of:=IFERROR(([.F35]+[.G35]);&quot;NA&quot;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table:formula="of:=IFERROR(2*[.H35]/[.I35];&quot;NA&quot;)" office:value-type="string" office:string-value="NA" calcext:value-type="string">
            <text:p>NA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29" calcext:value-type="float">
            <text:p>29</text:p>
          </table:table-cell>
        </table:table-row>
        <table:table-row table:style-name="ro1">
          <table:table-cell table:style-name="ce2" office:value-type="float" office:value="147636" calcext:value-type="float">
            <text:p>147636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NA</text:p>
          </table:table-cell>
          <table:table-cell table:formula="of:=IFERROR(AVERAGE([.J36];[.P36]);&quot;NA&quot;)" office:value-type="string" office:string-value="NA" calcext:value-type="string">
            <text:p>NA</text:p>
          </table:table-cell>
          <table:table-cell table:formula="of:=IFERROR(AVERAGE([.K36];[.Q36]);&quot;NA&quot;)" office:value-type="string" office:string-value="NA" calcext:value-type="string">
            <text:p>NA</text:p>
          </table:table-cell>
          <table:table-cell table:number-columns-repeated="3" table:style-name="ce5" office:value-type="string" calcext:value-type="string">
            <text:p>NA</text:p>
          </table:table-cell>
          <table:table-cell table:formula="of:=IFERROR(([.F36]+[.G36]);&quot;NA&quot;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table:formula="of:=IFERROR(2*[.H36]/[.I36];&quot;NA&quot;)" office:value-type="string" office:string-value="NA" calcext:value-type="string">
            <text:p>NA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24" calcext:value-type="float">
            <text:p>24</text:p>
          </table:table-cell>
        </table:table-row>
        <table:table-row table:style-name="ro1">
          <table:table-cell table:style-name="ce2" office:value-type="float" office:value="151728" calcext:value-type="float">
            <text:p>151728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ONE</text:p>
          </table:table-cell>
          <table:table-cell table:formula="of:=IFERROR(AVERAGE([.J37];[.P37]);&quot;NA&quot;)" office:value-type="float" office:value="21.952" calcext:value-type="float">
            <text:p>21,952</text:p>
          </table:table-cell>
          <table:table-cell table:formula="of:=IFERROR(AVERAGE([.K37];[.Q37]);&quot;NA&quot;)" office:value-type="float" office:value="0.882758620689655" calcext:value-type="float">
            <text:p>0,882758620689655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64" calcext:value-type="float">
            <text:p>64</text:p>
          </table:table-cell>
          <table:table-cell table:formula="of:=IFERROR(([.F37]+[.G37]);&quot;NA&quot;)" office:value-type="float" office:value="145" calcext:value-type="float">
            <text:p>145</text:p>
          </table:table-cell>
          <table:table-cell table:formula="of:=[.H37]*0.343" office:value-type="float" office:value="21.952" calcext:value-type="float">
            <text:p>21,952</text:p>
          </table:table-cell>
          <table:table-cell table:formula="of:=IFERROR(2*[.H37]/[.I37];&quot;NA&quot;)" office:value-type="float" office:value="0.882758620689655" calcext:value-type="float">
            <text:p>0,882758620689655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31" calcext:value-type="float">
            <text:p>31</text:p>
          </table:table-cell>
        </table:table-row>
        <table:table-row table:style-name="ro1">
          <table:table-cell table:style-name="ce2" office:value-type="float" office:value="153126" calcext:value-type="float">
            <text:p>153126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NA</text:p>
          </table:table-cell>
          <table:table-cell table:formula="of:=IFERROR(AVERAGE([.J38];[.P38]);&quot;NA&quot;)" office:value-type="string" office:string-value="NA" calcext:value-type="string">
            <text:p>NA</text:p>
          </table:table-cell>
          <table:table-cell table:formula="of:=IFERROR(AVERAGE([.K38];[.Q38]);&quot;NA&quot;)" office:value-type="string" office:string-value="NA" calcext:value-type="string">
            <text:p>NA</text:p>
          </table:table-cell>
          <table:table-cell table:number-columns-repeated="3" table:style-name="ce5" office:value-type="string" calcext:value-type="string">
            <text:p>NA</text:p>
          </table:table-cell>
          <table:table-cell table:formula="of:=IFERROR(([.F38]+[.G38]);&quot;NA&quot;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table:formula="of:=IFERROR(2*[.H38]/[.I38];&quot;NA&quot;)" office:value-type="string" office:string-value="NA" calcext:value-type="string">
            <text:p>NA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29" calcext:value-type="float">
            <text:p>29</text:p>
          </table:table-cell>
        </table:table-row>
        <table:table-row table:style-name="ro1">
          <table:table-cell table:style-name="ce2" office:value-type="float" office:value="154229" calcext:value-type="float">
            <text:p>154229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ONE</text:p>
          </table:table-cell>
          <table:table-cell table:formula="of:=IFERROR(AVERAGE([.J39];[.P39]);&quot;NA&quot;)" office:value-type="float" office:value="10.29" calcext:value-type="float">
            <text:p>10,29</text:p>
          </table:table-cell>
          <table:table-cell table:formula="of:=IFERROR(AVERAGE([.K39];[.Q39]);&quot;NA&quot;)" office:value-type="float" office:value="0.857142857142857" calcext:value-type="float">
            <text:p>0,857142857142857</text:p>
          </table:table-cell>
          <table:table-cell table:style-name="ce5" office:value-type="float" office:value="40" calcext:value-type="float">
            <text:p>40</text:p>
          </table:table-cell>
          <table:table-cell table:number-columns-repeated="2" office:value-type="float" office:value="30" calcext:value-type="float">
            <text:p>30</text:p>
          </table:table-cell>
          <table:table-cell table:formula="of:=IFERROR(([.F39]+[.G39]);&quot;NA&quot;)" office:value-type="float" office:value="70" calcext:value-type="float">
            <text:p>70</text:p>
          </table:table-cell>
          <table:table-cell table:formula="of:=[.H39]*0.343" office:value-type="float" office:value="10.29" calcext:value-type="float">
            <text:p>10,29</text:p>
          </table:table-cell>
          <table:table-cell table:formula="of:=IFERROR(2*[.H39]/[.I39];&quot;NA&quot;)" office:value-type="float" office:value="0.857142857142857" calcext:value-type="float">
            <text:p>0,857142857142857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23" calcext:value-type="float">
            <text:p>23</text:p>
          </table:table-cell>
        </table:table-row>
        <table:table-row table:style-name="ro1">
          <table:table-cell table:style-name="ce2" office:value-type="float" office:value="154532" calcext:value-type="float">
            <text:p>154532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BROAD</text:p>
          </table:table-cell>
          <table:table-cell table:formula="of:=IFERROR(AVERAGE([.J40];[.P40]);&quot;NA&quot;)" office:value-type="float" office:value="19.208" calcext:value-type="float">
            <text:p>19,208</text:p>
          </table:table-cell>
          <table:table-cell table:formula="of:=IFERROR(AVERAGE([.K40];[.Q40]);&quot;NA&quot;)" office:value-type="float" office:value="1" calcext:value-type="float">
            <text:p>1</text:p>
          </table:table-cell>
          <table:table-cell table:number-columns-repeated="2" office:value-type="float" office:value="56" calcext:value-type="float">
            <text:p>56</text:p>
          </table:table-cell>
          <table:table-cell table:style-name="ce5" office:value-type="float" office:value="56" calcext:value-type="float">
            <text:p>56</text:p>
          </table:table-cell>
          <table:table-cell table:formula="of:=IFERROR(([.F40]+[.G40]);&quot;NA&quot;)" office:value-type="float" office:value="112" calcext:value-type="float">
            <text:p>112</text:p>
          </table:table-cell>
          <table:table-cell table:formula="of:=[.H40]*0.343" office:value-type="float" office:value="19.208" calcext:value-type="float">
            <text:p>19,208</text:p>
          </table:table-cell>
          <table:table-cell table:formula="of:=IFERROR(2*[.H40]/[.I40];&quot;NA&quot;)" office:value-type="float" office:value="1" calcext:value-type="float">
            <text:p>1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28" calcext:value-type="float">
            <text:p>28</text:p>
          </table:table-cell>
        </table:table-row>
        <table:table-row table:style-name="ro1">
          <table:table-cell table:style-name="ce2" office:value-type="float" office:value="159239" calcext:value-type="float">
            <text:p>159239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ONE</text:p>
          </table:table-cell>
          <table:table-cell table:formula="of:=IFERROR(AVERAGE([.J41];[.P41]);&quot;NA&quot;)" office:value-type="float" office:value="18.865" calcext:value-type="float">
            <text:p>18,865</text:p>
          </table:table-cell>
          <table:table-cell table:formula="of:=IFERROR(AVERAGE([.K41];[.Q41]);&quot;NA&quot;)" office:value-type="float" office:value="0.88" calcext:value-type="float">
            <text:p>0,88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55" calcext:value-type="float">
            <text:p>55</text:p>
          </table:table-cell>
          <table:table-cell table:formula="of:=IFERROR(([.F41]+[.G41]);&quot;NA&quot;)" office:value-type="float" office:value="125" calcext:value-type="float">
            <text:p>125</text:p>
          </table:table-cell>
          <table:table-cell table:formula="of:=[.H41]*0.343" office:value-type="float" office:value="18.865" calcext:value-type="float">
            <text:p>18,865</text:p>
          </table:table-cell>
          <table:table-cell table:formula="of:=IFERROR(2*[.H41]/[.I41];&quot;NA&quot;)" office:value-type="float" office:value="0.88" calcext:value-type="float">
            <text:p>0,88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32" calcext:value-type="float">
            <text:p>32</text:p>
          </table:table-cell>
        </table:table-row>
        <table:table-row table:style-name="ro1">
          <table:table-cell table:style-name="ce2" office:value-type="float" office:value="162733" calcext:value-type="float">
            <text:p>162733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ONE</text:p>
          </table:table-cell>
          <table:table-cell table:formula="of:=IFERROR(AVERAGE([.J42];[.P42]);&quot;NA&quot;)" office:value-type="float" office:value="13.377" calcext:value-type="float">
            <text:p>13,377</text:p>
          </table:table-cell>
          <table:table-cell table:formula="of:=IFERROR(AVERAGE([.K42];[.Q42]);&quot;NA&quot;)" office:value-type="float" office:value="0.951219512195122" calcext:value-type="float">
            <text:p>0,951219512195122</text:p>
          </table:table-cell>
          <table:table-cell table:style-name="ce6" office:value-type="float" office:value="43" calcext:value-type="float">
            <text:p>43</text:p>
          </table:table-cell>
          <table:table-cell table:number-columns-repeated="2" office:value-type="float" office:value="39" calcext:value-type="float">
            <text:p>39</text:p>
          </table:table-cell>
          <table:table-cell table:formula="of:=IFERROR(([.F42]+[.G42]);&quot;NA&quot;)" office:value-type="float" office:value="82" calcext:value-type="float">
            <text:p>82</text:p>
          </table:table-cell>
          <table:table-cell table:formula="of:=[.H42]*0.343" office:value-type="float" office:value="13.377" calcext:value-type="float">
            <text:p>13,377</text:p>
          </table:table-cell>
          <table:table-cell table:formula="of:=IFERROR(2*[.H42]/[.I42];&quot;NA&quot;)" office:value-type="float" office:value="0.951219512195122" calcext:value-type="float">
            <text:p>0,951219512195122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26" calcext:value-type="float">
            <text:p>26</text:p>
          </table:table-cell>
        </table:table-row>
        <table:table-row table:style-name="ro1">
          <table:table-cell table:style-name="ce2" office:value-type="float" office:value="164030" calcext:value-type="float">
            <text:p>164030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ONE</text:p>
          </table:table-cell>
          <table:table-cell table:formula="of:=IFERROR(AVERAGE([.J43];[.P43]);&quot;NA&quot;)" office:value-type="float" office:value="16.464" calcext:value-type="float">
            <text:p>16,464</text:p>
          </table:table-cell>
          <table:table-cell table:formula="of:=IFERROR(AVERAGE([.K43];[.Q43]);&quot;NA&quot;)" office:value-type="float" office:value="0.96" calcext:value-type="float">
            <text:p>0,96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  <table:table-cell table:formula="of:=IFERROR(([.F43]+[.G43]);&quot;NA&quot;)" office:value-type="float" office:value="100" calcext:value-type="float">
            <text:p>100</text:p>
          </table:table-cell>
          <table:table-cell table:formula="of:=[.H43]*0.343" office:value-type="float" office:value="16.464" calcext:value-type="float">
            <text:p>16,464</text:p>
          </table:table-cell>
          <table:table-cell table:formula="of:=IFERROR(2*[.H43]/[.I43];&quot;NA&quot;)" office:value-type="float" office:value="0.96" calcext:value-type="float">
            <text:p>0,96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32" calcext:value-type="float">
            <text:p>32</text:p>
          </table:table-cell>
        </table:table-row>
        <table:table-row table:style-name="ro1">
          <table:table-cell table:style-name="ce2" office:value-type="float" office:value="164939" calcext:value-type="float">
            <text:p>164939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NA</text:p>
          </table:table-cell>
          <table:table-cell table:formula="of:=IFERROR(AVERAGE([.J44];[.P44]);&quot;NA&quot;)" office:value-type="string" office:string-value="NA" calcext:value-type="string">
            <text:p>NA</text:p>
          </table:table-cell>
          <table:table-cell table:formula="of:=IFERROR(AVERAGE([.K44];[.Q44]);&quot;NA&quot;)" office:value-type="string" office:string-value="NA" calcext:value-type="string">
            <text:p>NA</text:p>
          </table:table-cell>
          <table:table-cell table:number-columns-repeated="3" table:style-name="ce5" office:value-type="string" calcext:value-type="string">
            <text:p>NA</text:p>
          </table:table-cell>
          <table:table-cell table:formula="of:=IFERROR(([.F44]+[.G44]);&quot;NA&quot;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table:formula="of:=IFERROR(2*[.H44]/[.I44];&quot;NA&quot;)" office:value-type="string" office:string-value="NA" calcext:value-type="string">
            <text:p>NA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29" calcext:value-type="float">
            <text:p>29</text:p>
          </table:table-cell>
        </table:table-row>
        <table:table-row table:style-name="ro1">
          <table:table-cell table:style-name="ce2" office:value-type="float" office:value="167238" calcext:value-type="float">
            <text:p>167238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BROAD</text:p>
          </table:table-cell>
          <table:table-cell table:formula="of:=IFERROR(AVERAGE([.J45];[.P45]);&quot;NA&quot;)" office:value-type="float" office:value="25.382" calcext:value-type="float">
            <text:p>25,382</text:p>
          </table:table-cell>
          <table:table-cell table:formula="of:=IFERROR(AVERAGE([.K45];[.Q45]);&quot;NA&quot;)" office:value-type="float" office:value="0.86046511627907" calcext:value-type="float">
            <text:p>0,86046511627907</text:p>
          </table:table-cell>
          <table:table-cell office:value-type="float" office:value="94" calcext:value-type="float">
            <text:p>94</text:p>
          </table:table-cell>
          <table:table-cell office:value-type="float" office:value="78" calcext:value-type="float">
            <text:p>78</text:p>
          </table:table-cell>
          <table:table-cell office:value-type="float" office:value="74" calcext:value-type="float">
            <text:p>74</text:p>
          </table:table-cell>
          <table:table-cell table:formula="of:=IFERROR(([.F45]+[.G45]);&quot;NA&quot;)" office:value-type="float" office:value="172" calcext:value-type="float">
            <text:p>172</text:p>
          </table:table-cell>
          <table:table-cell table:formula="of:=[.H45]*0.343" office:value-type="float" office:value="25.382" calcext:value-type="float">
            <text:p>25,382</text:p>
          </table:table-cell>
          <table:table-cell table:formula="of:=IFERROR(2*[.H45]/[.I45];&quot;NA&quot;)" office:value-type="float" office:value="0.86046511627907" calcext:value-type="float">
            <text:p>0,86046511627907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33" calcext:value-type="float">
            <text:p>33</text:p>
          </table:table-cell>
        </table:table-row>
        <table:table-row table:style-name="ro1">
          <table:table-cell table:style-name="ce2" office:value-type="float" office:value="169949" calcext:value-type="float">
            <text:p>169949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BROAD</text:p>
          </table:table-cell>
          <table:table-cell table:formula="of:=IFERROR(AVERAGE([.J46];[.P46]);&quot;NA&quot;)" office:value-type="float" office:value="25.039" calcext:value-type="float">
            <text:p>25,039</text:p>
          </table:table-cell>
          <table:table-cell table:formula="of:=IFERROR(AVERAGE([.K46];[.Q46]);&quot;NA&quot;)" office:value-type="float" office:value="0.848837209302326" calcext:value-type="float">
            <text:p>0,848837209302326</text:p>
          </table:table-cell>
          <table:table-cell office:value-type="float" office:value="96" calcext:value-type="float">
            <text:p>96</text:p>
          </table:table-cell>
          <table:table-cell office:value-type="float" office:value="76" calcext:value-type="float">
            <text:p>76</text:p>
          </table:table-cell>
          <table:table-cell office:value-type="float" office:value="73" calcext:value-type="float">
            <text:p>73</text:p>
          </table:table-cell>
          <table:table-cell table:formula="of:=IFERROR(([.F46]+[.G46]);&quot;NA&quot;)" office:value-type="float" office:value="172" calcext:value-type="float">
            <text:p>172</text:p>
          </table:table-cell>
          <table:table-cell table:formula="of:=[.H46]*0.343" office:value-type="float" office:value="25.039" calcext:value-type="float">
            <text:p>25,039</text:p>
          </table:table-cell>
          <table:table-cell table:formula="of:=IFERROR(2*[.H46]/[.I46];&quot;NA&quot;)" office:value-type="float" office:value="0.848837209302326" calcext:value-type="float">
            <text:p>0,848837209302326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29" calcext:value-type="float">
            <text:p>29</text:p>
          </table:table-cell>
        </table:table-row>
        <table:table-row table:style-name="ro1">
          <table:table-cell table:style-name="ce2" office:value-type="float" office:value="173940" calcext:value-type="float">
            <text:p>173940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NA</text:p>
          </table:table-cell>
          <table:table-cell table:formula="of:=IFERROR(AVERAGE([.J47];[.P47]);&quot;NA&quot;)" office:value-type="string" office:string-value="NA" calcext:value-type="string">
            <text:p>NA</text:p>
          </table:table-cell>
          <table:table-cell table:formula="of:=IFERROR(AVERAGE([.K47];[.Q47]);&quot;NA&quot;)" office:value-type="string" office:string-value="NA" calcext:value-type="string">
            <text:p>NA</text:p>
          </table:table-cell>
          <table:table-cell table:number-columns-repeated="3" table:style-name="ce5" office:value-type="string" calcext:value-type="string">
            <text:p>NA</text:p>
          </table:table-cell>
          <table:table-cell table:formula="of:=IFERROR(([.F47]+[.G47]);&quot;NA&quot;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table:formula="of:=IFERROR(2*[.H47]/[.I47];&quot;NA&quot;)" office:value-type="string" office:string-value="NA" calcext:value-type="string">
            <text:p>NA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27" calcext:value-type="float">
            <text:p>27</text:p>
          </table:table-cell>
        </table:table-row>
        <table:table-row table:style-name="ro1">
          <table:table-cell table:style-name="ce2" office:value-type="float" office:value="174437" calcext:value-type="float">
            <text:p>174437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BROAD</text:p>
          </table:table-cell>
          <table:table-cell table:formula="of:=IFERROR(AVERAGE([.J48];[.P48]);&quot;NA&quot;)" office:value-type="float" office:value="27.097" calcext:value-type="float">
            <text:p>27,097</text:p>
          </table:table-cell>
          <table:table-cell table:formula="of:=IFERROR(AVERAGE([.K48];[.Q48]);&quot;NA&quot;)" office:value-type="float" office:value="0.923976608187135" calcext:value-type="float">
            <text:p>0,923976608187135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79" calcext:value-type="float">
            <text:p>79</text:p>
          </table:table-cell>
          <table:table-cell table:formula="of:=IFERROR(([.F48]+[.G48]);&quot;NA&quot;)" office:value-type="float" office:value="171" calcext:value-type="float">
            <text:p>171</text:p>
          </table:table-cell>
          <table:table-cell table:formula="of:=[.H48]*0.343" office:value-type="float" office:value="27.097" calcext:value-type="float">
            <text:p>27,097</text:p>
          </table:table-cell>
          <table:table-cell table:formula="of:=IFERROR(2*[.H48]/[.I48];&quot;NA&quot;)" office:value-type="float" office:value="0.923976608187135" calcext:value-type="float">
            <text:p>0,923976608187135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32" calcext:value-type="float">
            <text:p>32</text:p>
          </table:table-cell>
        </table:table-row>
        <table:table-row table:style-name="ro1">
          <table:table-cell table:style-name="ce2" office:value-type="float" office:value="178950" calcext:value-type="float">
            <text:p>178950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ONE</text:p>
          </table:table-cell>
          <table:table-cell table:formula="of:=IFERROR(AVERAGE([.J49];[.P49]);&quot;NA&quot;)" office:value-type="float" office:value="15.435" calcext:value-type="float">
            <text:p>15,435</text:p>
          </table:table-cell>
          <table:table-cell table:formula="of:=IFERROR(AVERAGE([.K49];[.Q49]);&quot;NA&quot;)" office:value-type="float" office:value="0.841121495327103" calcext:value-type="float">
            <text:p>0,841121495327103</text:p>
          </table:table-cell>
          <table:table-cell office:value-type="float" office:value="59" calcext:value-type="float">
            <text:p>59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table:formula="of:=IFERROR(([.F49]+[.G49]);&quot;NA&quot;)" office:value-type="float" office:value="107" calcext:value-type="float">
            <text:p>107</text:p>
          </table:table-cell>
          <table:table-cell table:formula="of:=[.H49]*0.343" office:value-type="float" office:value="15.435" calcext:value-type="float">
            <text:p>15,435</text:p>
          </table:table-cell>
          <table:table-cell table:formula="of:=IFERROR(2*[.H49]/[.I49];&quot;NA&quot;)" office:value-type="float" office:value="0.841121495327103" calcext:value-type="float">
            <text:p>0,841121495327103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34" calcext:value-type="float">
            <text:p>34</text:p>
          </table:table-cell>
        </table:table-row>
        <table:table-row table:style-name="ro1">
          <table:table-cell table:style-name="ce2" office:value-type="float" office:value="179346" calcext:value-type="float">
            <text:p>179346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NA</text:p>
          </table:table-cell>
          <table:table-cell table:formula="of:=IFERROR(AVERAGE([.J50];[.P50]);&quot;NA&quot;)" office:value-type="string" office:string-value="NA" calcext:value-type="string">
            <text:p>NA</text:p>
          </table:table-cell>
          <table:table-cell table:formula="of:=IFERROR(AVERAGE([.K50];[.Q50]);&quot;NA&quot;)" office:value-type="string" office:string-value="NA" calcext:value-type="string">
            <text:p>NA</text:p>
          </table:table-cell>
          <table:table-cell table:number-columns-repeated="3" table:style-name="ce5" office:value-type="string" calcext:value-type="string">
            <text:p>NA</text:p>
          </table:table-cell>
          <table:table-cell table:formula="of:=IFERROR(([.F50]+[.G50]);&quot;NA&quot;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table:formula="of:=IFERROR(2*[.H50]/[.I50];&quot;NA&quot;)" office:value-type="string" office:string-value="NA" calcext:value-type="string">
            <text:p>NA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27" calcext:value-type="float">
            <text:p>27</text:p>
          </table:table-cell>
        </table:table-row>
        <table:table-row table:style-name="ro1">
          <table:table-cell table:style-name="ce2" office:value-type="float" office:value="180129" calcext:value-type="float">
            <text:p>180129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ONE</text:p>
          </table:table-cell>
          <table:table-cell table:formula="of:=IFERROR(AVERAGE([.J51];[.P51]);&quot;NA&quot;)" office:value-type="float" office:value="13.034" calcext:value-type="float">
            <text:p>13,034</text:p>
          </table:table-cell>
          <table:table-cell table:formula="of:=IFERROR(AVERAGE([.K51];[.Q51]);&quot;NA&quot;)" office:value-type="float" office:value="0.8" calcext:value-type="float">
            <text:p>0,8</text:p>
          </table:table-cell>
          <table:table-cell office:value-type="float" office:value="54" calcext:value-type="float">
            <text:p>54</text:p>
          </table:table-cell>
          <table:table-cell office:value-type="float" office:value="41" calcext:value-type="float">
            <text:p>41</text:p>
          </table:table-cell>
          <table:table-cell table:style-name="ce6" office:value-type="float" office:value="38" calcext:value-type="float">
            <text:p>38</text:p>
          </table:table-cell>
          <table:table-cell table:formula="of:=IFERROR(([.F51]+[.G51]);&quot;NA&quot;)" office:value-type="float" office:value="95" calcext:value-type="float">
            <text:p>95</text:p>
          </table:table-cell>
          <table:table-cell table:formula="of:=[.H51]*0.343" office:value-type="float" office:value="13.034" calcext:value-type="float">
            <text:p>13,034</text:p>
          </table:table-cell>
          <table:table-cell table:formula="of:=IFERROR(2*[.H51]/[.I51];&quot;NA&quot;)" office:value-type="float" office:value="0.8" calcext:value-type="float">
            <text:p>0,8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27" calcext:value-type="float">
            <text:p>27</text:p>
          </table:table-cell>
        </table:table-row>
        <table:table-row table:style-name="ro1">
          <table:table-cell table:style-name="ce2" office:value-type="float" office:value="180432" calcext:value-type="float">
            <text:p>180432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BROAD</text:p>
          </table:table-cell>
          <table:table-cell table:formula="of:=IFERROR(AVERAGE([.J52];[.P52]);&quot;NA&quot;)" office:value-type="float" office:value="20.237" calcext:value-type="float">
            <text:p>20,237</text:p>
          </table:table-cell>
          <table:table-cell table:formula="of:=IFERROR(AVERAGE([.K52];[.Q52]);&quot;NA&quot;)" office:value-type="float" office:value="0.842857142857143" calcext:value-type="float">
            <text:p>0,842857142857143</text:p>
          </table:table-cell>
          <table:table-cell office:value-type="float" office:value="77" calcext:value-type="float">
            <text:p>77</text:p>
          </table:table-cell>
          <table:table-cell office:value-type="float" office:value="63" calcext:value-type="float">
            <text:p>63</text:p>
          </table:table-cell>
          <table:table-cell office:value-type="float" office:value="59" calcext:value-type="float">
            <text:p>59</text:p>
          </table:table-cell>
          <table:table-cell table:formula="of:=IFERROR(([.F52]+[.G52]);&quot;NA&quot;)" office:value-type="float" office:value="140" calcext:value-type="float">
            <text:p>140</text:p>
          </table:table-cell>
          <table:table-cell table:formula="of:=[.H52]*0.343" office:value-type="float" office:value="20.237" calcext:value-type="float">
            <text:p>20,237</text:p>
          </table:table-cell>
          <table:table-cell table:formula="of:=IFERROR(2*[.H52]/[.I52];&quot;NA&quot;)" office:value-type="float" office:value="0.842857142857143" calcext:value-type="float">
            <text:p>0,842857142857143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34" calcext:value-type="float">
            <text:p>34</text:p>
          </table:table-cell>
        </table:table-row>
        <table:table-row table:style-name="ro1">
          <table:table-cell table:style-name="ce2" office:value-type="float" office:value="182739" calcext:value-type="float">
            <text:p>182739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ONE</text:p>
          </table:table-cell>
          <table:table-cell table:formula="of:=IFERROR(AVERAGE([.J53];[.P53]);&quot;NA&quot;)" office:value-type="float" office:value="6.174" calcext:value-type="float">
            <text:p>6,174</text:p>
          </table:table-cell>
          <table:table-cell table:formula="of:=IFERROR(AVERAGE([.K53];[.Q53]);&quot;NA&quot;)" office:value-type="float" office:value="0.947368421052632" calcext:value-type="float">
            <text:p>0,94736842105263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8" calcext:value-type="float">
            <text:p>18</text:p>
          </table:table-cell>
          <table:table-cell table:formula="of:=IFERROR(([.F53]+[.G53]);&quot;NA&quot;)" office:value-type="float" office:value="38" calcext:value-type="float">
            <text:p>38</text:p>
          </table:table-cell>
          <table:table-cell table:formula="of:=[.H53]*0.343" office:value-type="float" office:value="6.174" calcext:value-type="float">
            <text:p>6,174</text:p>
          </table:table-cell>
          <table:table-cell table:formula="of:=IFERROR(2*[.H53]/[.I53];&quot;NA&quot;)" office:value-type="float" office:value="0.947368421052632" calcext:value-type="float">
            <text:p>0,947368421052632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30" calcext:value-type="float">
            <text:p>30</text:p>
          </table:table-cell>
        </table:table-row>
        <table:table-row table:style-name="ro1">
          <table:table-cell table:style-name="ce2" office:value-type="float" office:value="183034" calcext:value-type="float">
            <text:p>183034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ONE</text:p>
          </table:table-cell>
          <table:table-cell table:formula="of:=IFERROR(AVERAGE([.J54];[.P54]);&quot;NA&quot;)" office:value-type="float" office:value="13.034" calcext:value-type="float">
            <text:p>13,034</text:p>
          </table:table-cell>
          <table:table-cell table:formula="of:=IFERROR(AVERAGE([.K54];[.Q54]);&quot;NA&quot;)" office:value-type="float" office:value="0.853932584269663" calcext:value-type="float">
            <text:p>0,853932584269663</text:p>
          </table:table-cell>
          <table:table-cell table:style-name="ce5" office:value-type="float" office:value="51" calcext:value-type="float">
            <text:p>51</text:p>
          </table:table-cell>
          <table:table-cell table:number-columns-repeated="2" table:style-name="ce5" office:value-type="float" office:value="38" calcext:value-type="float">
            <text:p>38</text:p>
          </table:table-cell>
          <table:table-cell table:formula="of:=IFERROR(([.F54]+[.G54]);&quot;NA&quot;)" office:value-type="float" office:value="89" calcext:value-type="float">
            <text:p>89</text:p>
          </table:table-cell>
          <table:table-cell table:formula="of:=[.H54]*0.343" office:value-type="float" office:value="13.034" calcext:value-type="float">
            <text:p>13,034</text:p>
          </table:table-cell>
          <table:table-cell table:formula="of:=IFERROR(2*[.H54]/[.I54];&quot;NA&quot;)" office:value-type="float" office:value="0.853932584269663" calcext:value-type="float">
            <text:p>0,853932584269663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33" calcext:value-type="float">
            <text:p>33</text:p>
          </table:table-cell>
        </table:table-row>
        <table:table-row table:style-name="ro1">
          <table:table-cell table:style-name="ce2" office:value-type="float" office:value="185038" calcext:value-type="float">
            <text:p>185038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NA</text:p>
          </table:table-cell>
          <table:table-cell table:formula="of:=IFERROR(AVERAGE([.J55];[.P55]);&quot;NA&quot;)" office:value-type="string" office:string-value="NA" calcext:value-type="string">
            <text:p>NA</text:p>
          </table:table-cell>
          <table:table-cell table:formula="of:=IFERROR(AVERAGE([.K55];[.Q55]);&quot;NA&quot;)" office:value-type="string" office:string-value="NA" calcext:value-type="string">
            <text:p>NA</text:p>
          </table:table-cell>
          <table:table-cell table:number-columns-repeated="3" table:style-name="ce5" office:value-type="string" calcext:value-type="string">
            <text:p>NA</text:p>
          </table:table-cell>
          <table:table-cell table:formula="of:=IFERROR(([.F55]+[.G55]);&quot;NA&quot;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table:formula="of:=IFERROR(2*[.H55]/[.I55];&quot;NA&quot;)" office:value-type="string" office:string-value="NA" calcext:value-type="string">
            <text:p>NA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31" calcext:value-type="float">
            <text:p>31</text:p>
          </table:table-cell>
        </table:table-row>
        <table:table-row table:style-name="ro1">
          <table:table-cell table:style-name="ce2" office:value-type="float" office:value="185442" calcext:value-type="float">
            <text:p>185442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ONE</text:p>
          </table:table-cell>
          <table:table-cell table:formula="of:=IFERROR(AVERAGE([.J56];[.P56]);&quot;NA&quot;)" office:value-type="float" office:value="12.348" calcext:value-type="float">
            <text:p>12,348</text:p>
          </table:table-cell>
          <table:table-cell table:formula="of:=IFERROR(AVERAGE([.K56];[.Q56]);&quot;NA&quot;)" office:value-type="float" office:value="0.878048780487805" calcext:value-type="float">
            <text:p>0,878048780487805</text:p>
          </table:table-cell>
          <table:table-cell table:style-name="ce5"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table:formula="of:=IFERROR(([.F56]+[.G56]);&quot;NA&quot;)" office:value-type="float" office:value="82" calcext:value-type="float">
            <text:p>82</text:p>
          </table:table-cell>
          <table:table-cell table:formula="of:=[.H56]*0.343" office:value-type="float" office:value="12.348" calcext:value-type="float">
            <text:p>12,348</text:p>
          </table:table-cell>
          <table:table-cell table:formula="of:=IFERROR(2*[.H56]/[.I56];&quot;NA&quot;)" office:value-type="float" office:value="0.878048780487805" calcext:value-type="float">
            <text:p>0,878048780487805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22" calcext:value-type="float">
            <text:p>22</text:p>
          </table:table-cell>
        </table:table-row>
        <table:table-row table:style-name="ro1">
          <table:table-cell table:style-name="ce2" office:value-type="float" office:value="186141" calcext:value-type="float">
            <text:p>186141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NA</text:p>
          </table:table-cell>
          <table:table-cell table:formula="of:=IFERROR(AVERAGE([.J57];[.P57]);&quot;NA&quot;)" office:value-type="string" office:string-value="NA" calcext:value-type="string">
            <text:p>NA</text:p>
          </table:table-cell>
          <table:table-cell table:formula="of:=IFERROR(AVERAGE([.K57];[.Q57]);&quot;NA&quot;)" office:value-type="string" office:string-value="NA" calcext:value-type="string">
            <text:p>NA</text:p>
          </table:table-cell>
          <table:table-cell table:number-columns-repeated="3" table:style-name="ce5" office:value-type="string" calcext:value-type="string">
            <text:p>NA</text:p>
          </table:table-cell>
          <table:table-cell table:formula="of:=IFERROR(([.F57]+[.G57]);&quot;NA&quot;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table:formula="of:=IFERROR(2*[.H57]/[.I57];&quot;NA&quot;)" office:value-type="string" office:string-value="NA" calcext:value-type="string">
            <text:p>NA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31" calcext:value-type="float">
            <text:p>31</text:p>
          </table:table-cell>
        </table:table-row>
        <table:table-row table:style-name="ro1">
          <table:table-cell table:style-name="ce2" office:value-type="float" office:value="188145" calcext:value-type="float">
            <text:p>188145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NA</text:p>
          </table:table-cell>
          <table:table-cell table:formula="of:=IFERROR(AVERAGE([.J58];[.P58]);&quot;NA&quot;)" office:value-type="string" office:string-value="NA" calcext:value-type="string">
            <text:p>NA</text:p>
          </table:table-cell>
          <table:table-cell table:formula="of:=IFERROR(AVERAGE([.K58];[.Q58]);&quot;NA&quot;)" office:value-type="string" office:string-value="NA" calcext:value-type="string">
            <text:p>NA</text:p>
          </table:table-cell>
          <table:table-cell table:number-columns-repeated="3" table:style-name="ce5" office:value-type="string" calcext:value-type="string">
            <text:p>NA</text:p>
          </table:table-cell>
          <table:table-cell table:formula="of:=IFERROR(([.F58]+[.G58]);&quot;NA&quot;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table:formula="of:=IFERROR(2*[.H58]/[.I58];&quot;NA&quot;)" office:value-type="string" office:string-value="NA" calcext:value-type="string">
            <text:p>NA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32" calcext:value-type="float">
            <text:p>32</text:p>
          </table:table-cell>
        </table:table-row>
        <table:table-row table:style-name="ro1">
          <table:table-cell table:style-name="ce2" office:value-type="float" office:value="189450" calcext:value-type="float">
            <text:p>189450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NA</text:p>
          </table:table-cell>
          <table:table-cell table:formula="of:=IFERROR(AVERAGE([.J59];[.P59]);&quot;NA&quot;)" office:value-type="string" office:string-value="NA" calcext:value-type="string">
            <text:p>NA</text:p>
          </table:table-cell>
          <table:table-cell table:formula="of:=IFERROR(AVERAGE([.K59];[.Q59]);&quot;NA&quot;)" office:value-type="string" office:string-value="NA" calcext:value-type="string">
            <text:p>NA</text:p>
          </table:table-cell>
          <table:table-cell table:number-columns-repeated="3" table:style-name="ce5" office:value-type="string" calcext:value-type="string">
            <text:p>NA</text:p>
          </table:table-cell>
          <table:table-cell table:formula="of:=IFERROR(([.F59]+[.G59]);&quot;NA&quot;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table:formula="of:=IFERROR(2*[.H59]/[.I59];&quot;NA&quot;)" office:value-type="string" office:string-value="NA" calcext:value-type="string">
            <text:p>NA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23" calcext:value-type="float">
            <text:p>23</text:p>
          </table:table-cell>
        </table:table-row>
        <table:table-row table:style-name="ro1">
          <table:table-cell table:style-name="ce2" office:value-type="float" office:value="191033" calcext:value-type="float">
            <text:p>191033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ONE</text:p>
          </table:table-cell>
          <table:table-cell table:formula="of:=IFERROR(AVERAGE([.J60];[.P60]);&quot;NA&quot;)" office:value-type="float" office:value="16.807" calcext:value-type="float">
            <text:p>16,807</text:p>
          </table:table-cell>
          <table:table-cell table:formula="of:=IFERROR(AVERAGE([.K60];[.Q60]);&quot;NA&quot;)" office:value-type="float" office:value="0.924528301886793" calcext:value-type="float">
            <text:p>0,924528301886793</text:p>
          </table:table-cell>
          <table:table-cell table:style-name="ce5"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table:formula="of:=IFERROR(([.F60]+[.G60]);&quot;NA&quot;)" office:value-type="float" office:value="106" calcext:value-type="float">
            <text:p>106</text:p>
          </table:table-cell>
          <table:table-cell table:formula="of:=[.H60]*0.343" office:value-type="float" office:value="16.807" calcext:value-type="float">
            <text:p>16,807</text:p>
          </table:table-cell>
          <table:table-cell table:formula="of:=IFERROR(2*[.H60]/[.I60];&quot;NA&quot;)" office:value-type="float" office:value="0.924528301886793" calcext:value-type="float">
            <text:p>0,924528301886793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28" calcext:value-type="float">
            <text:p>28</text:p>
          </table:table-cell>
        </table:table-row>
        <table:table-row table:style-name="ro1">
          <table:table-cell table:style-name="ce2" office:value-type="float" office:value="191235" calcext:value-type="float">
            <text:p>191235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ONE</text:p>
          </table:table-cell>
          <table:table-cell table:formula="of:=IFERROR(AVERAGE([.J61];[.P61]);&quot;NA&quot;)" office:value-type="float" office:value="15.435" calcext:value-type="float">
            <text:p>15,435</text:p>
          </table:table-cell>
          <table:table-cell table:formula="of:=IFERROR(AVERAGE([.K61];[.Q61]);&quot;NA&quot;)" office:value-type="float" office:value="0.9" calcext:value-type="float">
            <text:p>0,9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 table:formula="of:=IFERROR(([.F61]+[.G61]);&quot;NA&quot;)" office:value-type="float" office:value="100" calcext:value-type="float">
            <text:p>100</text:p>
          </table:table-cell>
          <table:table-cell table:formula="of:=[.H61]*0.343" office:value-type="float" office:value="15.435" calcext:value-type="float">
            <text:p>15,435</text:p>
          </table:table-cell>
          <table:table-cell table:formula="of:=IFERROR(2*[.H61]/[.I61];&quot;NA&quot;)" office:value-type="float" office:value="0.9" calcext:value-type="float">
            <text:p>0,9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24" calcext:value-type="float">
            <text:p>24</text:p>
          </table:table-cell>
        </table:table-row>
        <table:table-row table:style-name="ro1">
          <table:table-cell table:style-name="ce2" office:value-type="float" office:value="192035" calcext:value-type="float">
            <text:p>192035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ONE</text:p>
          </table:table-cell>
          <table:table-cell table:formula="of:=IFERROR(AVERAGE([.J62];[.P62]);&quot;NA&quot;)" office:value-type="float" office:value="15.778" calcext:value-type="float">
            <text:p>15,778</text:p>
          </table:table-cell>
          <table:table-cell table:formula="of:=IFERROR(AVERAGE([.K62];[.Q62]);&quot;NA&quot;)" office:value-type="float" office:value="0.807017543859649" calcext:value-type="float">
            <text:p>0,807017543859649</text:p>
          </table:table-cell>
          <table:table-cell office:value-type="float" office:value="66" calcext:value-type="float">
            <text:p>66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table:formula="of:=IFERROR(([.F62]+[.G62]);&quot;NA&quot;)" office:value-type="float" office:value="114" calcext:value-type="float">
            <text:p>114</text:p>
          </table:table-cell>
          <table:table-cell table:formula="of:=[.H62]*0.343" office:value-type="float" office:value="15.778" calcext:value-type="float">
            <text:p>15,778</text:p>
          </table:table-cell>
          <table:table-cell table:formula="of:=IFERROR(2*[.H62]/[.I62];&quot;NA&quot;)" office:value-type="float" office:value="0.807017543859649" calcext:value-type="float">
            <text:p>0,807017543859649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30" calcext:value-type="float">
            <text:p>30</text:p>
          </table:table-cell>
        </table:table-row>
        <table:table-row table:style-name="ro1">
          <table:table-cell table:style-name="ce2" office:value-type="float" office:value="192136" calcext:value-type="float">
            <text:p>192136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ONE</text:p>
          </table:table-cell>
          <table:table-cell table:formula="of:=IFERROR(AVERAGE([.J63];[.P63]);&quot;NA&quot;)" office:value-type="float" office:value="11.662" calcext:value-type="float">
            <text:p>11,662</text:p>
          </table:table-cell>
          <table:table-cell table:formula="of:=IFERROR(AVERAGE([.K63];[.Q63]);&quot;NA&quot;)" office:value-type="float" office:value="0.883116883116883" calcext:value-type="float">
            <text:p>0,883116883116883</text:p>
          </table:table-cell>
          <table:table-cell table:style-name="ce5"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table:formula="of:=IFERROR(([.F63]+[.G63]);&quot;NA&quot;)" office:value-type="float" office:value="77" calcext:value-type="float">
            <text:p>77</text:p>
          </table:table-cell>
          <table:table-cell table:formula="of:=[.H63]*0.343" office:value-type="float" office:value="11.662" calcext:value-type="float">
            <text:p>11,662</text:p>
          </table:table-cell>
          <table:table-cell table:formula="of:=IFERROR(2*[.H63]/[.I63];&quot;NA&quot;)" office:value-type="float" office:value="0.883116883116883" calcext:value-type="float">
            <text:p>0,883116883116883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22" calcext:value-type="float">
            <text:p>22</text:p>
          </table:table-cell>
        </table:table-row>
        <table:table-row table:style-name="ro1">
          <table:table-cell table:style-name="ce2" office:value-type="float" office:value="194746" calcext:value-type="float">
            <text:p>194746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NA</text:p>
          </table:table-cell>
          <table:table-cell table:formula="of:=IFERROR(AVERAGE([.J64];[.P64]);&quot;NA&quot;)" office:value-type="string" office:string-value="NA" calcext:value-type="string">
            <text:p>NA</text:p>
          </table:table-cell>
          <table:table-cell table:formula="of:=IFERROR(AVERAGE([.K64];[.Q64]);&quot;NA&quot;)" office:value-type="string" office:string-value="NA" calcext:value-type="string">
            <text:p>NA</text:p>
          </table:table-cell>
          <table:table-cell table:number-columns-repeated="3" table:style-name="ce5" office:value-type="string" calcext:value-type="string">
            <text:p>NA</text:p>
          </table:table-cell>
          <table:table-cell table:formula="of:=IFERROR(([.F64]+[.G64]);&quot;NA&quot;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table:formula="of:=IFERROR(2*[.H64]/[.I64];&quot;NA&quot;)" office:value-type="string" office:string-value="NA" calcext:value-type="string">
            <text:p>NA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35" calcext:value-type="float">
            <text:p>35</text:p>
          </table:table-cell>
        </table:table-row>
        <table:table-row table:style-name="ro1">
          <table:table-cell table:style-name="ce2" office:value-type="float" office:value="198451" calcext:value-type="float">
            <text:p>198451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ONE</text:p>
          </table:table-cell>
          <table:table-cell table:formula="of:=IFERROR(AVERAGE([.J65];[.P65]);&quot;NA&quot;)" office:value-type="float" office:value="8.918" calcext:value-type="float">
            <text:p>8,918</text:p>
          </table:table-cell>
          <table:table-cell table:formula="of:=IFERROR(AVERAGE([.K65];[.Q65]);&quot;NA&quot;)" office:value-type="float" office:value="0.8125" calcext:value-type="float">
            <text:p>0,8125</text:p>
          </table:table-cell>
          <table:table-cell table:style-name="ce5" office:value-type="float" office:value="38" calcext:value-type="float">
            <text:p>38</text:p>
          </table:table-cell>
          <table:table-cell table:number-columns-repeated="2" table:style-name="ce5" office:value-type="float" office:value="26" calcext:value-type="float">
            <text:p>26</text:p>
          </table:table-cell>
          <table:table-cell table:formula="of:=IFERROR(([.F65]+[.G65]);&quot;NA&quot;)" office:value-type="float" office:value="64" calcext:value-type="float">
            <text:p>64</text:p>
          </table:table-cell>
          <table:table-cell table:formula="of:=[.H65]*0.343" office:value-type="float" office:value="8.918" calcext:value-type="float">
            <text:p>8,918</text:p>
          </table:table-cell>
          <table:table-cell table:formula="of:=IFERROR(2*[.H65]/[.I65];&quot;NA&quot;)" office:value-type="float" office:value="0.8125" calcext:value-type="float">
            <text:p>0,8125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26" calcext:value-type="float">
            <text:p>26</text:p>
          </table:table-cell>
        </table:table-row>
        <table:table-row table:style-name="ro1">
          <table:table-cell table:style-name="ce2" office:value-type="float" office:value="200917" calcext:value-type="float">
            <text:p>200917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ONE</text:p>
          </table:table-cell>
          <table:table-cell table:formula="of:=IFERROR(AVERAGE([.J66];[.P66]);&quot;NA&quot;)" office:value-type="float" office:value="22.295" calcext:value-type="float">
            <text:p>22,295</text:p>
          </table:table-cell>
          <table:table-cell table:formula="of:=IFERROR(AVERAGE([.K66];[.Q66]);&quot;NA&quot;)" office:value-type="float" office:value="0.935251798561151" calcext:value-type="float">
            <text:p>0,935251798561151</text:p>
          </table:table-cell>
          <table:table-cell office:value-type="float" office:value="72" calcext:value-type="float">
            <text:p>72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table:formula="of:=IFERROR(([.F66]+[.G66]);&quot;NA&quot;)" office:value-type="float" office:value="139" calcext:value-type="float">
            <text:p>139</text:p>
          </table:table-cell>
          <table:table-cell table:formula="of:=[.H66]*0.343" office:value-type="float" office:value="22.295" calcext:value-type="float">
            <text:p>22,295</text:p>
          </table:table-cell>
          <table:table-cell table:formula="of:=IFERROR(2*[.H66]/[.I66];&quot;NA&quot;)" office:value-type="float" office:value="0.935251798561151" calcext:value-type="float">
            <text:p>0,935251798561151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23" calcext:value-type="float">
            <text:p>23</text:p>
          </table:table-cell>
        </table:table-row>
        <table:table-row table:style-name="ro1">
          <table:table-cell table:style-name="ce2" office:value-type="float" office:value="201111" calcext:value-type="float">
            <text:p>201111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NA</text:p>
          </table:table-cell>
          <table:table-cell table:formula="of:=IFERROR(AVERAGE([.J67];[.P67]);&quot;NA&quot;)" office:value-type="string" office:string-value="NA" calcext:value-type="string">
            <text:p>NA</text:p>
          </table:table-cell>
          <table:table-cell table:formula="of:=IFERROR(AVERAGE([.K67];[.Q67]);&quot;NA&quot;)" office:value-type="string" office:string-value="NA" calcext:value-type="string">
            <text:p>NA</text:p>
          </table:table-cell>
          <table:table-cell table:number-columns-repeated="3" table:style-name="ce5" office:value-type="string" calcext:value-type="string">
            <text:p>NA</text:p>
          </table:table-cell>
          <table:table-cell table:formula="of:=IFERROR(([.F67]+[.G67]);&quot;NA&quot;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table:formula="of:=IFERROR(2*[.H67]/[.I67];&quot;NA&quot;)" office:value-type="string" office:string-value="NA" calcext:value-type="string">
            <text:p>NA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29" calcext:value-type="float">
            <text:p>29</text:p>
          </table:table-cell>
        </table:table-row>
        <table:table-row table:style-name="ro1">
          <table:table-cell table:style-name="ce2" office:value-type="float" office:value="201515" calcext:value-type="float">
            <text:p>201515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NA</text:p>
          </table:table-cell>
          <table:table-cell table:formula="of:=IFERROR(AVERAGE([.J68];[.P68]);&quot;NA&quot;)" office:value-type="string" office:string-value="NA" calcext:value-type="string">
            <text:p>NA</text:p>
          </table:table-cell>
          <table:table-cell table:formula="of:=IFERROR(AVERAGE([.K68];[.Q68]);&quot;NA&quot;)" office:value-type="string" office:string-value="NA" calcext:value-type="string">
            <text:p>NA</text:p>
          </table:table-cell>
          <table:table-cell table:number-columns-repeated="3" table:style-name="ce5" office:value-type="string" calcext:value-type="string">
            <text:p>NA</text:p>
          </table:table-cell>
          <table:table-cell table:formula="of:=IFERROR(([.F68]+[.G68]);&quot;NA&quot;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table:formula="of:=IFERROR(2*[.H68]/[.I68];&quot;NA&quot;)" office:value-type="string" office:string-value="NA" calcext:value-type="string">
            <text:p>NA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26" calcext:value-type="float">
            <text:p>26</text:p>
          </table:table-cell>
        </table:table-row>
        <table:table-row table:style-name="ro1">
          <table:table-cell table:style-name="ce2" office:value-type="float" office:value="204218" calcext:value-type="float">
            <text:p>204218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BILOBAR/BROAD</text:p>
          </table:table-cell>
          <table:table-cell table:formula="of:=IFERROR(AVERAGE([.J69];[.P69]);&quot;NA&quot;)" office:value-type="float" office:value="41.503" calcext:value-type="float">
            <text:p>41,503</text:p>
          </table:table-cell>
          <table:table-cell table:formula="of:=IFERROR(AVERAGE([.K69];[.Q69]);&quot;NA&quot;)" office:value-type="float" office:value="0.96031746031746" calcext:value-type="float">
            <text:p>0,96031746031746</text:p>
          </table:table-cell>
          <table:table-cell table:style-name="ce5" office:value-type="float" office:value="128" calcext:value-type="float">
            <text:p>128</text:p>
          </table:table-cell>
          <table:table-cell office:value-type="float" office:value="124" calcext:value-type="float">
            <text:p>124</text:p>
          </table:table-cell>
          <table:table-cell office:value-type="float" office:value="121" calcext:value-type="float">
            <text:p>121</text:p>
          </table:table-cell>
          <table:table-cell table:formula="of:=IFERROR(([.F69]+[.G69]);&quot;NA&quot;)" office:value-type="float" office:value="252" calcext:value-type="float">
            <text:p>252</text:p>
          </table:table-cell>
          <table:table-cell table:formula="of:=[.H69]*0.343" office:value-type="float" office:value="41.503" calcext:value-type="float">
            <text:p>41,503</text:p>
          </table:table-cell>
          <table:table-cell table:formula="of:=IFERROR(2*[.H69]/[.I69];&quot;NA&quot;)" office:value-type="float" office:value="0.96031746031746" calcext:value-type="float">
            <text:p>0,96031746031746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29" calcext:value-type="float">
            <text:p>29</text:p>
          </table:table-cell>
        </table:table-row>
        <table:table-row table:style-name="ro1">
          <table:table-cell table:style-name="ce2" office:value-type="float" office:value="205119" calcext:value-type="float">
            <text:p>205119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ONE</text:p>
          </table:table-cell>
          <table:table-cell table:formula="of:=IFERROR(AVERAGE([.J70];[.P70]);&quot;NA&quot;)" office:value-type="float" office:value="20.923" calcext:value-type="float">
            <text:p>20,923</text:p>
          </table:table-cell>
          <table:table-cell table:formula="of:=IFERROR(AVERAGE([.K70];[.Q70]);&quot;NA&quot;)" office:value-type="float" office:value="0.953125" calcext:value-type="float">
            <text:p>0,953125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office:value-type="float" office:value="61" calcext:value-type="float">
            <text:p>61</text:p>
          </table:table-cell>
          <table:table-cell table:formula="of:=IFERROR(([.F70]+[.G70]);&quot;NA&quot;)" office:value-type="float" office:value="128" calcext:value-type="float">
            <text:p>128</text:p>
          </table:table-cell>
          <table:table-cell table:formula="of:=[.H70]*0.343" office:value-type="float" office:value="20.923" calcext:value-type="float">
            <text:p>20,923</text:p>
          </table:table-cell>
          <table:table-cell table:formula="of:=IFERROR(2*[.H70]/[.I70];&quot;NA&quot;)" office:value-type="float" office:value="0.953125" calcext:value-type="float">
            <text:p>0,953125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31" calcext:value-type="float">
            <text:p>31</text:p>
          </table:table-cell>
        </table:table-row>
        <table:table-row table:style-name="ro1">
          <table:table-cell table:style-name="ce2" office:value-type="float" office:value="210112" calcext:value-type="float">
            <text:p>210112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ONE</text:p>
          </table:table-cell>
          <table:table-cell table:formula="of:=IFERROR(AVERAGE([.J71];[.P71]);&quot;NA&quot;)" office:value-type="float" office:value="17.15" calcext:value-type="float">
            <text:p>17,15</text:p>
          </table:table-cell>
          <table:table-cell table:formula="of:=IFERROR(AVERAGE([.K71];[.Q71]);&quot;NA&quot;)" office:value-type="float" office:value="0.884955752212389" calcext:value-type="float">
            <text:p>0,884955752212389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50" calcext:value-type="float">
            <text:p>50</text:p>
          </table:table-cell>
          <table:table-cell table:formula="of:=IFERROR(([.F71]+[.G71]);&quot;NA&quot;)" office:value-type="float" office:value="113" calcext:value-type="float">
            <text:p>113</text:p>
          </table:table-cell>
          <table:table-cell table:formula="of:=[.H71]*0.343" office:value-type="float" office:value="17.15" calcext:value-type="float">
            <text:p>17,15</text:p>
          </table:table-cell>
          <table:table-cell table:formula="of:=IFERROR(2*[.H71]/[.I71];&quot;NA&quot;)" office:value-type="float" office:value="0.884955752212389" calcext:value-type="float">
            <text:p>0,884955752212389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25" calcext:value-type="float">
            <text:p>25</text:p>
          </table:table-cell>
        </table:table-row>
        <table:table-row table:style-name="ro1">
          <table:table-cell table:style-name="ce2" office:value-type="float" office:value="212015" calcext:value-type="float">
            <text:p>212015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ONE</text:p>
          </table:table-cell>
          <table:table-cell table:formula="of:=IFERROR(AVERAGE([.J72];[.P72]);&quot;NA&quot;)" office:value-type="float" office:value="6.517" calcext:value-type="float">
            <text:p>6,517</text:p>
          </table:table-cell>
          <table:table-cell table:formula="of:=IFERROR(AVERAGE([.K72];[.Q72]);&quot;NA&quot;)" office:value-type="float" office:value="0.808510638297872" calcext:value-type="float">
            <text:p>0,808510638297872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table:formula="of:=IFERROR(([.F72]+[.G72]);&quot;NA&quot;)" office:value-type="float" office:value="47" calcext:value-type="float">
            <text:p>47</text:p>
          </table:table-cell>
          <table:table-cell table:formula="of:=[.H72]*0.343" office:value-type="float" office:value="6.517" calcext:value-type="float">
            <text:p>6,517</text:p>
          </table:table-cell>
          <table:table-cell table:formula="of:=IFERROR(2*[.H72]/[.I72];&quot;NA&quot;)" office:value-type="float" office:value="0.808510638297872" calcext:value-type="float">
            <text:p>0,808510638297872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25" calcext:value-type="float">
            <text:p>25</text:p>
          </table:table-cell>
        </table:table-row>
        <table:table-row table:style-name="ro1">
          <table:table-cell table:style-name="ce2" office:value-type="float" office:value="214221" calcext:value-type="float">
            <text:p>214221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ONE</text:p>
          </table:table-cell>
          <table:table-cell table:formula="of:=IFERROR(AVERAGE([.J73];[.P73]);&quot;NA&quot;)" office:value-type="float" office:value="12.005" calcext:value-type="float">
            <text:p>12,005</text:p>
          </table:table-cell>
          <table:table-cell table:formula="of:=IFERROR(AVERAGE([.K73];[.Q73]);&quot;NA&quot;)" office:value-type="float" office:value="0.843373493975904" calcext:value-type="float">
            <text:p>0,843373493975904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35" calcext:value-type="float">
            <text:p>35</text:p>
          </table:table-cell>
          <table:table-cell table:formula="of:=IFERROR(([.F73]+[.G73]);&quot;NA&quot;)" office:value-type="float" office:value="83" calcext:value-type="float">
            <text:p>83</text:p>
          </table:table-cell>
          <table:table-cell table:formula="of:=[.H73]*0.343" office:value-type="float" office:value="12.005" calcext:value-type="float">
            <text:p>12,005</text:p>
          </table:table-cell>
          <table:table-cell table:formula="of:=IFERROR(2*[.H73]/[.I73];&quot;NA&quot;)" office:value-type="float" office:value="0.843373493975904" calcext:value-type="float">
            <text:p>0,843373493975904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25" calcext:value-type="float">
            <text:p>25</text:p>
          </table:table-cell>
        </table:table-row>
        <table:table-row table:style-name="ro1">
          <table:table-cell table:style-name="ce2" office:value-type="float" office:value="214423" calcext:value-type="float">
            <text:p>214423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NA</text:p>
          </table:table-cell>
          <table:table-cell table:formula="of:=IFERROR(AVERAGE([.J74];[.P74]);&quot;NA&quot;)" office:value-type="string" office:string-value="NA" calcext:value-type="string">
            <text:p>NA</text:p>
          </table:table-cell>
          <table:table-cell table:formula="of:=IFERROR(AVERAGE([.K74];[.Q74]);&quot;NA&quot;)" office:value-type="string" office:string-value="NA" calcext:value-type="string">
            <text:p>NA</text:p>
          </table:table-cell>
          <table:table-cell table:number-columns-repeated="3" table:style-name="ce5" office:value-type="string" calcext:value-type="string">
            <text:p>NA</text:p>
          </table:table-cell>
          <table:table-cell table:formula="of:=IFERROR(([.F74]+[.G74]);&quot;NA&quot;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table:formula="of:=IFERROR(2*[.H74]/[.I74];&quot;NA&quot;)" office:value-type="string" office:string-value="NA" calcext:value-type="string">
            <text:p>NA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23" calcext:value-type="float">
            <text:p>23</text:p>
          </table:table-cell>
        </table:table-row>
        <table:table-row table:style-name="ro1">
          <table:table-cell table:style-name="ce2" office:value-type="float" office:value="220721" calcext:value-type="float">
            <text:p>220721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BROAD</text:p>
          </table:table-cell>
          <table:table-cell table:formula="of:=IFERROR(AVERAGE([.J75];[.P75]);&quot;NA&quot;)" office:value-type="float" office:value="16.464" calcext:value-type="float">
            <text:p>16,464</text:p>
          </table:table-cell>
          <table:table-cell table:formula="of:=IFERROR(AVERAGE([.K75];[.Q75]);&quot;NA&quot;)" office:value-type="float" office:value="0.872727272727273" calcext:value-type="float">
            <text:p>0,872727272727273</text:p>
          </table:table-cell>
          <table:table-cell office:value-type="float" office:value="59" calcext:value-type="float">
            <text:p>59</text:p>
          </table:table-cell>
          <table:table-cell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  <table:table-cell table:formula="of:=IFERROR(([.F75]+[.G75]);&quot;NA&quot;)" office:value-type="float" office:value="110" calcext:value-type="float">
            <text:p>110</text:p>
          </table:table-cell>
          <table:table-cell table:formula="of:=[.H75]*0.343" office:value-type="float" office:value="16.464" calcext:value-type="float">
            <text:p>16,464</text:p>
          </table:table-cell>
          <table:table-cell table:formula="of:=IFERROR(2*[.H75]/[.I75];&quot;NA&quot;)" office:value-type="float" office:value="0.872727272727273" calcext:value-type="float">
            <text:p>0,872727272727273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28" calcext:value-type="float">
            <text:p>28</text:p>
          </table:table-cell>
        </table:table-row>
        <table:table-row table:style-name="ro1">
          <table:table-cell table:style-name="ce2" office:value-type="float" office:value="231928" calcext:value-type="float">
            <text:p>231928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ONE</text:p>
          </table:table-cell>
          <table:table-cell table:formula="of:=IFERROR(AVERAGE([.J76];[.P76]);&quot;NA&quot;)" office:value-type="float" office:value="9.604" calcext:value-type="float">
            <text:p>9,604</text:p>
          </table:table-cell>
          <table:table-cell table:formula="of:=IFERROR(AVERAGE([.K76];[.Q76]);&quot;NA&quot;)" office:value-type="float" office:value="0.823529411764706" calcext:value-type="float">
            <text:p>0,823529411764706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table:formula="of:=IFERROR(([.F76]+[.G76]);&quot;NA&quot;)" office:value-type="float" office:value="68" calcext:value-type="float">
            <text:p>68</text:p>
          </table:table-cell>
          <table:table-cell table:formula="of:=[.H76]*0.343" office:value-type="float" office:value="9.604" calcext:value-type="float">
            <text:p>9,604</text:p>
          </table:table-cell>
          <table:table-cell table:formula="of:=IFERROR(2*[.H76]/[.I76];&quot;NA&quot;)" office:value-type="float" office:value="0.823529411764706" calcext:value-type="float">
            <text:p>0,823529411764706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30" calcext:value-type="float">
            <text:p>30</text:p>
          </table:table-cell>
        </table:table-row>
        <table:table-row table:style-name="ro1">
          <table:table-cell table:style-name="ce2" office:value-type="float" office:value="233326" calcext:value-type="float">
            <text:p>233326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ONE</text:p>
          </table:table-cell>
          <table:table-cell table:formula="of:=IFERROR(AVERAGE([.J77];[.P77]);&quot;NA&quot;)" office:value-type="float" office:value="15.435" calcext:value-type="float">
            <text:p>15,435</text:p>
          </table:table-cell>
          <table:table-cell table:formula="of:=IFERROR(AVERAGE([.K77];[.Q77]);&quot;NA&quot;)" office:value-type="float" office:value="0.857142857142857" calcext:value-type="float">
            <text:p>0,857142857142857</text:p>
          </table:table-cell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table:formula="of:=IFERROR(([.F77]+[.G77]);&quot;NA&quot;)" office:value-type="float" office:value="105" calcext:value-type="float">
            <text:p>105</text:p>
          </table:table-cell>
          <table:table-cell table:formula="of:=[.H77]*0.343" office:value-type="float" office:value="15.435" calcext:value-type="float">
            <text:p>15,435</text:p>
          </table:table-cell>
          <table:table-cell table:formula="of:=IFERROR(2*[.H77]/[.I77];&quot;NA&quot;)" office:value-type="float" office:value="0.857142857142857" calcext:value-type="float">
            <text:p>0,857142857142857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34" calcext:value-type="float">
            <text:p>34</text:p>
          </table:table-cell>
        </table:table-row>
        <table:table-row table:style-name="ro1">
          <table:table-cell table:style-name="ce2" office:value-type="float" office:value="295146" calcext:value-type="float">
            <text:p>295146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ONE</text:p>
          </table:table-cell>
          <table:table-cell table:formula="of:=IFERROR(AVERAGE([.J78];[.P78]);&quot;NA&quot;)" office:value-type="float" office:value="19.551" calcext:value-type="float">
            <text:p>19,551</text:p>
          </table:table-cell>
          <table:table-cell table:formula="of:=IFERROR(AVERAGE([.K78];[.Q78]);&quot;NA&quot;)" office:value-type="float" office:value="0.870229007633588" calcext:value-type="float">
            <text:p>0,870229007633588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57" calcext:value-type="float">
            <text:p>57</text:p>
          </table:table-cell>
          <table:table-cell table:formula="of:=IFERROR(([.F78]+[.G78]);&quot;NA&quot;)" office:value-type="float" office:value="131" calcext:value-type="float">
            <text:p>131</text:p>
          </table:table-cell>
          <table:table-cell table:formula="of:=[.H78]*0.343" office:value-type="float" office:value="19.551" calcext:value-type="float">
            <text:p>19,551</text:p>
          </table:table-cell>
          <table:table-cell table:formula="of:=IFERROR(2*[.H78]/[.I78];&quot;NA&quot;)" office:value-type="float" office:value="0.870229007633588" calcext:value-type="float">
            <text:p>0,870229007633588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27" calcext:value-type="float">
            <text:p>27</text:p>
          </table:table-cell>
        </table:table-row>
        <table:table-row table:style-name="ro1">
          <table:table-cell table:style-name="ce2" office:value-type="float" office:value="298051" calcext:value-type="float">
            <text:p>298051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ONE</text:p>
          </table:table-cell>
          <table:table-cell table:formula="of:=IFERROR(AVERAGE([.J79];[.P79]);&quot;NA&quot;)" office:value-type="float" office:value="17.15" calcext:value-type="float">
            <text:p>17,15</text:p>
          </table:table-cell>
          <table:table-cell table:formula="of:=IFERROR(AVERAGE([.K79];[.Q79]);&quot;NA&quot;)" office:value-type="float" office:value="0.87719298245614" calcext:value-type="float">
            <text:p>0,87719298245614</text:p>
          </table:table-cell>
          <table:table-cell office:value-type="float" office:value="60" calcext:value-type="float">
            <text:p>60</text:p>
          </table:table-cell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table:formula="of:=IFERROR(([.F79]+[.G79]);&quot;NA&quot;)" office:value-type="float" office:value="114" calcext:value-type="float">
            <text:p>114</text:p>
          </table:table-cell>
          <table:table-cell table:formula="of:=[.H79]*0.343" office:value-type="float" office:value="17.15" calcext:value-type="float">
            <text:p>17,15</text:p>
          </table:table-cell>
          <table:table-cell table:formula="of:=IFERROR(2*[.H79]/[.I79];&quot;NA&quot;)" office:value-type="float" office:value="0.87719298245614" calcext:value-type="float">
            <text:p>0,87719298245614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31" calcext:value-type="float">
            <text:p>31</text:p>
          </table:table-cell>
        </table:table-row>
        <table:table-row table:style-name="ro1">
          <table:table-cell table:style-name="ce2" office:value-type="float" office:value="300719" calcext:value-type="float">
            <text:p>300719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ONE</text:p>
          </table:table-cell>
          <table:table-cell table:formula="of:=IFERROR(AVERAGE([.J80];[.P80]);&quot;NA&quot;)" office:value-type="float" office:value="7.889" calcext:value-type="float">
            <text:p>7,889</text:p>
          </table:table-cell>
          <table:table-cell table:formula="of:=IFERROR(AVERAGE([.K80];[.Q80]);&quot;NA&quot;)" office:value-type="float" office:value="0.851851851851852" calcext:value-type="float">
            <text:p>0,85185185185185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3" calcext:value-type="float">
            <text:p>23</text:p>
          </table:table-cell>
          <table:table-cell table:formula="of:=IFERROR(([.F80]+[.G80]);&quot;NA&quot;)" office:value-type="float" office:value="54" calcext:value-type="float">
            <text:p>54</text:p>
          </table:table-cell>
          <table:table-cell table:formula="of:=[.H80]*0.343" office:value-type="float" office:value="7.889" calcext:value-type="float">
            <text:p>7,889</text:p>
          </table:table-cell>
          <table:table-cell table:formula="of:=IFERROR(2*[.H80]/[.I80];&quot;NA&quot;)" office:value-type="float" office:value="0.851851851851852" calcext:value-type="float">
            <text:p>0,851851851851852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30" calcext:value-type="float">
            <text:p>30</text:p>
          </table:table-cell>
        </table:table-row>
        <table:table-row table:style-name="ro1">
          <table:table-cell table:style-name="ce2" office:value-type="float" office:value="303119" calcext:value-type="float">
            <text:p>303119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NA</text:p>
          </table:table-cell>
          <table:table-cell table:formula="of:=IFERROR(AVERAGE([.J81];[.P81]);&quot;NA&quot;)" office:value-type="string" office:string-value="NA" calcext:value-type="string">
            <text:p>NA</text:p>
          </table:table-cell>
          <table:table-cell table:formula="of:=IFERROR(AVERAGE([.K81];[.Q81]);&quot;NA&quot;)" office:value-type="string" office:string-value="NA" calcext:value-type="string">
            <text:p>NA</text:p>
          </table:table-cell>
          <table:table-cell table:number-columns-repeated="3" table:style-name="ce5" office:value-type="string" calcext:value-type="string">
            <text:p>NA</text:p>
          </table:table-cell>
          <table:table-cell table:formula="of:=IFERROR(([.F81]+[.G81]);&quot;NA&quot;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table:formula="of:=IFERROR(2*[.H81]/[.I81];&quot;NA&quot;)" office:value-type="string" office:string-value="NA" calcext:value-type="string">
            <text:p>NA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30" calcext:value-type="float">
            <text:p>30</text:p>
          </table:table-cell>
        </table:table-row>
        <table:table-row table:style-name="ro1">
          <table:table-cell table:style-name="ce2" office:value-type="float" office:value="304727" calcext:value-type="float">
            <text:p>304727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ONE</text:p>
          </table:table-cell>
          <table:table-cell table:formula="of:=IFERROR(AVERAGE([.J82];[.P82]);&quot;NA&quot;)" office:value-type="float" office:value="12.691" calcext:value-type="float">
            <text:p>12,691</text:p>
          </table:table-cell>
          <table:table-cell table:formula="of:=IFERROR(AVERAGE([.K82];[.Q82]);&quot;NA&quot;)" office:value-type="float" office:value="0.831460674157303" calcext:value-type="float">
            <text:p>0,831460674157303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37" calcext:value-type="float">
            <text:p>37</text:p>
          </table:table-cell>
          <table:table-cell table:formula="of:=IFERROR(([.F82]+[.G82]);&quot;NA&quot;)" office:value-type="float" office:value="89" calcext:value-type="float">
            <text:p>89</text:p>
          </table:table-cell>
          <table:table-cell table:formula="of:=[.H82]*0.343" office:value-type="float" office:value="12.691" calcext:value-type="float">
            <text:p>12,691</text:p>
          </table:table-cell>
          <table:table-cell table:formula="of:=IFERROR(2*[.H82]/[.I82];&quot;NA&quot;)" office:value-type="float" office:value="0.831460674157303" calcext:value-type="float">
            <text:p>0,831460674157303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33" calcext:value-type="float">
            <text:p>33</text:p>
          </table:table-cell>
        </table:table-row>
        <table:table-row table:style-name="ro1">
          <table:table-cell table:style-name="ce2" office:value-type="float" office:value="308331" calcext:value-type="float">
            <text:p>308331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ONE</text:p>
          </table:table-cell>
          <table:table-cell table:formula="of:=IFERROR(AVERAGE([.J83];[.P83]);&quot;NA&quot;)" office:value-type="float" office:value="15.435" calcext:value-type="float">
            <text:p>15,435</text:p>
          </table:table-cell>
          <table:table-cell table:formula="of:=IFERROR(AVERAGE([.K83];[.Q83]);&quot;NA&quot;)" office:value-type="float" office:value="0.810810810810811" calcext:value-type="float">
            <text:p>0,810810810810811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51" calcext:value-type="float">
            <text:p>51</text:p>
          </table:table-cell>
          <table:table-cell table:style-name="ce5" office:value-type="float" office:value="45" calcext:value-type="float">
            <text:p>45</text:p>
          </table:table-cell>
          <table:table-cell table:formula="of:=IFERROR(([.F83]+[.G83]);&quot;NA&quot;)" office:value-type="float" office:value="111" calcext:value-type="float">
            <text:p>111</text:p>
          </table:table-cell>
          <table:table-cell table:formula="of:=[.H83]*0.343" office:value-type="float" office:value="15.435" calcext:value-type="float">
            <text:p>15,435</text:p>
          </table:table-cell>
          <table:table-cell table:formula="of:=IFERROR(2*[.H83]/[.I83];&quot;NA&quot;)" office:value-type="float" office:value="0.810810810810811" calcext:value-type="float">
            <text:p>0,810810810810811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29" calcext:value-type="float">
            <text:p>29</text:p>
          </table:table-cell>
        </table:table-row>
        <table:table-row table:style-name="ro1">
          <table:table-cell table:style-name="ce2" office:value-type="float" office:value="314225" calcext:value-type="float">
            <text:p>314225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ONE</text:p>
          </table:table-cell>
          <table:table-cell table:formula="of:=IFERROR(AVERAGE([.J84];[.P84]);&quot;NA&quot;)" office:value-type="float" office:value="16.807" calcext:value-type="float">
            <text:p>16,807</text:p>
          </table:table-cell>
          <table:table-cell table:formula="of:=IFERROR(AVERAGE([.K84];[.Q84]);&quot;NA&quot;)" office:value-type="float" office:value="0.882882882882883" calcext:value-type="float">
            <text:p>0,882882882882883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52" calcext:value-type="float">
            <text:p>52</text:p>
          </table:table-cell>
          <table:table-cell table:style-name="ce5" office:value-type="float" office:value="49" calcext:value-type="float">
            <text:p>49</text:p>
          </table:table-cell>
          <table:table-cell table:formula="of:=IFERROR(([.F84]+[.G84]);&quot;NA&quot;)" office:value-type="float" office:value="111" calcext:value-type="float">
            <text:p>111</text:p>
          </table:table-cell>
          <table:table-cell table:formula="of:=[.H84]*0.343" office:value-type="float" office:value="16.807" calcext:value-type="float">
            <text:p>16,807</text:p>
          </table:table-cell>
          <table:table-cell table:formula="of:=IFERROR(2*[.H84]/[.I84];&quot;NA&quot;)" office:value-type="float" office:value="0.882882882882883" calcext:value-type="float">
            <text:p>0,882882882882883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24" calcext:value-type="float">
            <text:p>24</text:p>
          </table:table-cell>
        </table:table-row>
        <table:table-row table:style-name="ro1">
          <table:table-cell table:style-name="ce2" office:value-type="float" office:value="318637" calcext:value-type="float">
            <text:p>318637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ONE</text:p>
          </table:table-cell>
          <table:table-cell table:formula="of:=IFERROR(AVERAGE([.J85];[.P85]);&quot;NA&quot;)" office:value-type="float" office:value="21.952" calcext:value-type="float">
            <text:p>21,952</text:p>
          </table:table-cell>
          <table:table-cell table:formula="of:=IFERROR(AVERAGE([.K85];[.Q85]);&quot;NA&quot;)" office:value-type="float" office:value="0.853333333333333" calcext:value-type="float">
            <text:p>0,853333333333333</text:p>
          </table:table-cell>
          <table:table-cell table:style-name="ce5" office:value-type="float" office:value="84" calcext:value-type="float">
            <text:p>84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float" office:value="64" calcext:value-type="float">
            <text:p>64</text:p>
          </table:table-cell>
          <table:table-cell table:formula="of:=IFERROR(([.F85]+[.G85]);&quot;NA&quot;)" office:value-type="float" office:value="150" calcext:value-type="float">
            <text:p>150</text:p>
          </table:table-cell>
          <table:table-cell table:formula="of:=[.H85]*0.343" office:value-type="float" office:value="21.952" calcext:value-type="float">
            <text:p>21,952</text:p>
          </table:table-cell>
          <table:table-cell table:formula="of:=IFERROR(2*[.H85]/[.I85];&quot;NA&quot;)" office:value-type="float" office:value="0.853333333333333" calcext:value-type="float">
            <text:p>0,853333333333333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27" calcext:value-type="float">
            <text:p>27</text:p>
          </table:table-cell>
        </table:table-row>
        <table:table-row table:style-name="ro1">
          <table:table-cell table:style-name="ce2" office:value-type="float" office:value="329844" calcext:value-type="float">
            <text:p>329844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ONE</text:p>
          </table:table-cell>
          <table:table-cell table:formula="of:=IFERROR(AVERAGE([.J86];[.P86]);&quot;NA&quot;)" office:value-type="float" office:value="13.034" calcext:value-type="float">
            <text:p>13,034</text:p>
          </table:table-cell>
          <table:table-cell table:formula="of:=IFERROR(AVERAGE([.K86];[.Q86]);&quot;NA&quot;)" office:value-type="float" office:value="0.808510638297872" calcext:value-type="float">
            <text:p>0,808510638297872</text:p>
          </table:table-cell>
          <table:table-cell table:style-name="ce5" office:value-type="float" office:value="56" calcext:value-type="float">
            <text:p>56</text:p>
          </table:table-cell>
          <table:table-cell table:number-columns-repeated="2" table:style-name="ce5" office:value-type="float" office:value="38" calcext:value-type="float">
            <text:p>38</text:p>
          </table:table-cell>
          <table:table-cell table:formula="of:=IFERROR(([.F86]+[.G86]);&quot;NA&quot;)" office:value-type="float" office:value="94" calcext:value-type="float">
            <text:p>94</text:p>
          </table:table-cell>
          <table:table-cell table:formula="of:=[.H86]*0.343" office:value-type="float" office:value="13.034" calcext:value-type="float">
            <text:p>13,034</text:p>
          </table:table-cell>
          <table:table-cell table:formula="of:=IFERROR(2*[.H86]/[.I86];&quot;NA&quot;)" office:value-type="float" office:value="0.808510638297872" calcext:value-type="float">
            <text:p>0,808510638297872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28" calcext:value-type="float">
            <text:p>28</text:p>
          </table:table-cell>
        </table:table-row>
        <table:table-row table:style-name="ro1">
          <table:table-cell table:style-name="ce2" office:value-type="float" office:value="349244" calcext:value-type="float">
            <text:p>349244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ONE</text:p>
          </table:table-cell>
          <table:table-cell table:formula="of:=IFERROR(AVERAGE([.J87];[.P87]);&quot;NA&quot;)" office:value-type="float" office:value="6.86" calcext:value-type="float">
            <text:p>6,86</text:p>
          </table:table-cell>
          <table:table-cell table:formula="of:=IFERROR(AVERAGE([.K87];[.Q87]);&quot;NA&quot;)" office:value-type="float" office:value="0.952380952380952" calcext:value-type="float">
            <text:p>0,952380952380952</text:p>
          </table:table-cell>
          <table:table-cell table:style-name="ce5" office:value-type="float" office:value="22" calcext:value-type="float">
            <text:p>22</text:p>
          </table:table-cell>
          <table:table-cell table:number-columns-repeated="2" table:style-name="ce5" office:value-type="float" office:value="20" calcext:value-type="float">
            <text:p>20</text:p>
          </table:table-cell>
          <table:table-cell table:formula="of:=IFERROR(([.F87]+[.G87]);&quot;NA&quot;)" office:value-type="float" office:value="42" calcext:value-type="float">
            <text:p>42</text:p>
          </table:table-cell>
          <table:table-cell table:formula="of:=[.H87]*0.343" office:value-type="float" office:value="6.86" calcext:value-type="float">
            <text:p>6,86</text:p>
          </table:table-cell>
          <table:table-cell table:formula="of:=IFERROR(2*[.H87]/[.I87];&quot;NA&quot;)" office:value-type="float" office:value="0.952380952380952" calcext:value-type="float">
            <text:p>0,952380952380952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26" calcext:value-type="float">
            <text:p>26</text:p>
          </table:table-cell>
        </table:table-row>
        <table:table-row table:style-name="ro1">
          <table:table-cell table:style-name="ce2" office:value-type="float" office:value="368753" calcext:value-type="float">
            <text:p>368753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ONE</text:p>
          </table:table-cell>
          <table:table-cell table:formula="of:=IFERROR(AVERAGE([.J88];[.P88]);&quot;NA&quot;)" office:value-type="float" office:value="15.092" calcext:value-type="float">
            <text:p>15,092</text:p>
          </table:table-cell>
          <table:table-cell table:formula="of:=IFERROR(AVERAGE([.K88];[.Q88]);&quot;NA&quot;)" office:value-type="float" office:value="0.822429906542056" calcext:value-type="float">
            <text:p>0,822429906542056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float" office:value="52" calcext:value-type="float">
            <text:p>52</text:p>
          </table:table-cell>
          <table:table-cell table:style-name="ce5" office:value-type="float" office:value="44" calcext:value-type="float">
            <text:p>44</text:p>
          </table:table-cell>
          <table:table-cell table:formula="of:=IFERROR(([.F88]+[.G88]);&quot;NA&quot;)" office:value-type="float" office:value="107" calcext:value-type="float">
            <text:p>107</text:p>
          </table:table-cell>
          <table:table-cell table:formula="of:=[.H88]*0.343" office:value-type="float" office:value="15.092" calcext:value-type="float">
            <text:p>15,092</text:p>
          </table:table-cell>
          <table:table-cell table:formula="of:=IFERROR(2*[.H88]/[.I88];&quot;NA&quot;)" office:value-type="float" office:value="0.822429906542056" calcext:value-type="float">
            <text:p>0,822429906542056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33" calcext:value-type="float">
            <text:p>33</text:p>
          </table:table-cell>
        </table:table-row>
        <table:table-row table:style-name="ro1">
          <table:table-cell table:style-name="ce2" office:value-type="float" office:value="376247" calcext:value-type="float">
            <text:p>376247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BROAD</text:p>
          </table:table-cell>
          <table:table-cell table:formula="of:=IFERROR(AVERAGE([.J89];[.P89]);&quot;NA&quot;)" office:value-type="float" office:value="22.638" calcext:value-type="float">
            <text:p>22,638</text:p>
          </table:table-cell>
          <table:table-cell table:formula="of:=IFERROR(AVERAGE([.K89];[.Q89]);&quot;NA&quot;)" office:value-type="float" office:value="0.868421052631579" calcext:value-type="float">
            <text:p>0,868421052631579</text:p>
          </table:table-cell>
          <table:table-cell table:style-name="ce5" office:value-type="float" office:value="85" calcext:value-type="float">
            <text:p>85</text:p>
          </table:table-cell>
          <table:table-cell table:style-name="ce5" office:value-type="float" office:value="67" calcext:value-type="float">
            <text:p>67</text:p>
          </table:table-cell>
          <table:table-cell table:style-name="ce5" office:value-type="float" office:value="66" calcext:value-type="float">
            <text:p>66</text:p>
          </table:table-cell>
          <table:table-cell table:formula="of:=IFERROR(([.F89]+[.G89]);&quot;NA&quot;)" office:value-type="float" office:value="152" calcext:value-type="float">
            <text:p>152</text:p>
          </table:table-cell>
          <table:table-cell table:formula="of:=[.H89]*0.343" office:value-type="float" office:value="22.638" calcext:value-type="float">
            <text:p>22,638</text:p>
          </table:table-cell>
          <table:table-cell table:formula="of:=IFERROR(2*[.H89]/[.I89];&quot;NA&quot;)" office:value-type="float" office:value="0.868421052631579" calcext:value-type="float">
            <text:p>0,868421052631579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29" calcext:value-type="float">
            <text:p>29</text:p>
          </table:table-cell>
        </table:table-row>
        <table:table-row table:style-name="ro1">
          <table:table-cell table:style-name="ce2" office:value-type="float" office:value="378756" calcext:value-type="float">
            <text:p>378756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NA</text:p>
          </table:table-cell>
          <table:table-cell table:formula="of:=IFERROR(AVERAGE([.J90];[.P90]);&quot;NA&quot;)" office:value-type="string" office:string-value="NA" calcext:value-type="string">
            <text:p>NA</text:p>
          </table:table-cell>
          <table:table-cell table:formula="of:=IFERROR(AVERAGE([.K90];[.Q90]);&quot;NA&quot;)" office:value-type="string" office:string-value="NA" calcext:value-type="string">
            <text:p>NA</text:p>
          </table:table-cell>
          <table:table-cell table:number-columns-repeated="3" table:style-name="ce5" office:value-type="string" calcext:value-type="string">
            <text:p>NA</text:p>
          </table:table-cell>
          <table:table-cell table:formula="of:=IFERROR(([.F90]+[.G90]);&quot;NA&quot;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table:formula="of:=IFERROR(2*[.H90]/[.I90];&quot;NA&quot;)" office:value-type="string" office:string-value="NA" calcext:value-type="string">
            <text:p>NA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26" calcext:value-type="float">
            <text:p>26</text:p>
          </table:table-cell>
        </table:table-row>
        <table:table-row table:style-name="ro1">
          <table:table-cell table:style-name="ce2" office:value-type="float" office:value="395756" calcext:value-type="float">
            <text:p>395756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ONE</text:p>
          </table:table-cell>
          <table:table-cell table:formula="of:=IFERROR(AVERAGE([.J91];[.P91]);&quot;NA&quot;)" office:value-type="float" office:value="6.517" calcext:value-type="float">
            <text:p>6,517</text:p>
          </table:table-cell>
          <table:table-cell table:formula="of:=IFERROR(AVERAGE([.K91];[.Q91]);&quot;NA&quot;)" office:value-type="float" office:value="1" calcext:value-type="float">
            <text:p>1</text:p>
          </table:table-cell>
          <table:table-cell table:number-columns-repeated="3" table:style-name="ce5" office:value-type="float" office:value="19" calcext:value-type="float">
            <text:p>19</text:p>
          </table:table-cell>
          <table:table-cell table:formula="of:=IFERROR(([.F91]+[.G91]);&quot;NA&quot;)" office:value-type="float" office:value="38" calcext:value-type="float">
            <text:p>38</text:p>
          </table:table-cell>
          <table:table-cell table:formula="of:=[.H91]*0.343" office:value-type="float" office:value="6.517" calcext:value-type="float">
            <text:p>6,517</text:p>
          </table:table-cell>
          <table:table-cell table:formula="of:=IFERROR(2*[.H91]/[.I91];&quot;NA&quot;)" office:value-type="float" office:value="1" calcext:value-type="float">
            <text:p>1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35" calcext:value-type="float">
            <text:p>35</text:p>
          </table:table-cell>
        </table:table-row>
        <table:table-row table:style-name="ro1">
          <table:table-cell table:style-name="ce2" office:value-type="float" office:value="412528" calcext:value-type="float">
            <text:p>412528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NA</text:p>
          </table:table-cell>
          <table:table-cell table:formula="of:=IFERROR(AVERAGE([.J92];[.P92]);&quot;NA&quot;)" office:value-type="string" office:string-value="NA" calcext:value-type="string">
            <text:p>NA</text:p>
          </table:table-cell>
          <table:table-cell table:formula="of:=IFERROR(AVERAGE([.K92];[.Q92]);&quot;NA&quot;)" office:value-type="string" office:string-value="NA" calcext:value-type="string">
            <text:p>NA</text:p>
          </table:table-cell>
          <table:table-cell table:number-columns-repeated="3" table:style-name="ce5" office:value-type="string" calcext:value-type="string">
            <text:p>NA</text:p>
          </table:table-cell>
          <table:table-cell table:formula="of:=IFERROR(([.F92]+[.G92]);&quot;NA&quot;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table:formula="of:=IFERROR(2*[.H92]/[.I92];&quot;NA&quot;)" office:value-type="string" office:string-value="NA" calcext:value-type="string">
            <text:p>NA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33" calcext:value-type="float">
            <text:p>33</text:p>
          </table:table-cell>
        </table:table-row>
        <table:table-row table:style-name="ro1">
          <table:table-cell table:style-name="ce2" office:value-type="float" office:value="436845" calcext:value-type="float">
            <text:p>436845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ONE </text:p>
          </table:table-cell>
          <table:table-cell table:formula="of:=IFERROR(AVERAGE([.J93];[.P93]);&quot;NA&quot;)" office:value-type="float" office:value="14.749" calcext:value-type="float">
            <text:p>14,749</text:p>
          </table:table-cell>
          <table:table-cell table:formula="of:=IFERROR(AVERAGE([.K93];[.Q93]);&quot;NA&quot;)" office:value-type="float" office:value="0.88659793814433" calcext:value-type="float">
            <text:p>0,88659793814433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table:formula="of:=IFERROR(([.F93]+[.G93]);&quot;NA&quot;)" office:value-type="float" office:value="97" calcext:value-type="float">
            <text:p>97</text:p>
          </table:table-cell>
          <table:table-cell table:formula="of:=[.H93]*0.343" office:value-type="float" office:value="14.749" calcext:value-type="float">
            <text:p>14,749</text:p>
          </table:table-cell>
          <table:table-cell table:formula="of:=IFERROR(2*[.H93]/[.I93];&quot;NA&quot;)" office:value-type="float" office:value="0.88659793814433" calcext:value-type="float">
            <text:p>0,88659793814433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26" calcext:value-type="float">
            <text:p>26</text:p>
          </table:table-cell>
        </table:table-row>
        <table:table-row table:style-name="ro1">
          <table:table-cell table:style-name="ce2" office:value-type="float" office:value="453542" calcext:value-type="float">
            <text:p>453542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BROAD</text:p>
          </table:table-cell>
          <table:table-cell table:formula="of:=IFERROR(AVERAGE([.J94];[.P94]);&quot;NA&quot;)" office:value-type="float" office:value="28.812" calcext:value-type="float">
            <text:p>28,812</text:p>
          </table:table-cell>
          <table:table-cell table:formula="of:=IFERROR(AVERAGE([.K94];[.Q94]);&quot;NA&quot;)" office:value-type="float" office:value="0.870466321243523" calcext:value-type="float">
            <text:p>0,870466321243523</text:p>
          </table:table-cell>
          <table:table-cell office:value-type="float" office:value="104" calcext:value-type="float">
            <text:p>104</text:p>
          </table:table-cell>
          <table:table-cell office:value-type="float" office:value="89" calcext:value-type="float">
            <text:p>89</text:p>
          </table:table-cell>
          <table:table-cell office:value-type="float" office:value="84" calcext:value-type="float">
            <text:p>84</text:p>
          </table:table-cell>
          <table:table-cell table:formula="of:=IFERROR(([.F94]+[.G94]);&quot;NA&quot;)" office:value-type="float" office:value="193" calcext:value-type="float">
            <text:p>193</text:p>
          </table:table-cell>
          <table:table-cell table:formula="of:=[.H94]*0.343" office:value-type="float" office:value="28.812" calcext:value-type="float">
            <text:p>28,812</text:p>
          </table:table-cell>
          <table:table-cell table:formula="of:=IFERROR(2*[.H94]/[.I94];&quot;NA&quot;)" office:value-type="float" office:value="0.870466321243523" calcext:value-type="float">
            <text:p>0,870466321243523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34" calcext:value-type="float">
            <text:p>34</text:p>
          </table:table-cell>
        </table:table-row>
        <table:table-row table:style-name="ro1">
          <table:table-cell table:style-name="ce2" office:value-type="float" office:value="465852" calcext:value-type="float">
            <text:p>465852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NA</text:p>
          </table:table-cell>
          <table:table-cell table:formula="of:=IFERROR(AVERAGE([.J95];[.P95]);&quot;NA&quot;)" office:value-type="string" office:string-value="NA" calcext:value-type="string">
            <text:p>NA</text:p>
          </table:table-cell>
          <table:table-cell table:formula="of:=IFERROR(AVERAGE([.K95];[.Q95]);&quot;NA&quot;)" office:value-type="string" office:string-value="NA" calcext:value-type="string">
            <text:p>NA</text:p>
          </table:table-cell>
          <table:table-cell table:number-columns-repeated="3" table:style-name="ce5" office:value-type="string" calcext:value-type="string">
            <text:p>NA</text:p>
          </table:table-cell>
          <table:table-cell table:formula="of:=IFERROR(([.F95]+[.G95]);&quot;NA&quot;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table:formula="of:=IFERROR(2*[.H95]/[.I95];&quot;NA&quot;)" office:value-type="string" office:string-value="NA" calcext:value-type="string">
            <text:p>NA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27" calcext:value-type="float">
            <text:p>27</text:p>
          </table:table-cell>
        </table:table-row>
        <table:table-row table:style-name="ro1">
          <table:table-cell table:style-name="ce2" office:value-type="float" office:value="481042" calcext:value-type="float">
            <text:p>481042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ONE </text:p>
          </table:table-cell>
          <table:table-cell table:formula="of:=IFERROR(AVERAGE([.J96];[.P96]);&quot;NA&quot;)" office:value-type="float" office:value="20.237" calcext:value-type="float">
            <text:p>20,237</text:p>
          </table:table-cell>
          <table:table-cell table:formula="of:=IFERROR(AVERAGE([.K96];[.Q96]);&quot;NA&quot;)" office:value-type="float" office:value="0.848920863309353" calcext:value-type="float">
            <text:p>0,848920863309353</text:p>
          </table:table-cell>
          <table:table-cell table:style-name="ce5" office:value-type="float" office:value="67" calcext:value-type="float">
            <text:p>67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float" office:value="59" calcext:value-type="float">
            <text:p>59</text:p>
          </table:table-cell>
          <table:table-cell table:formula="of:=IFERROR(([.F96]+[.G96]);&quot;NA&quot;)" office:value-type="float" office:value="139" calcext:value-type="float">
            <text:p>139</text:p>
          </table:table-cell>
          <table:table-cell table:formula="of:=[.H96]*0.343" office:value-type="float" office:value="20.237" calcext:value-type="float">
            <text:p>20,237</text:p>
          </table:table-cell>
          <table:table-cell table:formula="of:=IFERROR(2*[.H96]/[.I96];&quot;NA&quot;)" office:value-type="float" office:value="0.848920863309353" calcext:value-type="float">
            <text:p>0,848920863309353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32" calcext:value-type="float">
            <text:p>32</text:p>
          </table:table-cell>
        </table:table-row>
        <table:table-row table:style-name="ro1">
          <table:table-cell table:style-name="ce2" office:value-type="float" office:value="516742" calcext:value-type="float">
            <text:p>516742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ONE </text:p>
          </table:table-cell>
          <table:table-cell table:formula="of:=IFERROR(AVERAGE([.J97];[.P97]);&quot;NA&quot;)" office:value-type="float" office:value="7.546" calcext:value-type="float">
            <text:p>7,546</text:p>
          </table:table-cell>
          <table:table-cell table:formula="of:=IFERROR(AVERAGE([.K97];[.Q97]);&quot;NA&quot;)" office:value-type="float" office:value="0.814814814814815" calcext:value-type="float">
            <text:p>0,814814814814815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22" calcext:value-type="float">
            <text:p>22</text:p>
          </table:table-cell>
          <table:table-cell table:formula="of:=IFERROR(([.F97]+[.G97]);&quot;NA&quot;)" office:value-type="float" office:value="54" calcext:value-type="float">
            <text:p>54</text:p>
          </table:table-cell>
          <table:table-cell table:formula="of:=[.H97]*0.343" office:value-type="float" office:value="7.546" calcext:value-type="float">
            <text:p>7,546</text:p>
          </table:table-cell>
          <table:table-cell table:formula="of:=IFERROR(2*[.H97]/[.I97];&quot;NA&quot;)" office:value-type="float" office:value="0.814814814814815" calcext:value-type="float">
            <text:p>0,814814814814815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31" calcext:value-type="float">
            <text:p>31</text:p>
          </table:table-cell>
        </table:table-row>
        <table:table-row table:style-name="ro1">
          <table:table-cell table:style-name="ce2" office:value-type="float" office:value="518746" calcext:value-type="float">
            <text:p>518746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NA</text:p>
          </table:table-cell>
          <table:table-cell table:formula="of:=IFERROR(AVERAGE([.J98];[.P98]);&quot;NA&quot;)" office:value-type="string" office:string-value="NA" calcext:value-type="string">
            <text:p>NA</text:p>
          </table:table-cell>
          <table:table-cell table:formula="of:=IFERROR(AVERAGE([.K98];[.Q98]);&quot;NA&quot;)" office:value-type="string" office:string-value="NA" calcext:value-type="string">
            <text:p>NA</text:p>
          </table:table-cell>
          <table:table-cell table:number-columns-repeated="3" table:style-name="ce5" office:value-type="string" calcext:value-type="string">
            <text:p>NA</text:p>
          </table:table-cell>
          <table:table-cell table:formula="of:=IFERROR(([.F98]+[.G98]);&quot;NA&quot;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table:formula="of:=IFERROR(2*[.H98]/[.I98];&quot;NA&quot;)" office:value-type="string" office:string-value="NA" calcext:value-type="string">
            <text:p>NA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25" calcext:value-type="float">
            <text:p>25</text:p>
          </table:table-cell>
        </table:table-row>
        <table:table-row table:style-name="ro1">
          <table:table-cell table:style-name="ce2" office:value-type="float" office:value="529953" calcext:value-type="float">
            <text:p>529953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ONE</text:p>
          </table:table-cell>
          <table:table-cell table:formula="of:=IFERROR(AVERAGE([.J99];[.P99]);&quot;NA&quot;)" office:value-type="float" office:value="4.116" calcext:value-type="float">
            <text:p>4,116</text:p>
          </table:table-cell>
          <table:table-cell table:formula="of:=IFERROR(AVERAGE([.K99];[.Q99]);&quot;NA&quot;)" office:value-type="float" office:value="0.923076923076923" calcext:value-type="float">
            <text:p>0,923076923076923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2" calcext:value-type="float">
            <text:p>12</text:p>
          </table:table-cell>
          <table:table-cell table:formula="of:=IFERROR(([.F99]+[.G99]);&quot;NA&quot;)" office:value-type="float" office:value="26" calcext:value-type="float">
            <text:p>26</text:p>
          </table:table-cell>
          <table:table-cell table:formula="of:=[.H99]*0.343" office:value-type="float" office:value="4.116" calcext:value-type="float">
            <text:p>4,116</text:p>
          </table:table-cell>
          <table:table-cell table:formula="of:=IFERROR(2*[.H99]/[.I99];&quot;NA&quot;)" office:value-type="float" office:value="0.923076923076923" calcext:value-type="float">
            <text:p>0,923076923076923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26" calcext:value-type="float">
            <text:p>26</text:p>
          </table:table-cell>
        </table:table-row>
        <table:table-row table:style-name="ro1">
          <table:table-cell table:style-name="ce2" office:value-type="float" office:value="552241" calcext:value-type="float">
            <text:p>552241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ONE</text:p>
          </table:table-cell>
          <table:table-cell table:formula="of:=IFERROR(AVERAGE([.J100];[.P100]);&quot;NA&quot;)" office:value-type="float" office:value="12.348" calcext:value-type="float">
            <text:p>12,348</text:p>
          </table:table-cell>
          <table:table-cell table:formula="of:=IFERROR(AVERAGE([.K100];[.Q100]);&quot;NA&quot;)" office:value-type="float" office:value="0.867469879518072" calcext:value-type="float">
            <text:p>0,867469879518072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36" calcext:value-type="float">
            <text:p>36</text:p>
          </table:table-cell>
          <table:table-cell table:formula="of:=IFERROR(([.F100]+[.G100]);&quot;NA&quot;)" office:value-type="float" office:value="83" calcext:value-type="float">
            <text:p>83</text:p>
          </table:table-cell>
          <table:table-cell table:formula="of:=[.H100]*0.343" office:value-type="float" office:value="12.348" calcext:value-type="float">
            <text:p>12,348</text:p>
          </table:table-cell>
          <table:table-cell table:formula="of:=IFERROR(2*[.H100]/[.I100];&quot;NA&quot;)" office:value-type="float" office:value="0.867469879518072" calcext:value-type="float">
            <text:p>0,867469879518072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25" calcext:value-type="float">
            <text:p>25</text:p>
          </table:table-cell>
        </table:table-row>
        <table:table-row table:style-name="ro1">
          <table:table-cell table:style-name="ce2" office:value-type="float" office:value="553344" calcext:value-type="float">
            <text:p>553344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ONE</text:p>
          </table:table-cell>
          <table:table-cell table:formula="of:=IFERROR(AVERAGE([.J101];[.P101]);&quot;NA&quot;)" office:value-type="float" office:value="9.261" calcext:value-type="float">
            <text:p>9,261</text:p>
          </table:table-cell>
          <table:table-cell table:formula="of:=IFERROR(AVERAGE([.K101];[.Q101]);&quot;NA&quot;)" office:value-type="float" office:value="0.885245901639344" calcext:value-type="float">
            <text:p>0,885245901639344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27" calcext:value-type="float">
            <text:p>27</text:p>
          </table:table-cell>
          <table:table-cell table:formula="of:=IFERROR(([.F101]+[.G101]);&quot;NA&quot;)" office:value-type="float" office:value="61" calcext:value-type="float">
            <text:p>61</text:p>
          </table:table-cell>
          <table:table-cell table:formula="of:=[.H101]*0.343" office:value-type="float" office:value="9.261" calcext:value-type="float">
            <text:p>9,261</text:p>
          </table:table-cell>
          <table:table-cell table:formula="of:=IFERROR(2*[.H101]/[.I101];&quot;NA&quot;)" office:value-type="float" office:value="0.885245901639344" calcext:value-type="float">
            <text:p>0,885245901639344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33" calcext:value-type="float">
            <text:p>33</text:p>
          </table:table-cell>
        </table:table-row>
        <table:table-row table:style-name="ro1">
          <table:table-cell table:style-name="ce2" office:value-type="float" office:value="555348" calcext:value-type="float">
            <text:p>555348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ONE</text:p>
          </table:table-cell>
          <table:table-cell table:formula="of:=IFERROR(AVERAGE([.J102];[.P102]);&quot;NA&quot;)" office:value-type="float" office:value="9.261" calcext:value-type="float">
            <text:p>9,261</text:p>
          </table:table-cell>
          <table:table-cell table:formula="of:=IFERROR(AVERAGE([.K102];[.Q102]);&quot;NA&quot;)" office:value-type="float" office:value="0.857142857142857" calcext:value-type="float">
            <text:p>0,857142857142857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27" calcext:value-type="float">
            <text:p>27</text:p>
          </table:table-cell>
          <table:table-cell table:formula="of:=IFERROR(([.F102]+[.G102]);&quot;NA&quot;)" office:value-type="float" office:value="63" calcext:value-type="float">
            <text:p>63</text:p>
          </table:table-cell>
          <table:table-cell table:formula="of:=[.H102]*0.343" office:value-type="float" office:value="9.261" calcext:value-type="float">
            <text:p>9,261</text:p>
          </table:table-cell>
          <table:table-cell table:formula="of:=IFERROR(2*[.H102]/[.I102];&quot;NA&quot;)" office:value-type="float" office:value="0.857142857142857" calcext:value-type="float">
            <text:p>0,857142857142857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35" calcext:value-type="float">
            <text:p>35</text:p>
          </table:table-cell>
        </table:table-row>
        <table:table-row table:style-name="ro1">
          <table:table-cell table:style-name="ce2" office:value-type="float" office:value="555651" calcext:value-type="float">
            <text:p>555651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ONE</text:p>
          </table:table-cell>
          <table:table-cell table:formula="of:=IFERROR(AVERAGE([.J103];[.P103]);&quot;NA&quot;)" office:value-type="float" office:value="13.377" calcext:value-type="float">
            <text:p>13,377</text:p>
          </table:table-cell>
          <table:table-cell table:formula="of:=IFERROR(AVERAGE([.K103];[.Q103]);&quot;NA&quot;)" office:value-type="float" office:value="0.886363636363636" calcext:value-type="float">
            <text:p>0,886363636363636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float" office:value="39" calcext:value-type="float">
            <text:p>39</text:p>
          </table:table-cell>
          <table:table-cell table:formula="of:=IFERROR(([.F103]+[.G103]);&quot;NA&quot;)" office:value-type="float" office:value="88" calcext:value-type="float">
            <text:p>88</text:p>
          </table:table-cell>
          <table:table-cell table:formula="of:=[.H103]*0.343" office:value-type="float" office:value="13.377" calcext:value-type="float">
            <text:p>13,377</text:p>
          </table:table-cell>
          <table:table-cell table:formula="of:=IFERROR(2*[.H103]/[.I103];&quot;NA&quot;)" office:value-type="float" office:value="0.886363636363636" calcext:value-type="float">
            <text:p>0,886363636363636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34" calcext:value-type="float">
            <text:p>34</text:p>
          </table:table-cell>
        </table:table-row>
        <table:table-row table:style-name="ro1">
          <table:table-cell table:style-name="ce2" office:value-type="float" office:value="555954" calcext:value-type="float">
            <text:p>555954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NA</text:p>
          </table:table-cell>
          <table:table-cell table:formula="of:=IFERROR(AVERAGE([.J104];[.P104]);&quot;NA&quot;)" office:value-type="string" office:string-value="NA" calcext:value-type="string">
            <text:p>NA</text:p>
          </table:table-cell>
          <table:table-cell table:formula="of:=IFERROR(AVERAGE([.K104];[.Q104]);&quot;NA&quot;)" office:value-type="string" office:string-value="NA" calcext:value-type="string">
            <text:p>NA</text:p>
          </table:table-cell>
          <table:table-cell table:number-columns-repeated="3" table:style-name="ce5" office:value-type="string" calcext:value-type="string">
            <text:p>NA</text:p>
          </table:table-cell>
          <table:table-cell table:formula="of:=IFERROR(([.F104]+[.G104]);&quot;NA&quot;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table:formula="of:=IFERROR(2*[.H104]/[.I104];&quot;NA&quot;)" office:value-type="string" office:string-value="NA" calcext:value-type="string">
            <text:p>NA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29" calcext:value-type="float">
            <text:p>29</text:p>
          </table:table-cell>
        </table:table-row>
        <table:table-row table:style-name="ro1">
          <table:table-cell table:style-name="ce2" office:value-type="float" office:value="559053" calcext:value-type="float">
            <text:p>559053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NA</text:p>
          </table:table-cell>
          <table:table-cell table:formula="of:=IFERROR(AVERAGE([.J105];[.P105]);&quot;NA&quot;)" office:value-type="string" office:string-value="NA" calcext:value-type="string">
            <text:p>NA</text:p>
          </table:table-cell>
          <table:table-cell table:formula="of:=IFERROR(AVERAGE([.K105];[.Q105]);&quot;NA&quot;)" office:value-type="string" office:string-value="NA" calcext:value-type="string">
            <text:p>NA</text:p>
          </table:table-cell>
          <table:table-cell table:number-columns-repeated="3" table:style-name="ce5" office:value-type="string" calcext:value-type="string">
            <text:p>NA</text:p>
          </table:table-cell>
          <table:table-cell table:formula="of:=IFERROR(([.F105]+[.G105]);&quot;NA&quot;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table:formula="of:=IFERROR(2*[.H105]/[.I105];&quot;NA&quot;)" office:value-type="string" office:string-value="NA" calcext:value-type="string">
            <text:p>NA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35" calcext:value-type="float">
            <text:p>35</text:p>
          </table:table-cell>
        </table:table-row>
        <table:table-row table:style-name="ro1">
          <table:table-cell table:style-name="ce2" office:value-type="float" office:value="561444" calcext:value-type="float">
            <text:p>561444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ONE</text:p>
          </table:table-cell>
          <table:table-cell table:formula="of:=IFERROR(AVERAGE([.J106];[.P106]);&quot;NA&quot;)" office:value-type="float" office:value="4.116" calcext:value-type="float">
            <text:p>4,116</text:p>
          </table:table-cell>
          <table:table-cell table:formula="of:=IFERROR(AVERAGE([.K106];[.Q106]);&quot;NA&quot;)" office:value-type="float" office:value="0.857142857142857" calcext:value-type="float">
            <text:p>0,857142857142857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2" calcext:value-type="float">
            <text:p>12</text:p>
          </table:table-cell>
          <table:table-cell table:formula="of:=IFERROR(([.F106]+[.G106]);&quot;NA&quot;)" office:value-type="float" office:value="28" calcext:value-type="float">
            <text:p>28</text:p>
          </table:table-cell>
          <table:table-cell table:formula="of:=[.H106]*0.343" office:value-type="float" office:value="4.116" calcext:value-type="float">
            <text:p>4,116</text:p>
          </table:table-cell>
          <table:table-cell table:formula="of:=IFERROR(2*[.H106]/[.I106];&quot;NA&quot;)" office:value-type="float" office:value="0.857142857142857" calcext:value-type="float">
            <text:p>0,857142857142857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23" calcext:value-type="float">
            <text:p>23</text:p>
          </table:table-cell>
        </table:table-row>
        <table:table-row table:style-name="ro1">
          <table:table-cell table:style-name="ce2" office:value-type="float" office:value="567759" calcext:value-type="float">
            <text:p>567759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BROAD </text:p>
          </table:table-cell>
          <table:table-cell table:formula="of:=IFERROR(AVERAGE([.J107];[.P107]);&quot;NA&quot;)" office:value-type="float" office:value="28.126" calcext:value-type="float">
            <text:p>28,126</text:p>
          </table:table-cell>
          <table:table-cell table:formula="of:=IFERROR(AVERAGE([.K107];[.Q107]);&quot;NA&quot;)" office:value-type="float" office:value="0.896174863387978" calcext:value-type="float">
            <text:p>0,896174863387978</text:p>
          </table:table-cell>
          <table:table-cell office:value-type="float" office:value="85" calcext:value-type="float">
            <text:p>85</text:p>
          </table:table-cell>
          <table:table-cell office:value-type="float" office:value="98" calcext:value-type="float">
            <text:p>98</text:p>
          </table:table-cell>
          <table:table-cell office:value-type="float" office:value="82" calcext:value-type="float">
            <text:p>82</text:p>
          </table:table-cell>
          <table:table-cell table:formula="of:=IFERROR(([.F107]+[.G107]);&quot;NA&quot;)" office:value-type="float" office:value="183" calcext:value-type="float">
            <text:p>183</text:p>
          </table:table-cell>
          <table:table-cell table:formula="of:=[.H107]*0.343" office:value-type="float" office:value="28.126" calcext:value-type="float">
            <text:p>28,126</text:p>
          </table:table-cell>
          <table:table-cell table:formula="of:=IFERROR(2*[.H107]/[.I107];&quot;NA&quot;)" office:value-type="float" office:value="0.896174863387978" calcext:value-type="float">
            <text:p>0,896174863387978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30" calcext:value-type="float">
            <text:p>30</text:p>
          </table:table-cell>
        </table:table-row>
        <table:table-row table:style-name="ro1">
          <table:table-cell table:style-name="ce2" office:value-type="float" office:value="580751" calcext:value-type="float">
            <text:p>580751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BROAD</text:p>
          </table:table-cell>
          <table:table-cell table:formula="of:=IFERROR(AVERAGE([.J108];[.P108]);&quot;NA&quot;)" office:value-type="float" office:value="24.696" calcext:value-type="float">
            <text:p>24,696</text:p>
          </table:table-cell>
          <table:table-cell table:formula="of:=IFERROR(AVERAGE([.K108];[.Q108]);&quot;NA&quot;)" office:value-type="float" office:value="0.917197452229299" calcext:value-type="float">
            <text:p>0,917197452229299</text:p>
          </table:table-cell>
          <table:table-cell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  <table:table-cell office:value-type="float" office:value="72" calcext:value-type="float">
            <text:p>72</text:p>
          </table:table-cell>
          <table:table-cell table:formula="of:=IFERROR(([.F108]+[.G108]);&quot;NA&quot;)" office:value-type="float" office:value="157" calcext:value-type="float">
            <text:p>157</text:p>
          </table:table-cell>
          <table:table-cell table:formula="of:=[.H108]*0.343" office:value-type="float" office:value="24.696" calcext:value-type="float">
            <text:p>24,696</text:p>
          </table:table-cell>
          <table:table-cell table:formula="of:=IFERROR(2*[.H108]/[.I108];&quot;NA&quot;)" office:value-type="float" office:value="0.917197452229299" calcext:value-type="float">
            <text:p>0,917197452229299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24" calcext:value-type="float">
            <text:p>24</text:p>
          </table:table-cell>
        </table:table-row>
        <table:table-row table:style-name="ro1">
          <table:table-cell table:style-name="ce2" office:value-type="float" office:value="599671" calcext:value-type="float">
            <text:p>599671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NA</text:p>
          </table:table-cell>
          <table:table-cell table:formula="of:=IFERROR(AVERAGE([.J109];[.P109]);&quot;NA&quot;)" office:value-type="string" office:string-value="NA" calcext:value-type="string">
            <text:p>NA</text:p>
          </table:table-cell>
          <table:table-cell table:formula="of:=IFERROR(AVERAGE([.K109];[.Q109]);&quot;NA&quot;)" office:value-type="string" office:string-value="NA" calcext:value-type="string">
            <text:p>NA</text:p>
          </table:table-cell>
          <table:table-cell table:number-columns-repeated="3" table:style-name="ce5" office:value-type="string" calcext:value-type="string">
            <text:p>NA</text:p>
          </table:table-cell>
          <table:table-cell table:formula="of:=IFERROR(([.F109]+[.G109]);&quot;NA&quot;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table:formula="of:=IFERROR(2*[.H109]/[.I109];&quot;NA&quot;)" office:value-type="string" office:string-value="NA" calcext:value-type="string">
            <text:p>NA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27" calcext:value-type="float">
            <text:p>27</text:p>
          </table:table-cell>
        </table:table-row>
        <table:table-row table:style-name="ro1">
          <table:table-cell table:style-name="ce2" office:value-type="float" office:value="618952" calcext:value-type="float">
            <text:p>618952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ONE</text:p>
          </table:table-cell>
          <table:table-cell table:formula="of:=IFERROR(AVERAGE([.J110];[.P110]);&quot;NA&quot;)" office:value-type="float" office:value="8.575" calcext:value-type="float">
            <text:p>8,575</text:p>
          </table:table-cell>
          <table:table-cell table:formula="of:=IFERROR(AVERAGE([.K110];[.Q110]);&quot;NA&quot;)" office:value-type="float" office:value="0.87719298245614" calcext:value-type="float">
            <text:p>0,8771929824561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" calcext:value-type="float">
            <text:p>25</text:p>
          </table:table-cell>
          <table:table-cell table:formula="of:=IFERROR(([.F110]+[.G110]);&quot;NA&quot;)" office:value-type="float" office:value="57" calcext:value-type="float">
            <text:p>57</text:p>
          </table:table-cell>
          <table:table-cell table:formula="of:=[.H110]*0.343" office:value-type="float" office:value="8.575" calcext:value-type="float">
            <text:p>8,575</text:p>
          </table:table-cell>
          <table:table-cell table:formula="of:=IFERROR(2*[.H110]/[.I110];&quot;NA&quot;)" office:value-type="float" office:value="0.87719298245614" calcext:value-type="float">
            <text:p>0,87719298245614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22" calcext:value-type="float">
            <text:p>22</text:p>
          </table:table-cell>
        </table:table-row>
        <table:table-row table:style-name="ro1">
          <table:table-cell table:style-name="ce2" office:value-type="float" office:value="622236" calcext:value-type="float">
            <text:p>622236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BROAD</text:p>
          </table:table-cell>
          <table:table-cell table:formula="of:=IFERROR(AVERAGE([.J111];[.P111]);&quot;NA&quot;)" office:value-type="float" office:value="32.585" calcext:value-type="float">
            <text:p>32,585</text:p>
          </table:table-cell>
          <table:table-cell table:formula="of:=IFERROR(AVERAGE([.K111];[.Q111]);&quot;NA&quot;)" office:value-type="float" office:value="0.913461538461538" calcext:value-type="float">
            <text:p>0,913461538461538</text:p>
          </table:table-cell>
          <table:table-cell office:value-type="float" office:value="109" calcext:value-type="float">
            <text:p>109</text:p>
          </table:table-cell>
          <table:table-cell office:value-type="float" office:value="99" calcext:value-type="float">
            <text:p>99</text:p>
          </table:table-cell>
          <table:table-cell office:value-type="float" office:value="95" calcext:value-type="float">
            <text:p>95</text:p>
          </table:table-cell>
          <table:table-cell table:formula="of:=IFERROR(([.F111]+[.G111]);&quot;NA&quot;)" office:value-type="float" office:value="208" calcext:value-type="float">
            <text:p>208</text:p>
          </table:table-cell>
          <table:table-cell table:formula="of:=[.H111]*0.343" office:value-type="float" office:value="32.585" calcext:value-type="float">
            <text:p>32,585</text:p>
          </table:table-cell>
          <table:table-cell table:formula="of:=IFERROR(2*[.H111]/[.I111];&quot;NA&quot;)" office:value-type="float" office:value="0.913461538461538" calcext:value-type="float">
            <text:p>0,913461538461538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23" calcext:value-type="float">
            <text:p>23</text:p>
          </table:table-cell>
        </table:table-row>
        <table:table-row table:style-name="ro1">
          <table:table-cell table:style-name="ce2" office:value-type="float" office:value="627549" calcext:value-type="float">
            <text:p>627549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NA</text:p>
          </table:table-cell>
          <table:table-cell table:formula="of:=IFERROR(AVERAGE([.J112];[.P112]);&quot;NA&quot;)" office:value-type="string" office:string-value="NA" calcext:value-type="string">
            <text:p>NA</text:p>
          </table:table-cell>
          <table:table-cell table:formula="of:=IFERROR(AVERAGE([.K112];[.Q112]);&quot;NA&quot;)" office:value-type="string" office:string-value="NA" calcext:value-type="string">
            <text:p>NA</text:p>
          </table:table-cell>
          <table:table-cell table:number-columns-repeated="3" table:style-name="ce5" office:value-type="string" calcext:value-type="string">
            <text:p>NA</text:p>
          </table:table-cell>
          <table:table-cell table:formula="of:=IFERROR(([.F112]+[.G112]);&quot;NA&quot;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table:formula="of:=IFERROR(2*[.H112]/[.I112];&quot;NA&quot;)" office:value-type="string" office:string-value="NA" calcext:value-type="string">
            <text:p>NA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33" calcext:value-type="float">
            <text:p>33</text:p>
          </table:table-cell>
        </table:table-row>
        <table:table-row table:style-name="ro1">
          <table:table-cell table:style-name="ce2" office:value-type="float" office:value="654552" calcext:value-type="float">
            <text:p>654552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NA</text:p>
          </table:table-cell>
          <table:table-cell table:formula="of:=IFERROR(AVERAGE([.J113];[.P113]);&quot;NA&quot;)" office:value-type="string" office:string-value="NA" calcext:value-type="string">
            <text:p>NA</text:p>
          </table:table-cell>
          <table:table-cell table:formula="of:=IFERROR(AVERAGE([.K113];[.Q113]);&quot;NA&quot;)" office:value-type="string" office:string-value="NA" calcext:value-type="string">
            <text:p>NA</text:p>
          </table:table-cell>
          <table:table-cell table:number-columns-repeated="3" table:style-name="ce5" office:value-type="string" calcext:value-type="string">
            <text:p>NA</text:p>
          </table:table-cell>
          <table:table-cell table:formula="of:=IFERROR(([.F113]+[.G113]);&quot;NA&quot;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table:formula="of:=IFERROR(2*[.H113]/[.I113];&quot;NA&quot;)" office:value-type="string" office:string-value="NA" calcext:value-type="string">
            <text:p>NA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31" calcext:value-type="float">
            <text:p>31</text:p>
          </table:table-cell>
        </table:table-row>
        <table:table-row table:style-name="ro1">
          <table:table-cell table:style-name="ce2" office:value-type="float" office:value="656253" calcext:value-type="float">
            <text:p>656253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ONE</text:p>
          </table:table-cell>
          <table:table-cell table:formula="of:=IFERROR(AVERAGE([.J114];[.P114]);&quot;NA&quot;)" office:value-type="float" office:value="9.604" calcext:value-type="float">
            <text:p>9,604</text:p>
          </table:table-cell>
          <table:table-cell table:formula="of:=IFERROR(AVERAGE([.K114];[.Q114]);&quot;NA&quot;)" office:value-type="float" office:value="0.861538461538462" calcext:value-type="float">
            <text:p>0,861538461538462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table:formula="of:=IFERROR(([.F114]+[.G114]);&quot;NA&quot;)" office:value-type="float" office:value="65" calcext:value-type="float">
            <text:p>65</text:p>
          </table:table-cell>
          <table:table-cell table:formula="of:=[.H114]*0.343" office:value-type="float" office:value="9.604" calcext:value-type="float">
            <text:p>9,604</text:p>
          </table:table-cell>
          <table:table-cell table:formula="of:=IFERROR(2*[.H114]/[.I114];&quot;NA&quot;)" office:value-type="float" office:value="0.861538461538462" calcext:value-type="float">
            <text:p>0,861538461538462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28" calcext:value-type="float">
            <text:p>28</text:p>
          </table:table-cell>
        </table:table-row>
        <table:table-row table:style-name="ro1">
          <table:table-cell table:style-name="ce2" office:value-type="float" office:value="656657" calcext:value-type="float">
            <text:p>656657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NA</text:p>
          </table:table-cell>
          <table:table-cell table:formula="of:=IFERROR(AVERAGE([.J115];[.P115]);&quot;NA&quot;)" office:value-type="string" office:string-value="NA" calcext:value-type="string">
            <text:p>NA</text:p>
          </table:table-cell>
          <table:table-cell table:formula="of:=IFERROR(AVERAGE([.K115];[.Q115]);&quot;NA&quot;)" office:value-type="string" office:string-value="NA" calcext:value-type="string">
            <text:p>NA</text:p>
          </table:table-cell>
          <table:table-cell table:number-columns-repeated="3" table:style-name="ce5" office:value-type="string" calcext:value-type="string">
            <text:p>NA</text:p>
          </table:table-cell>
          <table:table-cell table:formula="of:=IFERROR(([.F115]+[.G115]);&quot;NA&quot;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table:formula="of:=IFERROR(2*[.H115]/[.I115];&quot;NA&quot;)" office:value-type="string" office:string-value="NA" calcext:value-type="string">
            <text:p>NA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25" calcext:value-type="float">
            <text:p>25</text:p>
          </table:table-cell>
        </table:table-row>
        <table:table-row table:style-name="ro1">
          <table:table-cell table:style-name="ce2" office:value-type="float" office:value="692964" calcext:value-type="float">
            <text:p>692964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NA</text:p>
          </table:table-cell>
          <table:table-cell table:formula="of:=IFERROR(AVERAGE([.J116];[.P116]);&quot;NA&quot;)" office:value-type="string" office:string-value="NA" calcext:value-type="string">
            <text:p>NA</text:p>
          </table:table-cell>
          <table:table-cell table:formula="of:=IFERROR(AVERAGE([.K116];[.Q116]);&quot;NA&quot;)" office:value-type="string" office:string-value="NA" calcext:value-type="string">
            <text:p>NA</text:p>
          </table:table-cell>
          <table:table-cell table:number-columns-repeated="3" table:style-name="ce5" office:value-type="string" calcext:value-type="string">
            <text:p>NA</text:p>
          </table:table-cell>
          <table:table-cell table:formula="of:=IFERROR(([.F116]+[.G116]);&quot;NA&quot;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table:formula="of:=IFERROR(2*[.H116]/[.I116];&quot;NA&quot;)" office:value-type="string" office:string-value="NA" calcext:value-type="string">
            <text:p>NA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25" calcext:value-type="float">
            <text:p>25</text:p>
          </table:table-cell>
        </table:table-row>
        <table:table-row table:style-name="ro1">
          <table:table-cell table:style-name="ce2" office:value-type="float" office:value="702133" calcext:value-type="float">
            <text:p>702133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ONE </text:p>
          </table:table-cell>
          <table:table-cell table:formula="of:=IFERROR(AVERAGE([.J117];[.P117]);&quot;NA&quot;)" office:value-type="float" office:value="10.633" calcext:value-type="float">
            <text:p>10,633</text:p>
          </table:table-cell>
          <table:table-cell table:formula="of:=IFERROR(AVERAGE([.K117];[.Q117]);&quot;NA&quot;)" office:value-type="float" office:value="0.911764705882353" calcext:value-type="float">
            <text:p>0,911764705882353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31" calcext:value-type="float">
            <text:p>31</text:p>
          </table:table-cell>
          <table:table-cell table:formula="of:=IFERROR(([.F117]+[.G117]);&quot;NA&quot;)" office:value-type="float" office:value="68" calcext:value-type="float">
            <text:p>68</text:p>
          </table:table-cell>
          <table:table-cell table:formula="of:=[.H117]*0.343" office:value-type="float" office:value="10.633" calcext:value-type="float">
            <text:p>10,633</text:p>
          </table:table-cell>
          <table:table-cell table:formula="of:=IFERROR(2*[.H117]/[.I117];&quot;NA&quot;)" office:value-type="float" office:value="0.911764705882353" calcext:value-type="float">
            <text:p>0,911764705882353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34" calcext:value-type="float">
            <text:p>34</text:p>
          </table:table-cell>
        </table:table-row>
        <table:table-row table:style-name="ro1">
          <table:table-cell table:style-name="ce2" office:value-type="float" office:value="709551" calcext:value-type="float">
            <text:p>709551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BROAD </text:p>
          </table:table-cell>
          <table:table-cell table:formula="of:=IFERROR(AVERAGE([.J118];[.P118]);&quot;NA&quot;)" office:value-type="float" office:value="29.155" calcext:value-type="float">
            <text:p>29,155</text:p>
          </table:table-cell>
          <table:table-cell table:formula="of:=IFERROR(AVERAGE([.K118];[.Q118]);&quot;NA&quot;)" office:value-type="float" office:value="0.894736842105263" calcext:value-type="float">
            <text:p>0,894736842105263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table:formula="of:=IFERROR(([.F118]+[.G118]);&quot;NA&quot;)" office:value-type="float" office:value="190" calcext:value-type="float">
            <text:p>190</text:p>
          </table:table-cell>
          <table:table-cell table:formula="of:=[.H118]*0.343" office:value-type="float" office:value="29.155" calcext:value-type="float">
            <text:p>29,155</text:p>
          </table:table-cell>
          <table:table-cell table:formula="of:=IFERROR(2*[.H118]/[.I118];&quot;NA&quot;)" office:value-type="float" office:value="0.894736842105263" calcext:value-type="float">
            <text:p>0,894736842105263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33" calcext:value-type="float">
            <text:p>33</text:p>
          </table:table-cell>
        </table:table-row>
        <table:table-row table:style-name="ro1">
          <table:table-cell table:style-name="ce2" office:value-type="float" office:value="725751" calcext:value-type="float">
            <text:p>725751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ONE</text:p>
          </table:table-cell>
          <table:table-cell table:formula="of:=IFERROR(AVERAGE([.J119];[.P119]);&quot;NA&quot;)" office:value-type="float" office:value="15.778" calcext:value-type="float">
            <text:p>15,778</text:p>
          </table:table-cell>
          <table:table-cell table:formula="of:=IFERROR(AVERAGE([.K119];[.Q119]);&quot;NA&quot;)" office:value-type="float" office:value="0.92" calcext:value-type="float">
            <text:p>0,9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table:formula="of:=IFERROR(([.F119]+[.G119]);&quot;NA&quot;)" office:value-type="float" office:value="100" calcext:value-type="float">
            <text:p>100</text:p>
          </table:table-cell>
          <table:table-cell table:formula="of:=[.H119]*0.343" office:value-type="float" office:value="15.778" calcext:value-type="float">
            <text:p>15,778</text:p>
          </table:table-cell>
          <table:table-cell table:formula="of:=IFERROR(2*[.H119]/[.I119];&quot;NA&quot;)" office:value-type="float" office:value="0.92" calcext:value-type="float">
            <text:p>0,92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29" calcext:value-type="float">
            <text:p>29</text:p>
          </table:table-cell>
        </table:table-row>
        <table:table-row table:style-name="ro1">
          <table:table-cell table:style-name="ce2" office:value-type="float" office:value="742549" calcext:value-type="float">
            <text:p>742549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NA</text:p>
          </table:table-cell>
          <table:table-cell table:formula="of:=IFERROR(AVERAGE([.J120];[.P120]);&quot;NA&quot;)" office:value-type="string" office:string-value="NA" calcext:value-type="string">
            <text:p>NA</text:p>
          </table:table-cell>
          <table:table-cell table:formula="of:=IFERROR(AVERAGE([.K120];[.Q120]);&quot;NA&quot;)" office:value-type="string" office:string-value="NA" calcext:value-type="string">
            <text:p>NA</text:p>
          </table:table-cell>
          <table:table-cell table:number-columns-repeated="3" table:style-name="ce5" office:value-type="string" calcext:value-type="string">
            <text:p>NA</text:p>
          </table:table-cell>
          <table:table-cell table:formula="of:=IFERROR(([.F120]+[.G120]);&quot;NA&quot;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table:formula="of:=IFERROR(2*[.H120]/[.I120];&quot;NA&quot;)" office:value-type="string" office:string-value="NA" calcext:value-type="string">
            <text:p>NA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27" calcext:value-type="float">
            <text:p>27</text:p>
          </table:table-cell>
        </table:table-row>
        <table:table-row table:style-name="ro1">
          <table:table-cell table:style-name="ce2" office:value-type="float" office:value="756055" calcext:value-type="float">
            <text:p>756055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ONE</text:p>
          </table:table-cell>
          <table:table-cell table:formula="of:=IFERROR(AVERAGE([.J121];[.P121]);&quot;NA&quot;)" office:value-type="float" office:value="12.005" calcext:value-type="float">
            <text:p>12,005</text:p>
          </table:table-cell>
          <table:table-cell table:formula="of:=IFERROR(AVERAGE([.K121];[.Q121]);&quot;NA&quot;)" office:value-type="float" office:value="0.843373493975904" calcext:value-type="float">
            <text:p>0,84337349397590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35" calcext:value-type="float">
            <text:p>35</text:p>
          </table:table-cell>
          <table:table-cell table:formula="of:=IFERROR(([.F121]+[.G121]);&quot;NA&quot;)" office:value-type="float" office:value="83" calcext:value-type="float">
            <text:p>83</text:p>
          </table:table-cell>
          <table:table-cell table:formula="of:=[.H121]*0.343" office:value-type="float" office:value="12.005" calcext:value-type="float">
            <text:p>12,005</text:p>
          </table:table-cell>
          <table:table-cell table:formula="of:=IFERROR(2*[.H121]/[.I121];&quot;NA&quot;)" office:value-type="float" office:value="0.843373493975904" calcext:value-type="float">
            <text:p>0,843373493975904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25" calcext:value-type="float">
            <text:p>25</text:p>
          </table:table-cell>
        </table:table-row>
        <table:table-row table:style-name="ro1">
          <table:table-cell table:style-name="ce2" office:value-type="float" office:value="769064" calcext:value-type="float">
            <text:p>769064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BROAD</text:p>
          </table:table-cell>
          <table:table-cell table:formula="of:=IFERROR(AVERAGE([.J122];[.P122]);&quot;NA&quot;)" office:value-type="float" office:value="30.184" calcext:value-type="float">
            <text:p>30,184</text:p>
          </table:table-cell>
          <table:table-cell table:formula="of:=IFERROR(AVERAGE([.K122];[.Q122]);&quot;NA&quot;)" office:value-type="float" office:value="0.846153846153846" calcext:value-type="float">
            <text:p>0,846153846153846</text:p>
          </table:table-cell>
          <table:table-cell office:value-type="float" office:value="105" calcext:value-type="float">
            <text:p>105</text:p>
          </table:table-cell>
          <table:table-cell office:value-type="float" office:value="103" calcext:value-type="float">
            <text:p>103</text:p>
          </table:table-cell>
          <table:table-cell office:value-type="float" office:value="88" calcext:value-type="float">
            <text:p>88</text:p>
          </table:table-cell>
          <table:table-cell table:formula="of:=IFERROR(([.F122]+[.G122]);&quot;NA&quot;)" office:value-type="float" office:value="208" calcext:value-type="float">
            <text:p>208</text:p>
          </table:table-cell>
          <table:table-cell table:formula="of:=[.H122]*0.343" office:value-type="float" office:value="30.184" calcext:value-type="float">
            <text:p>30,184</text:p>
          </table:table-cell>
          <table:table-cell table:formula="of:=IFERROR(2*[.H122]/[.I122];&quot;NA&quot;)" office:value-type="float" office:value="0.846153846153846" calcext:value-type="float">
            <text:p>0,846153846153846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27" calcext:value-type="float">
            <text:p>27</text:p>
          </table:table-cell>
        </table:table-row>
        <table:table-row table:style-name="ro1">
          <table:table-cell table:style-name="ce2" office:value-type="float" office:value="825553" calcext:value-type="float">
            <text:p>825553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BROAD </text:p>
          </table:table-cell>
          <table:table-cell table:formula="of:=IFERROR(AVERAGE([.J123];[.P123]);&quot;NA&quot;)" office:value-type="float" office:value="33.957" calcext:value-type="float">
            <text:p>33,957</text:p>
          </table:table-cell>
          <table:table-cell table:formula="of:=IFERROR(AVERAGE([.K123];[.Q123]);&quot;NA&quot;)" office:value-type="float" office:value="0.868421052631579" calcext:value-type="float">
            <text:p>0,868421052631579</text:p>
          </table:table-cell>
          <table:table-cell table:style-name="ce5" office:value-type="float" office:value="129" calcext:value-type="float">
            <text:p>129</text:p>
          </table:table-cell>
          <table:table-cell table:number-columns-repeated="2" table:style-name="ce5" office:value-type="float" office:value="99" calcext:value-type="float">
            <text:p>99</text:p>
          </table:table-cell>
          <table:table-cell table:formula="of:=IFERROR(([.F123]+[.G123]);&quot;NA&quot;)" office:value-type="float" office:value="228" calcext:value-type="float">
            <text:p>228</text:p>
          </table:table-cell>
          <table:table-cell table:formula="of:=[.H123]*0.343" office:value-type="float" office:value="33.957" calcext:value-type="float">
            <text:p>33,957</text:p>
          </table:table-cell>
          <table:table-cell table:formula="of:=IFERROR(2*[.H123]/[.I123];&quot;NA&quot;)" office:value-type="float" office:value="0.868421052631579" calcext:value-type="float">
            <text:p>0,868421052631579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28" calcext:value-type="float">
            <text:p>28</text:p>
          </table:table-cell>
        </table:table-row>
        <table:table-row table:style-name="ro1">
          <table:table-cell table:style-name="ce2" office:value-type="float" office:value="826353" calcext:value-type="float">
            <text:p>826353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ONE</text:p>
          </table:table-cell>
          <table:table-cell table:formula="of:=IFERROR(AVERAGE([.J124];[.P124]);&quot;NA&quot;)" office:value-type="float" office:value="13.72" calcext:value-type="float">
            <text:p>13,72</text:p>
          </table:table-cell>
          <table:table-cell table:formula="of:=IFERROR(AVERAGE([.K124];[.Q124]);&quot;NA&quot;)" office:value-type="float" office:value="0.860215053763441" calcext:value-type="float">
            <text:p>0,860215053763441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40" calcext:value-type="float">
            <text:p>40</text:p>
          </table:table-cell>
          <table:table-cell table:formula="of:=IFERROR(([.F124]+[.G124]);&quot;NA&quot;)" office:value-type="float" office:value="93" calcext:value-type="float">
            <text:p>93</text:p>
          </table:table-cell>
          <table:table-cell table:formula="of:=[.H124]*0.343" office:value-type="float" office:value="13.72" calcext:value-type="float">
            <text:p>13,72</text:p>
          </table:table-cell>
          <table:table-cell table:formula="of:=IFERROR(2*[.H124]/[.I124];&quot;NA&quot;)" office:value-type="float" office:value="0.860215053763441" calcext:value-type="float">
            <text:p>0,860215053763441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30" calcext:value-type="float">
            <text:p>30</text:p>
          </table:table-cell>
        </table:table-row>
        <table:table-row table:style-name="ro1">
          <table:table-cell table:style-name="ce2" office:value-type="float" office:value="833148" calcext:value-type="float">
            <text:p>833148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NA</text:p>
          </table:table-cell>
          <table:table-cell table:formula="of:=IFERROR(AVERAGE([.J125];[.P125]);&quot;NA&quot;)" office:value-type="string" office:string-value="NA" calcext:value-type="string">
            <text:p>NA</text:p>
          </table:table-cell>
          <table:table-cell table:formula="of:=IFERROR(AVERAGE([.K125];[.Q125]);&quot;NA&quot;)" office:value-type="string" office:string-value="NA" calcext:value-type="string">
            <text:p>NA</text:p>
          </table:table-cell>
          <table:table-cell table:number-columns-repeated="3" table:style-name="ce5" office:value-type="string" calcext:value-type="string">
            <text:p>NA</text:p>
          </table:table-cell>
          <table:table-cell table:formula="of:=IFERROR(([.F125]+[.G125]);&quot;NA&quot;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table:formula="of:=IFERROR(2*[.H125]/[.I125];&quot;NA&quot;)" office:value-type="string" office:string-value="NA" calcext:value-type="string">
            <text:p>NA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27" calcext:value-type="float">
            <text:p>27</text:p>
          </table:table-cell>
        </table:table-row>
        <table:table-row table:style-name="ro1">
          <table:table-cell table:style-name="ce2" office:value-type="float" office:value="835657" calcext:value-type="float">
            <text:p>835657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ONE</text:p>
          </table:table-cell>
          <table:table-cell table:formula="of:=IFERROR(AVERAGE([.J126];[.P126]);&quot;NA&quot;)" office:value-type="float" office:value="17.802" calcext:value-type="float">
            <text:p>17,802</text:p>
          </table:table-cell>
          <table:table-cell table:formula="of:=IFERROR(AVERAGE([.K126];[.Q126]);&quot;NA&quot;)" office:value-type="float" office:value="0.892290869327501" calcext:value-type="float">
            <text:p>0,892290869327501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28" calcext:value-type="float">
            <text:p>28</text:p>
          </table:table-cell>
          <table:table-cell table:formula="of:=IFERROR(([.F126]+[.G126]);&quot;NA&quot;)" office:value-type="float" office:value="62" calcext:value-type="float">
            <text:p>62</text:p>
          </table:table-cell>
          <table:table-cell table:formula="of:=[.H126]*0.343" office:value-type="float" office:value="9.604" calcext:value-type="float">
            <text:p>9,604</text:p>
          </table:table-cell>
          <table:table-cell table:formula="of:=IFERROR(2*[.H126]/[.I126];&quot;NA&quot;)" office:value-type="float" office:value="0.903225806451613" calcext:value-type="float">
            <text:p>0,903225806451613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table:formula="of:=[.L126]+[.M126]" office:value-type="float" office:value="59" calcext:value-type="float">
            <text:p>59</text:p>
          </table:table-cell>
          <table:table-cell table:formula="of:=[.N126]" office:value-type="float" office:value="26" calcext:value-type="float">
            <text:p>26</text:p>
          </table:table-cell>
          <table:table-cell table:formula="of:=(2*[.N126])/[.O126]" office:value-type="float" office:value="0.88135593220339" calcext:value-type="float">
            <text:p>0,88135593220339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32" calcext:value-type="float">
            <text:p>32</text:p>
          </table:table-cell>
        </table:table-row>
        <table:table-row table:style-name="ro1">
          <table:table-cell table:style-name="ce2" office:value-type="float" office:value="837560" calcext:value-type="float">
            <text:p>837560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ONE</text:p>
          </table:table-cell>
          <table:table-cell table:formula="of:=IFERROR(AVERAGE([.J127];[.P127]);&quot;NA&quot;)" office:value-type="float" office:value="39.662" calcext:value-type="float">
            <text:p>39,662</text:p>
          </table:table-cell>
          <table:table-cell table:formula="of:=IFERROR(AVERAGE([.K127];[.Q127]);&quot;NA&quot;)" office:value-type="float" office:value="0.813521028849496" calcext:value-type="float">
            <text:p>0,813521028849496</text:p>
          </table:table-cell>
          <table:table-cell table:style-name="ce5" office:value-type="float" office:value="69" calcext:value-type="float">
            <text:p>69</text:p>
          </table:table-cell>
          <table:table-cell table:style-name="ce5" office:value-type="float" office:value="99" calcext:value-type="float">
            <text:p>99</text:p>
          </table:table-cell>
          <table:table-cell table:style-name="ce5" office:value-type="float" office:value="68" calcext:value-type="float">
            <text:p>68</text:p>
          </table:table-cell>
          <table:table-cell table:formula="of:=IFERROR(([.F127]+[.G127]);&quot;NA&quot;)" office:value-type="float" office:value="168" calcext:value-type="float">
            <text:p>168</text:p>
          </table:table-cell>
          <table:table-cell table:formula="of:=[.H127]*0.343" office:value-type="float" office:value="23.324" calcext:value-type="float">
            <text:p>23,324</text:p>
          </table:table-cell>
          <table:table-cell table:formula="of:=IFERROR(2*[.H127]/[.I127];&quot;NA&quot;)" office:value-type="float" office:value="0.80952380952381" calcext:value-type="float">
            <text:p>0,80952380952381</text:p>
          </table:table-cell>
          <table:table-cell office:value-type="float" office:value="58" calcext:value-type="float">
            <text:p>58</text:p>
          </table:table-cell>
          <table:table-cell office:value-type="float" office:value="79" calcext:value-type="float">
            <text:p>79</text:p>
          </table:table-cell>
          <table:table-cell office:value-type="float" office:value="56" calcext:value-type="float">
            <text:p>56</text:p>
          </table:table-cell>
          <table:table-cell table:formula="of:=[.L127]+[.M127]" office:value-type="float" office:value="137" calcext:value-type="float">
            <text:p>137</text:p>
          </table:table-cell>
          <table:table-cell table:formula="of:=[.N127]" office:value-type="float" office:value="56" calcext:value-type="float">
            <text:p>56</text:p>
          </table:table-cell>
          <table:table-cell table:formula="of:=(2*[.N127])/[.O127]" office:value-type="float" office:value="0.817518248175183" calcext:value-type="float">
            <text:p>0,817518248175183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30" calcext:value-type="float">
            <text:p>30</text:p>
          </table:table-cell>
        </table:table-row>
        <table:table-row table:style-name="ro1">
          <table:table-cell table:style-name="ce2" office:value-type="float" office:value="859671" calcext:value-type="float">
            <text:p>859671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ONE</text:p>
          </table:table-cell>
          <table:table-cell table:formula="of:=IFERROR(AVERAGE([.J128];[.P128]);&quot;NA&quot;)" office:value-type="float" office:value="9.604" calcext:value-type="float">
            <text:p>9,604</text:p>
          </table:table-cell>
          <table:table-cell table:formula="of:=IFERROR(AVERAGE([.K128];[.Q128]);&quot;NA&quot;)" office:value-type="float" office:value="0.861538461538462" calcext:value-type="float">
            <text:p>0,861538461538462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28" calcext:value-type="float">
            <text:p>28</text:p>
          </table:table-cell>
          <table:table-cell table:formula="of:=IFERROR(([.F128]+[.G128]);&quot;NA&quot;)" office:value-type="float" office:value="65" calcext:value-type="float">
            <text:p>65</text:p>
          </table:table-cell>
          <table:table-cell table:formula="of:=[.H128]*0.343" office:value-type="float" office:value="9.604" calcext:value-type="float">
            <text:p>9,604</text:p>
          </table:table-cell>
          <table:table-cell table:formula="of:=IFERROR(2*[.H128]/[.I128];&quot;NA&quot;)" office:value-type="float" office:value="0.861538461538462" calcext:value-type="float">
            <text:p>0,861538461538462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31" calcext:value-type="float">
            <text:p>31</text:p>
          </table:table-cell>
        </table:table-row>
        <table:table-row table:style-name="ro1">
          <table:table-cell table:style-name="ce2" office:value-type="float" office:value="877269" calcext:value-type="float">
            <text:p>877269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ONE </text:p>
          </table:table-cell>
          <table:table-cell table:formula="of:=IFERROR(AVERAGE([.J129];[.P129]);&quot;NA&quot;)" office:value-type="float" office:value="28.9035" calcext:value-type="float">
            <text:p>28,9035</text:p>
          </table:table-cell>
          <table:table-cell table:formula="of:=IFERROR(AVERAGE([.K129];[.Q129]);&quot;NA&quot;)" office:value-type="float" office:value="0.881120231772091" calcext:value-type="float">
            <text:p>0,881120231772091</text:p>
          </table:table-cell>
          <table:table-cell table:style-name="ce5" office:value-type="float" office:value="53" calcext:value-type="float">
            <text:p>53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49" calcext:value-type="float">
            <text:p>49</text:p>
          </table:table-cell>
          <table:table-cell table:formula="of:=IFERROR(([.F129]+[.G129]);&quot;NA&quot;)" office:value-type="float" office:value="109" calcext:value-type="float">
            <text:p>109</text:p>
          </table:table-cell>
          <table:table-cell table:formula="of:=[.H129]*0.343" office:value-type="float" office:value="16.807" calcext:value-type="float">
            <text:p>16,807</text:p>
          </table:table-cell>
          <table:table-cell table:formula="of:=IFERROR(2*[.H129]/[.I129];&quot;NA&quot;)" office:value-type="float" office:value="0.89908256880734" calcext:value-type="float">
            <text:p>0,89908256880734</text:p>
          </table:table-cell>
          <table:table-cell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  <table:table-cell office:value-type="float" office:value="41" calcext:value-type="float">
            <text:p>41</text:p>
          </table:table-cell>
          <table:table-cell table:formula="of:=[.L129]+[.M129]" office:value-type="float" office:value="95" calcext:value-type="float">
            <text:p>95</text:p>
          </table:table-cell>
          <table:table-cell table:formula="of:=[.N129]" office:value-type="float" office:value="41" calcext:value-type="float">
            <text:p>41</text:p>
          </table:table-cell>
          <table:table-cell table:formula="of:=(2*[.N129])/[.O129]" office:value-type="float" office:value="0.863157894736842" calcext:value-type="float">
            <text:p>0,863157894736842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23" calcext:value-type="float">
            <text:p>23</text:p>
          </table:table-cell>
        </table:table-row>
        <table:table-row table:style-name="ro1">
          <table:table-cell table:style-name="ce2" office:value-type="float" office:value="887373" calcext:value-type="float">
            <text:p>887373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NA</text:p>
          </table:table-cell>
          <table:table-cell table:formula="of:=IFERROR(AVERAGE([.J130];[.P130]);&quot;NA&quot;)" office:value-type="string" office:string-value="NA" calcext:value-type="string">
            <text:p>NA</text:p>
          </table:table-cell>
          <table:table-cell table:formula="of:=IFERROR(AVERAGE([.K130];[.Q130]);&quot;NA&quot;)" office:value-type="string" office:string-value="NA" calcext:value-type="string">
            <text:p>NA</text:p>
          </table:table-cell>
          <table:table-cell table:number-columns-repeated="3" table:style-name="ce5" office:value-type="string" calcext:value-type="string">
            <text:p>NA</text:p>
          </table:table-cell>
          <table:table-cell table:formula="of:=IFERROR(([.F130]+[.G130]);&quot;NA&quot;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table:formula="of:=IFERROR(2*[.H130]/[.I130];&quot;NA&quot;)" office:value-type="string" office:string-value="NA" calcext:value-type="string">
            <text:p>NA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35" calcext:value-type="float">
            <text:p>35</text:p>
          </table:table-cell>
        </table:table-row>
        <table:table-row table:style-name="ro1">
          <table:table-cell table:style-name="ce2" office:value-type="float" office:value="894067" calcext:value-type="float">
            <text:p>894067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NA</text:p>
          </table:table-cell>
          <table:table-cell table:formula="of:=IFERROR(AVERAGE([.J131];[.P131]);&quot;NA&quot;)" office:value-type="string" office:string-value="NA" calcext:value-type="string">
            <text:p>NA</text:p>
          </table:table-cell>
          <table:table-cell table:formula="of:=IFERROR(AVERAGE([.K131];[.Q131]);&quot;NA&quot;)" office:value-type="string" office:string-value="NA" calcext:value-type="string">
            <text:p>NA</text:p>
          </table:table-cell>
          <table:table-cell table:number-columns-repeated="3" table:style-name="ce5" office:value-type="string" calcext:value-type="string">
            <text:p>NA</text:p>
          </table:table-cell>
          <table:table-cell table:formula="of:=IFERROR(([.F131]+[.G131]);&quot;NA&quot;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table:formula="of:=IFERROR(2*[.H131]/[.I131];&quot;NA&quot;)" office:value-type="string" office:string-value="NA" calcext:value-type="string">
            <text:p>NA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34" calcext:value-type="float">
            <text:p>34</text:p>
          </table:table-cell>
        </table:table-row>
        <table:table-row table:style-name="ro1">
          <table:table-cell table:style-name="ce2" office:value-type="float" office:value="901139" calcext:value-type="float">
            <text:p>901139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ONE </text:p>
          </table:table-cell>
          <table:table-cell table:formula="of:=IFERROR(AVERAGE([.J132];[.P132]);&quot;NA&quot;)" office:value-type="float" office:value="22.981" calcext:value-type="float">
            <text:p>22,981</text:p>
          </table:table-cell>
          <table:table-cell table:formula="of:=IFERROR(AVERAGE([.K132];[.Q132]);&quot;NA&quot;)" office:value-type="float" office:value="0.917808219178082" calcext:value-type="float">
            <text:p>0,917808219178082</text:p>
          </table:table-cell>
          <table:table-cell table:style-name="ce5" office:value-type="float" office:value="77" calcext:value-type="float">
            <text:p>77</text:p>
          </table:table-cell>
          <table:table-cell table:style-name="ce5" office:value-type="float" office:value="69" calcext:value-type="float">
            <text:p>69</text:p>
          </table:table-cell>
          <table:table-cell table:style-name="ce5" office:value-type="float" office:value="67" calcext:value-type="float">
            <text:p>67</text:p>
          </table:table-cell>
          <table:table-cell table:formula="of:=IFERROR(([.F132]+[.G132]);&quot;NA&quot;)" office:value-type="float" office:value="146" calcext:value-type="float">
            <text:p>146</text:p>
          </table:table-cell>
          <table:table-cell table:formula="of:=[.H132]*0.343" office:value-type="float" office:value="22.981" calcext:value-type="float">
            <text:p>22,981</text:p>
          </table:table-cell>
          <table:table-cell table:formula="of:=IFERROR(2*[.H132]/[.I132];&quot;NA&quot;)" office:value-type="float" office:value="0.917808219178082" calcext:value-type="float">
            <text:p>0,917808219178082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28" calcext:value-type="float">
            <text:p>28</text:p>
          </table:table-cell>
        </table:table-row>
        <table:table-row table:style-name="ro1">
          <table:table-cell table:style-name="ce2" office:value-type="float" office:value="911849" calcext:value-type="float">
            <text:p>911849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BROAD</text:p>
          </table:table-cell>
          <table:table-cell table:formula="of:=IFERROR(AVERAGE([.J133];[.P133]);&quot;NA&quot;)" office:value-type="float" office:value="30.184" calcext:value-type="float">
            <text:p>30,184</text:p>
          </table:table-cell>
          <table:table-cell table:formula="of:=IFERROR(AVERAGE([.K133];[.Q133]);&quot;NA&quot;)" office:value-type="float" office:value="0.897959183673469" calcext:value-type="float">
            <text:p>0,897959183673469</text:p>
          </table:table-cell>
          <table:table-cell table:number-columns-repeated="2" table:style-name="ce5" office:value-type="float" office:value="98" calcext:value-type="float">
            <text:p>98</text:p>
          </table:table-cell>
          <table:table-cell table:style-name="ce5" office:value-type="float" office:value="88" calcext:value-type="float">
            <text:p>88</text:p>
          </table:table-cell>
          <table:table-cell table:formula="of:=IFERROR(([.F133]+[.G133]);&quot;NA&quot;)" office:value-type="float" office:value="196" calcext:value-type="float">
            <text:p>196</text:p>
          </table:table-cell>
          <table:table-cell table:formula="of:=[.H133]*0.343" office:value-type="float" office:value="30.184" calcext:value-type="float">
            <text:p>30,184</text:p>
          </table:table-cell>
          <table:table-cell table:formula="of:=IFERROR(2*[.H133]/[.I133];&quot;NA&quot;)" office:value-type="float" office:value="0.897959183673469" calcext:value-type="float">
            <text:p>0,897959183673469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34" calcext:value-type="float">
            <text:p>34</text:p>
          </table:table-cell>
        </table:table-row>
        <table:table-row table:style-name="ro1">
          <table:table-cell table:style-name="ce2" office:value-type="float" office:value="919966" calcext:value-type="float">
            <text:p>919966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BROAD</text:p>
          </table:table-cell>
          <table:table-cell table:formula="of:=IFERROR(AVERAGE([.J134];[.P134]);&quot;NA&quot;)" office:value-type="float" office:value="34.4325" calcext:value-type="float">
            <text:p>34,4325</text:p>
          </table:table-cell>
          <table:table-cell table:formula="of:=IFERROR(AVERAGE([.K134];[.Q134]);&quot;NA&quot;)" office:value-type="float" office:value="0.862325204350469" calcext:value-type="float">
            <text:p>0,862325204350469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float" office:value="55" calcext:value-type="float">
            <text:p>55</text:p>
          </table:table-cell>
          <table:table-cell table:formula="of:=IFERROR(([.F134]+[.G134]);&quot;NA&quot;)" office:value-type="float" office:value="131" calcext:value-type="float">
            <text:p>131</text:p>
          </table:table-cell>
          <table:table-cell table:formula="of:=[.H134]*0.343" office:value-type="float" office:value="18.865" calcext:value-type="float">
            <text:p>18,865</text:p>
          </table:table-cell>
          <table:table-cell table:formula="of:=IFERROR(2*[.H134]/[.I134];&quot;NA&quot;)" office:value-type="float" office:value="0.83969465648855" calcext:value-type="float">
            <text:p>0,83969465648855</text:p>
          </table:table-cell>
          <table:table-cell office:value-type="float" office:value="60" calcext:value-type="float">
            <text:p>60</text:p>
          </table:table-cell>
          <table:table-cell office:value-type="float" office:value="53" calcext:value-type="float">
            <text:p>53</text:p>
          </table:table-cell>
          <table:table-cell office:value-type="float" office:value="50" calcext:value-type="float">
            <text:p>50</text:p>
          </table:table-cell>
          <table:table-cell table:formula="of:=[.L134]+[.M134]" office:value-type="float" office:value="113" calcext:value-type="float">
            <text:p>113</text:p>
          </table:table-cell>
          <table:table-cell table:formula="of:=[.N134]" office:value-type="float" office:value="50" calcext:value-type="float">
            <text:p>50</text:p>
          </table:table-cell>
          <table:table-cell table:formula="of:=(2*[.N134])/[.O134]" office:value-type="float" office:value="0.884955752212389" calcext:value-type="float">
            <text:p>0,884955752212389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33" calcext:value-type="float">
            <text:p>33</text:p>
          </table:table-cell>
        </table:table-row>
        <table:table-row table:style-name="ro1">
          <table:table-cell table:style-name="ce2" office:value-type="float" office:value="943862" calcext:value-type="float">
            <text:p>943862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NA</text:p>
          </table:table-cell>
          <table:table-cell table:formula="of:=IFERROR(AVERAGE([.J135];[.P135]);&quot;NA&quot;)" office:value-type="string" office:string-value="NA" calcext:value-type="string">
            <text:p>NA</text:p>
          </table:table-cell>
          <table:table-cell table:formula="of:=IFERROR(AVERAGE([.K135];[.Q135]);&quot;NA&quot;)" office:value-type="string" office:string-value="NA" calcext:value-type="string">
            <text:p>NA</text:p>
          </table:table-cell>
          <table:table-cell table:number-columns-repeated="3" table:style-name="ce5" office:value-type="string" calcext:value-type="string">
            <text:p>NA</text:p>
          </table:table-cell>
          <table:table-cell table:formula="of:=IFERROR(([.F135]+[.G135]);&quot;NA&quot;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table:formula="of:=IFERROR(2*[.H135]/[.I135];&quot;NA&quot;)" office:value-type="string" office:string-value="NA" calcext:value-type="string">
            <text:p>NA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27" calcext:value-type="float">
            <text:p>27</text:p>
          </table:table-cell>
        </table:table-row>
        <table:table-row table:style-name="ro1">
          <table:table-cell table:style-name="ce2" office:value-type="float" office:value="955465" calcext:value-type="float">
            <text:p>955465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NA</text:p>
          </table:table-cell>
          <table:table-cell table:formula="of:=IFERROR(AVERAGE([.J136];[.P136]);&quot;NA&quot;)" office:value-type="string" office:string-value="NA" calcext:value-type="string">
            <text:p>NA</text:p>
          </table:table-cell>
          <table:table-cell table:formula="of:=IFERROR(AVERAGE([.K136];[.Q136]);&quot;NA&quot;)" office:value-type="string" office:string-value="NA" calcext:value-type="string">
            <text:p>NA</text:p>
          </table:table-cell>
          <table:table-cell table:number-columns-repeated="3" table:style-name="ce5" office:value-type="string" calcext:value-type="string">
            <text:p>NA</text:p>
          </table:table-cell>
          <table:table-cell table:formula="of:=IFERROR(([.F136]+[.G136]);&quot;NA&quot;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table:formula="of:=IFERROR(2*[.H136]/[.I136];&quot;NA&quot;)" office:value-type="string" office:string-value="NA" calcext:value-type="string">
            <text:p>NA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27" calcext:value-type="float">
            <text:p>27</text:p>
          </table:table-cell>
        </table:table-row>
        <table:table-row table:style-name="ro1">
          <table:table-cell table:style-name="ce2" office:value-type="float" office:value="966975" calcext:value-type="float">
            <text:p>966975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ONE</text:p>
          </table:table-cell>
          <table:table-cell table:formula="of:=IFERROR(AVERAGE([.J137];[.P137]);&quot;NA&quot;)" office:value-type="float" office:value="6.517" calcext:value-type="float">
            <text:p>6,517</text:p>
          </table:table-cell>
          <table:table-cell table:formula="of:=IFERROR(AVERAGE([.K137];[.Q137]);&quot;NA&quot;)" office:value-type="float" office:value="0.926829268292683" calcext:value-type="float">
            <text:p>0,926829268292683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19" calcext:value-type="float">
            <text:p>19</text:p>
          </table:table-cell>
          <table:table-cell table:formula="of:=IFERROR(([.F137]+[.G137]);&quot;NA&quot;)" office:value-type="float" office:value="41" calcext:value-type="float">
            <text:p>41</text:p>
          </table:table-cell>
          <table:table-cell table:formula="of:=[.H137]*0.343" office:value-type="float" office:value="6.517" calcext:value-type="float">
            <text:p>6,517</text:p>
          </table:table-cell>
          <table:table-cell table:formula="of:=IFERROR(2*[.H137]/[.I137];&quot;NA&quot;)" office:value-type="float" office:value="0.926829268292683" calcext:value-type="float">
            <text:p>0,926829268292683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23" calcext:value-type="float">
            <text:p>23</text:p>
          </table:table-cell>
        </table:table-row>
        <table:table-row table:style-name="ro1">
          <table:table-cell table:style-name="ce2" office:value-type="float" office:value="993675" calcext:value-type="float">
            <text:p>993675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ONE</text:p>
          </table:table-cell>
          <table:table-cell table:formula="of:=IFERROR(AVERAGE([.J138];[.P138]);&quot;NA&quot;)" office:value-type="float" office:value="7.546" calcext:value-type="float">
            <text:p>7,546</text:p>
          </table:table-cell>
          <table:table-cell table:formula="of:=IFERROR(AVERAGE([.K138];[.Q138]);&quot;NA&quot;)" office:value-type="float" office:value="0.897959183673469" calcext:value-type="float">
            <text:p>0,897959183673469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2" calcext:value-type="float">
            <text:p>22</text:p>
          </table:table-cell>
          <table:table-cell table:formula="of:=IFERROR(([.F138]+[.G138]);&quot;NA&quot;)" office:value-type="float" office:value="49" calcext:value-type="float">
            <text:p>49</text:p>
          </table:table-cell>
          <table:table-cell table:formula="of:=[.H138]*0.343" office:value-type="float" office:value="7.546" calcext:value-type="float">
            <text:p>7,546</text:p>
          </table:table-cell>
          <table:table-cell table:formula="of:=IFERROR(2*[.H138]/[.I138];&quot;NA&quot;)" office:value-type="float" office:value="0.897959183673469" calcext:value-type="float">
            <text:p>0,897959183673469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29" calcext:value-type="float">
            <text:p>29</text:p>
          </table:table-cell>
        </table:table-row>
        <table:table-row table:style-name="ro2" table:number-rows-repeated="1048437">
          <table:table-cell table:number-columns-repeated="19"/>
        </table:table-row>
        <table:table-row table:style-name="ro2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 €</number:text>
    </number:number-style>
    <number:number-style style:name="N11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€</number:text>
    </number:number-style>
    <number:number-style style:name="N116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date-style style:name="N118">
      <number:day number:style="long"/>
      <number:text>-</number:text>
      <number:month number:textual="true"/>
      <number:text>-</number:text>
      <number:year/>
    </number:date-style>
    <number:date-style style:name="N119">
      <number:day number:style="long"/>
      <number:text>-</number:text>
      <number:month number:textual="true"/>
    </number:date-style>
    <number:date-style style:name="N120">
      <number:month number:textual="true"/>
      <number:text>-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3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3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3P0"/>
    </number:number-style>
    <number:number-style style:name="N124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5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7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27">
      <number:text loext:blank-width-char="-"> </number:text>
      <number:text-content/>
      <number:text loext:blank-width-char="-"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8P2" style:volatile="true">
      <number:text loext:blank-width-char="-"> </number:text>
      <number:fill-character> </number:fill-character>
      <number:text loext:blank-width-char="-3">- €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2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2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5P0" style:volatile="true">
      <number:number number:decimal-places="0" number:min-decimal-places="0" number:min-integer-digits="1" number:grouping="true"/>
      <number:text> €</number:text>
    </number:number-style>
    <number:number-style style:name="N13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5P0"/>
    </number:number-style>
    <number:number-style style:name="N136P0" style:volatile="true">
      <number:number number:decimal-places="0" number:min-decimal-places="0" number:min-integer-digits="1" number:grouping="true"/>
      <number:text> €</number:text>
    </number:number-style>
    <number:number-style style:name="N13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6P0"/>
    </number:number-style>
    <number:number-style style:name="N137P0" style:volatile="true">
      <number:number number:decimal-places="2" number:min-decimal-places="2" number:min-integer-digits="1" number:grouping="true"/>
      <number:text> €</number:text>
    </number:number-style>
    <number:number-style style:name="N13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7P0"/>
    </number:number-style>
    <number:number-style style:name="N138P0" style:volatile="true">
      <number:number number:decimal-places="2" number:min-decimal-places="2" number:min-integer-digits="1" number:grouping="true"/>
      <number:text> €</number:text>
    </number:number-style>
    <number:number-style style:name="N13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8P0"/>
    </number:number-style>
    <number:number-style style:name="N139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39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39P0"/>
    </number:number-style>
    <number:number-style style:name="N140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40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40P0"/>
    </number:number-style>
    <number:number-style style:name="N141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41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41P0"/>
    </number:number-style>
    <number:number-style style:name="N142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42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42P0"/>
    </number:number-style>
    <number:number-style style:name="N143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43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43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43">
      <number:text loext:blank-width-char="-"> </number:text>
      <number:text-content/>
      <number:text loext:blank-width-char="-"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44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44P2" style:volatile="true">
      <number:text loext:blank-width-char="-"> </number:text>
      <number:fill-character> </number:fill-character>
      <number:text loext:blank-width-char="-3">- € </number:text>
    </number:number-style>
    <number:text-style style:name="N144">
      <number:text loext:blank-width-char="-"> </number:text>
      <number:text-content/>
      <number:text loext:blank-width-char="-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5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5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45">
      <number:text loext:blank-width-char="-"> </number:text>
      <number:text-content/>
      <number:text loext:blank-width-char="-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6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46">
      <number:text loext:blank-width-char="-"> </number:text>
      <number:text-content/>
      <number:text loext:blank-width-char="-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3T14:02:55.066084924</meta:creation-date>
    <dc:date>2025-04-23T14:03:10.884694704</dc:date>
    <meta:editing-duration>PT16S</meta:editing-duration>
    <meta:editing-cycles>1</meta:editing-cycles>
    <meta:generator>LibreOffice/24.2.7.2$Linux_X86_64 LibreOffice_project/420$Build-2</meta:generator>
    <meta:document-statistic meta:table-count="1" meta:cell-count="2622" meta:object-count="0"/>
  </office:meta>
</office:document-meta>
</file>